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101" svg:font-family="MSI_Z101" style:font-pitch="variable"/>
    <style:font-face style:name="MSI_Z102" svg:font-family="MSI_Z102" style:font-pitch="variable"/>
    <style:font-face style:name="MSI_Z103" svg:font-family="MSI_Z103" style:font-pitch="variable"/>
    <style:font-face style:name="MSI_Z104" svg:font-family="MSI_Z104" style:font-pitch="variable"/>
    <style:font-face style:name="MSI_Z105" svg:font-family="MSI_Z105" style:font-pitch="variable"/>
    <style:font-face style:name="MSI_Z106" svg:font-family="MSI_Z106" style:font-pitch="variable"/>
    <style:font-face style:name="MSI_Z107" svg:font-family="MSI_Z107" style:font-pitch="variable"/>
    <style:font-face style:name="MSI_Z108" svg:font-family="MSI_Z108" style:font-pitch="variable"/>
    <style:font-face style:name="MSI_Z109" svg:font-family="MSI_Z109" style:font-pitch="variable"/>
    <style:font-face style:name="MSI_Z110" svg:font-family="MSI_Z110" style:font-pitch="variable"/>
    <style:font-face style:name="MSI_Z111" svg:font-family="MSI_Z111" style:font-pitch="variable"/>
    <style:font-face style:name="MSI_Z112" svg:font-family="MSI_Z112" style:font-pitch="variable"/>
    <style:font-face style:name="MSI_Z113" svg:font-family="MSI_Z113" style:font-pitch="variable"/>
    <style:font-face style:name="MSI_Z114" svg:font-family="MSI_Z114" style:font-pitch="variable"/>
    <style:font-face style:name="MSI_Z115" svg:font-family="MSI_Z115" style:font-pitch="variable"/>
    <style:font-face style:name="MSI_Z116" svg:font-family="MSI_Z116" style:font-pitch="variable"/>
    <style:font-face style:name="MSI_Z117" svg:font-family="MSI_Z117" style:font-pitch="variable"/>
    <style:font-face style:name="MSI_Z118" svg:font-family="MSI_Z118" style:font-pitch="variable"/>
    <style:font-face style:name="MSI_Z119" svg:font-family="MSI_Z119" style:font-pitch="variable"/>
    <style:font-face style:name="MSI_Z120" svg:font-family="MSI_Z120" style:font-pitch="variable"/>
    <style:font-face style:name="MSI_Z121" svg:font-family="MSI_Z1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101" svg:font-family="QCF_P101" style:font-family-generic="roman" style:font-pitch="variable"/>
    <style:font-face style:name="QCF_P102" svg:font-family="QCF_P102" style:font-family-generic="roman" style:font-pitch="variable"/>
    <style:font-face style:name="QCF_P103" svg:font-family="QCF_P103" style:font-family-generic="roman" style:font-pitch="variable"/>
    <style:font-face style:name="QCF_P104" svg:font-family="QCF_P104" style:font-family-generic="roman" style:font-pitch="variable"/>
    <style:font-face style:name="QCF_P105" svg:font-family="QCF_P105" style:font-family-generic="roman" style:font-pitch="variable"/>
    <style:font-face style:name="QCF_P106" svg:font-family="QCF_P106" style:font-family-generic="roman" style:font-pitch="variable"/>
    <style:font-face style:name="QCF_P107" svg:font-family="QCF_P107" style:font-family-generic="roman" style:font-pitch="variable"/>
    <style:font-face style:name="QCF_P108" svg:font-family="QCF_P108" style:font-family-generic="roman" style:font-pitch="variable"/>
    <style:font-face style:name="QCF_P109" svg:font-family="QCF_P109" style:font-family-generic="roman" style:font-pitch="variable"/>
    <style:font-face style:name="QCF_P110" svg:font-family="QCF_P110" style:font-family-generic="roman" style:font-pitch="variable"/>
    <style:font-face style:name="QCF_P111" svg:font-family="QCF_P111" style:font-family-generic="roman" style:font-pitch="variable"/>
    <style:font-face style:name="QCF_P112" svg:font-family="QCF_P112" style:font-family-generic="roman" style:font-pitch="variable"/>
    <style:font-face style:name="QCF_P113" svg:font-family="QCF_P113" style:font-family-generic="roman" style:font-pitch="variable"/>
    <style:font-face style:name="QCF_P114" svg:font-family="QCF_P114" style:font-family-generic="roman" style:font-pitch="variable"/>
    <style:font-face style:name="QCF_P115" svg:font-family="QCF_P115" style:font-family-generic="roman" style:font-pitch="variable"/>
    <style:font-face style:name="QCF_P116" svg:font-family="QCF_P116" style:font-family-generic="roman" style:font-pitch="variable"/>
    <style:font-face style:name="QCF_P117" svg:font-family="QCF_P117" style:font-family-generic="roman" style:font-pitch="variable"/>
    <style:font-face style:name="QCF_P118" svg:font-family="QCF_P118" style:font-family-generic="roman" style:font-pitch="variable"/>
    <style:font-face style:name="QCF_P119" svg:font-family="QCF_P119" style:font-family-generic="roman" style:font-pitch="variable"/>
    <style:font-face style:name="QCF_P120" svg:font-family="QCF_P120" style:font-family-generic="roman" style:font-pitch="variable"/>
    <style:font-face style:name="QCF_P121" svg:font-family="QCF_P1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1021" svg:font-family="QCF_P102" style:font-family-generic="system" style:font-pitch="variable"/>
    <style:font-face style:name="QCF_P1031" svg:font-family="QCF_P103" style:font-family-generic="system" style:font-pitch="variable"/>
    <style:font-face style:name="QCF_P1041" svg:font-family="QCF_P104" style:font-family-generic="system" style:font-pitch="variable"/>
    <style:font-face style:name="QCF_P1051" svg:font-family="QCF_P105" style:font-family-generic="system" style:font-pitch="variable"/>
    <style:font-face style:name="QCF_P1061" svg:font-family="QCF_P106" style:font-family-generic="system" style:font-pitch="variable"/>
    <style:font-face style:name="QCF_P1071" svg:font-family="QCF_P107" style:font-family-generic="system" style:font-pitch="variable"/>
    <style:font-face style:name="QCF_P1081" svg:font-family="QCF_P108" style:font-family-generic="system" style:font-pitch="variable"/>
    <style:font-face style:name="QCF_P1091" svg:font-family="QCF_P109" style:font-family-generic="system" style:font-pitch="variable"/>
    <style:font-face style:name="QCF_P1101" svg:font-family="QCF_P110" style:font-family-generic="system" style:font-pitch="variable"/>
    <style:font-face style:name="QCF_P1111" svg:font-family="QCF_P111" style:font-family-generic="system" style:font-pitch="variable"/>
    <style:font-face style:name="QCF_P1121" svg:font-family="QCF_P112" style:font-family-generic="system" style:font-pitch="variable"/>
    <style:font-face style:name="QCF_P1131" svg:font-family="QCF_P113" style:font-family-generic="system" style:font-pitch="variable"/>
    <style:font-face style:name="QCF_P1141" svg:font-family="QCF_P114" style:font-family-generic="system" style:font-pitch="variable"/>
    <style:font-face style:name="QCF_P1151" svg:font-family="QCF_P115" style:font-family-generic="system" style:font-pitch="variable"/>
    <style:font-face style:name="QCF_P1161" svg:font-family="QCF_P116" style:font-family-generic="system" style:font-pitch="variable"/>
    <style:font-face style:name="QCF_P1171" svg:font-family="QCF_P117" style:font-family-generic="system" style:font-pitch="variable"/>
    <style:font-face style:name="QCF_P1181" svg:font-family="QCF_P118" style:font-family-generic="system" style:font-pitch="variable"/>
    <style:font-face style:name="QCF_P1191" svg:font-family="QCF_P119" style:font-family-generic="system" style:font-pitch="variable"/>
    <style:font-face style:name="QCF_P1201" svg:font-family="QCF_P120" style:font-family-generic="system" style:font-pitch="variable"/>
    <style:font-face style:name="QCF_P1211" svg:font-family="QCF_P12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3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9855a" style:font-size-asian="23.5pt" style:font-name-complex="MSI_Z104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9855a" style:font-size-asian="23.5pt" style:font-name-complex="MSI_Z104" style:font-size-complex="23.5pt"/>
    </style:style>
    <style:style style:name="P7" style:family="paragraph" style:parent-style-name="Standard" style:master-page-name="Standard">
      <style:paragraph-properties fo:text-align="justify" fo:text-align-last="justify" style:justify-single-word="true" style:page-number="102" fo:break-before="auto" fo:break-after="auto" style:writing-mode="rl-tb"/>
      <style:text-properties style:use-window-font-color="true" style:font-name="QCF_P030" fo:font-size="23.5pt" officeooo:paragraph-rsid="0077ea2d" style:font-size-asian="23.5pt" style:font-name-complex="MSI_Z102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7d0556" style:font-size-asian="23.5pt" style:font-name-complex="MSI_Z106" style:font-size-complex="23.5pt"/>
    </style:style>
    <style:style style:name="P9" style:family="paragraph" style:parent-style-name="Standard">
      <style:paragraph-properties fo:text-align="center" style:justify-single-word="false" style:writing-mode="rl-tb"/>
      <style:text-properties style:use-window-font-color="true" style:font-name="QCF_P030" fo:font-size="23.5pt" officeooo:rsid="007d2eb2" officeooo:paragraph-rsid="007d2eb2" style:font-size-asian="23.5pt" style:font-name-complex="MSI_Z106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8046ad" style:font-size-asian="23.5pt" style:font-name-complex="MSI_Z108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82c2d2" style:font-size-asian="23.5pt" style:font-name-complex="MSI_Z112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7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046ad" style:font-size-asian="23.5pt" style:font-name-complex="MSI_Z108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09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0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1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2c2d2" style:font-size-asian="23.5pt" style:font-name-complex="MSI_Z112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3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4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5" style:font-size-complex="23.5pt"/>
    </style:style>
    <style:style style:name="P2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6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853800" style:font-size-asian="23.5pt" style:font-name-complex="MSI_Z117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8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19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20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77ea2d" style:font-size-asian="23.5pt" style:font-name-complex="MSI_Z121" style:font-size-complex="23.5pt"/>
    </style:style>
    <style:style style:name="P27" style:family="paragraph" style:parent-style-name="Standard" style:master-page-name="ganti_20_surat">
      <style:paragraph-properties style:page-number="auto" fo:break-before="auto" fo:break-after="auto" fo:keep-with-next="always" style:writing-mode="rl-tb"/>
      <style:text-properties style:use-window-font-color="true" officeooo:paragraph-rsid="0077ea2d" style:font-name-complex="MSI_Z106"/>
    </style:style>
    <style:style style:name="P28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9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T1" style:family="text">
      <style:text-properties style:font-name="QCF_BSML"/>
    </style:style>
    <style:style style:name="T2" style:family="text">
      <style:text-properties style:font-name="QCF_P103"/>
    </style:style>
    <style:style style:name="T3" style:family="text">
      <style:text-properties style:font-name="QCF_P103" fo:font-size="22.5pt" style:font-size-asian="22.5pt" style:font-size-complex="22.5pt"/>
    </style:style>
    <style:style style:name="T4" style:family="text">
      <style:text-properties style:font-name="QCF_P102"/>
    </style:style>
    <style:style style:name="T5" style:family="text">
      <style:text-properties style:font-name="QCF_P104"/>
    </style:style>
    <style:style style:name="T6" style:family="text">
      <style:text-properties style:font-name="QCF_P105"/>
    </style:style>
    <style:style style:name="T7" style:family="text">
      <style:text-properties style:font-name="QCF_P106"/>
    </style:style>
    <style:style style:name="T8" style:family="text">
      <style:text-properties style:font-name="QCF_P106" fo:font-size="23.5pt" style:font-size-asian="23.5pt" style:font-size-complex="23.5pt"/>
    </style:style>
    <style:style style:name="T9" style:family="text">
      <style:text-properties style:font-name="QCF_P106" fo:font-size="22pt" style:font-size-asian="22pt" style:font-size-complex="22pt"/>
    </style:style>
    <style:style style:name="T10" style:family="text">
      <style:text-properties style:font-name="QCF_P106" style:font-name-complex="MSI_BASMALAH"/>
    </style:style>
    <style:style style:name="T11" style:family="text">
      <style:text-properties style:font-name="QCF_P107"/>
    </style:style>
    <style:style style:name="T12" style:family="text">
      <style:text-properties style:font-name="QCF_P108"/>
    </style:style>
    <style:style style:name="T13" style:family="text">
      <style:text-properties style:font-name="QCF_P109"/>
    </style:style>
    <style:style style:name="T14" style:family="text">
      <style:text-properties style:font-name="QCF_P110"/>
    </style:style>
    <style:style style:name="T15" style:family="text">
      <style:text-properties style:font-name="QCF_P111"/>
    </style:style>
    <style:style style:name="T16" style:family="text">
      <style:text-properties style:font-name="QCF_P112"/>
    </style:style>
    <style:style style:name="T17" style:family="text">
      <style:text-properties style:font-name="QCF_P113"/>
    </style:style>
    <style:style style:name="T18" style:family="text">
      <style:text-properties style:font-name="QCF_P114"/>
    </style:style>
    <style:style style:name="T19" style:family="text">
      <style:text-properties style:font-name="QCF_P115"/>
    </style:style>
    <style:style style:name="T20" style:family="text">
      <style:text-properties style:font-name="QCF_P116"/>
    </style:style>
    <style:style style:name="T21" style:family="text">
      <style:text-properties style:font-name="QCF_P117"/>
    </style:style>
    <style:style style:name="T22" style:family="text">
      <style:text-properties style:font-name="QCF_P117" fo:font-size="23pt" style:font-size-asian="23pt" style:font-size-complex="23pt"/>
    </style:style>
    <style:style style:name="T23" style:family="text">
      <style:text-properties style:font-name="QCF_P117" fo:font-size="22.5pt" style:font-size-asian="22.5pt" style:font-size-complex="22.5pt"/>
    </style:style>
    <style:style style:name="T24" style:family="text">
      <style:text-properties style:font-name="QCF_P118"/>
    </style:style>
    <style:style style:name="T25" style:family="text">
      <style:text-properties style:font-name="QCF_P119"/>
    </style:style>
    <style:style style:name="T26" style:family="text">
      <style:text-properties style:font-name="QCF_P119" fo:font-size="23pt" style:font-size-asian="23pt" style:font-size-complex="23pt"/>
    </style:style>
    <style:style style:name="T27" style:family="text">
      <style:text-properties style:font-name="QCF_P120"/>
    </style:style>
    <style:style style:name="T28" style:family="text">
      <style:text-properties style:font-name="QCF_P121"/>
    </style:style>
    <style:style style:name="T29" style:family="text">
      <style:text-properties style:font-name="Liberation Sans Narrow"/>
    </style:style>
    <style:style style:name="T30" style:family="text">
      <style:text-properties style:font-name="Liberation Sans Narrow" fo:font-size="23.5pt" style:font-size-asian="23.5pt" style:font-size-complex="23.5pt"/>
    </style:style>
    <style:style style:name="T31" style:family="text">
      <style:text-properties style:font-name="Liberation Sans Narrow" fo:font-size="23pt" style:font-size-asian="23pt" style:font-size-complex="23pt"/>
    </style:style>
    <style:style style:name="T32" style:family="text">
      <style:text-properties style:font-name="Liberation Sans Narrow" fo:font-size="22pt" style:font-size-asian="22pt" style:font-size-complex="22pt"/>
    </style:style>
    <style:style style:name="T33" style:family="text">
      <style:text-properties style:font-name="Liberation Sans Narrow" fo:font-size="22.5pt" style:font-size-asian="22.5pt" style:font-size-complex="22.5pt"/>
    </style:style>
    <style:style style:name="T34" style:family="text">
      <style:text-properties style:font-name-complex="MSI_BASMALAH"/>
    </style:style>
    <style:style style:name="T35" style:family="text">
      <style:text-properties officeooo:rsid="008a35e6"/>
    </style:style>
    <style:style style:name="T36" style:family="text">
      <style:text-properties officeooo:rsid="008b60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oft-page-break/><text:span text:style-name="T2">ﭑ</text:span><text:span text:style-name="T29"> </text:span><text:span text:style-name="T4">ﭒ</text:span><text:span text:style-name="T29"> </text:span><text:span text:style-name="T4">ﭓ</text:span><text:span text:style-name="T29"> </text:span><text:span text:style-name="T4">ﭔ</text:span><text:span text:style-name="T29"> </text:span><text:span text:style-name="T4">ﭕ</text:span><text:span text:style-name="T29"> </text:span><text:span text:style-name="T4">ﭖ</text:span><text:span text:style-name="T29"> </text:span><text:span text:style-name="T4">ﭗ</text:span><text:span text:style-name="T29"> </text:span><text:span text:style-name="T4">ﭘ</text:span><text:span text:style-name="T29"> </text:span><text:span text:style-name="T4">ﭙ</text:span><text:span text:style-name="T29"> </text:span><text:span text:style-name="T4">ﭚ</text:span><text:span text:style-name="T29"> </text:span><text:span text:style-name="T4">ﭛﭜ</text:span><text:span text:style-name="T29"> </text:span><text:span text:style-name="T4">ﭝ</text:span><text:span text:style-name="T29"> </text:span><text:span text:style-name="T4">ﭞ</text:span><text:span text:style-name="T29"> </text:span><text:span text:style-name="T4">ﭟ</text:span><text:span text:style-name="T29"> </text:span><text:span text:style-name="T4">ﭠ</text:span><text:span text:style-name="T29"> </text:span><text:span text:style-name="T4">ﭡ</text:span><text:span text:style-name="T29"> </text:span><text:span text:style-name="T4">ﭢ</text:span><text:span text:style-name="T29"> </text:span><text:span text:style-name="T4">ﭣ</text:span><text:span text:style-name="T29"> </text:span><text:span text:style-name="T4">ﭤ</text:span><text:span text:style-name="T29"> </text:span><text:span text:style-name="T4">ﭥ</text:span><text:span text:style-name="T29"> </text:span><text:span text:style-name="T4">ﭦ</text:span><text:span text:style-name="T29"> </text:span><text:span text:style-name="T4">ﭧ</text:span><text:span text:style-name="T29"> </text:span><text:span text:style-name="T4">ﭨ</text:span><text:span text:style-name="T29"> </text:span><text:span text:style-name="T4">ﭩ</text:span><text:span text:style-name="T29"> </text:span><text:span text:style-name="T4">ﭪ</text:span><text:span text:style-name="T29"> </text:span><text:span text:style-name="T4">ﭫ</text:span><text:span text:style-name="T29"> </text:span><text:span text:style-name="T4">ﭬ</text:span><text:span text:style-name="T29"> </text:span><text:span text:style-name="T4">ﭭ</text:span><text:span text:style-name="T29"> </text:span><text:span text:style-name="T4">ﭮ</text:span><text:span text:style-name="T29"> </text:span><text:span text:style-name="T4">ﭯ</text:span><text:span text:style-name="T29"> </text:span><text:span text:style-name="T4">ﭰ</text:span><text:span text:style-name="T29"> </text:span><text:span text:style-name="T4">ﭱ</text:span><text:span text:style-name="T29"> </text:span><text:span text:style-name="T4">ﭲ</text:span><text:span text:style-name="T29"> </text:span><text:span text:style-name="T4">ﭳ</text:span><text:span text:style-name="T29"> </text:span><text:span text:style-name="T4">ﭴ</text:span><text:span text:style-name="T29"> </text:span><text:span text:style-name="T4">ﭵ</text:span><text:span text:style-name="T29"> </text:span><text:span text:style-name="T4">ﭶ</text:span><text:span text:style-name="T29"> </text:span><text:span text:style-name="T4">ﭷ</text:span><text:span text:style-name="T29"> </text:span><text:span text:style-name="T4">ﭸ</text:span><text:span text:style-name="T29"> </text:span><text:span text:style-name="T4">ﭹ</text:span><text:span text:style-name="T29"> </text:span><text:span text:style-name="T4">ﭺ</text:span><text:span text:style-name="T29"> </text:span><text:span text:style-name="T4">ﭻ</text:span><text:span text:style-name="T29"> </text:span><text:span text:style-name="T4">ﭼ</text:span><text:span text:style-name="T29"> </text:span><text:span text:style-name="T4">ﭽ</text:span><text:span text:style-name="T29"> </text:span><text:span text:style-name="T4">ﭾ</text:span><text:span text:style-name="T29"> </text:span><text:span text:style-name="T4">ﭿ</text:span><text:span text:style-name="T29"> </text:span><text:span text:style-name="T4">ﮀ</text:span><text:span text:style-name="T29"> </text:span><text:span text:style-name="T4">ﮁ</text:span><text:span text:style-name="T29"> </text:span><text:span text:style-name="T4">ﮂ</text:span><text:span text:style-name="T29"> </text:span><text:span text:style-name="T4">ﮃ</text:span><text:span text:style-name="T29"> </text:span><text:span text:style-name="T4">ﮄ</text:span><text:span text:style-name="T29"> </text:span><text:span text:style-name="T4">ﮅ</text:span><text:span text:style-name="T29"> </text:span><text:span text:style-name="T4">ﮆ</text:span><text:span text:style-name="T29"> </text:span><text:span text:style-name="T4">ﮇ</text:span><text:span text:style-name="T29"> </text:span><text:span text:style-name="T4">ﮈ</text:span><text:span text:style-name="T29"> </text:span><text:span text:style-name="T4">ﮉ</text:span><text:span text:style-name="T29"> </text:span><text:span text:style-name="T4">ﮊ</text:span><text:span text:style-name="T29"> </text:span><text:span text:style-name="T4">ﮋﮌ</text:span><text:span text:style-name="T29"> </text:span><text:span text:style-name="T4">ﮍ</text:span><text:span text:style-name="T29"> </text:span><text:span text:style-name="T4">ﮎ</text:span><text:span text:style-name="T29"> </text:span><text:span text:style-name="T4">ﮏ</text:span><text:span text:style-name="T29"> </text:span><text:span text:style-name="T4">ﮐ</text:span><text:span text:style-name="T29"> </text:span><text:span text:style-name="T4">ﮑ</text:span><text:span text:style-name="T29"> </text:span><text:span text:style-name="T4">ﮒ</text:span><text:span text:style-name="T29"> </text:span><text:span text:style-name="T4">ﮓ</text:span><text:span text:style-name="T29"> </text:span><text:span text:style-name="T4">ﮔ</text:span><text:span text:style-name="T29"> </text:span><text:span text:style-name="T4">ﮕ</text:span><text:span text:style-name="T29"> </text:span><text:span text:style-name="T4">ﮖ</text:span><text:span text:style-name="T29"> </text:span><text:span text:style-name="T4">ﮗ</text:span><text:span text:style-name="T29"> </text:span><text:span text:style-name="T4">ﮘ</text:span><text:span text:style-name="T29"> </text:span><text:span text:style-name="T4">ﮙ</text:span><text:span text:style-name="T29"> </text:span><text:span text:style-name="T4">ﮚ</text:span><text:span text:style-name="T29"> </text:span><text:span text:style-name="T4">ﮛ</text:span><text:span text:style-name="T29"> </text:span><text:span text:style-name="T4">ﮜ</text:span><text:span text:style-name="T29"> </text:span><text:span text:style-name="T4">ﮝ</text:span><text:span text:style-name="T29"> </text:span><text:span text:style-name="T4">ﮞﮟ</text:span><text:span text:style-name="T29"> </text:span><text:span text:style-name="T4">ﮠ</text:span><text:span text:style-name="T29"> </text:span><text:span text:style-name="T4">ﮡ</text:span><text:span text:style-name="T29"> </text:span><text:span text:style-name="T4">ﮢ</text:span><text:span text:style-name="T29"> </text:span><text:span text:style-name="T4">ﮣ</text:span><text:span text:style-name="T29"> </text:span><text:span text:style-name="T4">ﮤ</text:span><text:span text:style-name="T29"> </text:span><text:span text:style-name="T4">ﮥ</text:span><text:span text:style-name="T29"> </text:span><text:span text:style-name="T4">ﮦ</text:span><text:span text:style-name="T29"> </text:span><text:span text:style-name="T4">ﮧ</text:span><text:span text:style-name="T29"> </text:span><text:span text:style-name="T4">ﮨ</text:span><text:span text:style-name="T29"> </text:span><text:span text:style-name="T4">ﮩ</text:span><text:span text:style-name="T29"> </text:span><text:span text:style-name="T4">ﮪ</text:span><text:span text:style-name="T29"> </text:span><text:span text:style-name="T4">ﮫ</text:span><text:span text:style-name="T29"> </text:span><text:span text:style-name="T4">ﮬ</text:span><text:span text:style-name="T29"> </text:span><text:span text:style-name="T4">ﮭﮮ</text:span><text:span text:style-name="T29"> </text:span><text:span text:style-name="T4">ﮯ</text:span><text:span text:style-name="T29"> </text:span><text:span text:style-name="T4">ﮰ</text:span><text:span text:style-name="T29"> </text:span><text:span text:style-name="T4">ﮱ</text:span><text:span text:style-name="T29"> </text:span><text:span text:style-name="T4">ﯓ</text:span><text:span text:style-name="T29"> </text:span><text:span text:style-name="T4">ﯔ</text:span><text:span text:style-name="T29"> </text:span><text:span text:style-name="T4">ﯕ</text:span><text:span text:style-name="T29"> </text:span><text:span text:style-name="T4">ﯖ</text:span><text:span text:style-name="T29"> </text:span><text:span text:style-name="T4">ﯗ</text:span><text:span text:style-name="T29"> </text:span><text:span text:style-name="T4">ﯘ</text:span><text:span text:style-name="T29"> </text:span><text:span text:style-name="T4">ﯙ</text:span><text:span text:style-name="T29"> </text:span><text:span text:style-name="T4">ﯚ</text:span><text:span text:style-name="T29"> </text:span><text:span text:style-name="T4">ﯛ</text:span><text:span text:style-name="T29"> </text:span><text:span text:style-name="T4">ﯜﯝ</text:span><text:span text:style-name="T29"> </text:span><text:span text:style-name="T4">ﯞ</text:span><text:span text:style-name="T29"> </text:span><text:span text:style-name="T4">ﯟ</text:span><text:span text:style-name="T29"> </text:span><text:span text:style-name="T4">ﯠ</text:span><text:span text:style-name="T29"> </text:span><text:span text:style-name="T4">ﯡ</text:span><text:span text:style-name="T29"> </text:span><text:span text:style-name="T4">ﯢ</text:span><text:span text:style-name="T29"> </text:span><text:span text:style-name="T4">ﯣ</text:span><text:span text:style-name="T29"> </text:span><text:span text:style-name="T4">ﯤ</text:span><text:span text:style-name="T29"> </text:span><text:span text:style-name="T4">ﯥ</text:span><text:span text:style-name="T29"> </text:span><text:span text:style-name="T4">ﯦ</text:span><text:span text:style-name="T29"> </text:span><text:span text:style-name="T4">ﯧ</text:span><text:span text:style-name="T29"> </text:span><text:span text:style-name="T4">ﯨﯩ</text:span><text:span text:style-name="T29"> </text:span><text:span text:style-name="T4">ﯪ</text:span><text:span text:style-name="T29"> </text:span><text:span text:style-name="T4">ﯫ</text:span><text:span text:style-name="T29"> </text:span><text:span text:style-name="T4">ﯬ</text:span><text:span text:style-name="T29"> </text:span><text:span text:style-name="T4">ﯭ</text:span><text:span text:style-name="T29"> </text:span><text:span text:style-name="T4">ﯮ</text:span><text:span text:style-name="T29"> </text:span><text:span text:style-name="T4">ﯯ</text:span><text:span text:style-name="T29"> </text:span><text:span text:style-name="T4">ﯰ</text:span><text:span text:style-name="T29"> </text:span><text:span text:style-name="T4">ﯱ</text:span><text:span text:style-name="T29"> </text:span><text:span text:style-name="T4">ﯲ</text:span><text:span text:style-name="T29"> </text:span><text:span text:style-name="T4">ﯳ</text:span><text:span text:style-name="T29"> </text:span><text:span text:style-name="T4">ﯴ</text:span><text:span text:style-name="T29"> </text:span><text:span text:style-name="T4">ﯵ</text:span><text:span text:style-name="T29"> </text:span><text:span text:style-name="T4">ﯶ</text:span><text:span text:style-name="T29"> </text:span><text:span text:style-name="T4">ﯷ</text:span><text:span text:style-name="T29"> </text:span><text:span text:style-name="T4">ﯸ</text:span><text:span text:style-name="T29"> </text:span><text:span text:style-name="T4">ﯹ</text:span><text:span text:style-name="T29"> </text:span><text:span text:style-name="T4">ﯺ</text:span><text:span text:style-name="T29"> </text:span><text:span text:style-name="T4">ﯻ</text:span><text:span text:style-name="T29"> </text:span><text:span text:style-name="T4">ﯼ</text:span><text:span text:style-name="T29"> </text:span><text:span text:style-name="T4">ﯽ</text:span><text:span text:style-name="T29"> </text:span><text:span text:style-name="T4">ﯾ</text:span><text:span text:style-name="T29"> </text:span><text:span text:style-name="T4">ﯿ</text:span><text:span text:style-name="T29"> </text:span><text:span text:style-name="T4">ﰀ</text:span><text:span text:style-name="T29"> </text:span><text:span text:style-name="T4">ﰁ</text:span><text:span text:style-name="T29"> </text:span><text:span text:style-name="T4">ﰂ</text:span></text:p>
      <text:p text:style-name="P3"><text:span text:style-name="T2">ﭑ</text:span><text:span text:style-name="T29"> </text:span><text:span text:style-name="T2">ﭒ</text:span><text:span text:style-name="T29"> </text:span><text:span text:style-name="T2">ﭓ</text:span><text:span text:style-name="T29"> </text:span><text:span text:style-name="T2">ﭔ</text:span><text:span text:style-name="T29"> </text:span><text:span text:style-name="T2">ﭕ</text:span><text:span text:style-name="T29"> </text:span><text:span text:style-name="T2">ﭖ</text:span><text:span text:style-name="T29"> </text:span><text:span text:style-name="T2">ﭗ</text:span><text:span text:style-name="T29"> </text:span><text:span text:style-name="T2">ﭘ</text:span><text:span text:style-name="T29"> </text:span><text:span text:style-name="T2">ﭙ</text:span><text:span text:style-name="T29"> </text:span><text:span text:style-name="T2">ﭚ</text:span><text:span text:style-name="T29"> </text:span><text:span text:style-name="T2">ﭛ</text:span><text:span text:style-name="T29"> </text:span><text:span text:style-name="T2">ﭜ</text:span><text:span text:style-name="T29"> </text:span><text:span text:style-name="T2">ﭝﭞ</text:span><text:span text:style-name="T29"> </text:span><text:span text:style-name="T2">ﭟ</text:span><text:span text:style-name="T29"> </text:span><text:span text:style-name="T2">ﭠ</text:span><text:span text:style-name="T29"> </text:span><text:span text:style-name="T2">ﭡ</text:span><text:span text:style-name="T29"> </text:span><text:span text:style-name="T2">ﭢ</text:span><text:span text:style-name="T29"> </text:span><text:span text:style-name="T2">ﭣ</text:span><text:span text:style-name="T29"> </text:span><text:span text:style-name="T2">ﭤ</text:span><text:span text:style-name="T29"> </text:span><text:span text:style-name="T2">ﭥ</text:span><text:span text:style-name="T29"> </text:span><text:span text:style-name="T2">ﭦ</text:span><text:span text:style-name="T29"> </text:span><text:span text:style-name="T2">ﭧ</text:span><text:span text:style-name="T29"> </text:span><text:span text:style-name="T2">ﭨ</text:span><text:span text:style-name="T29"> </text:span><text:span text:style-name="T2">ﭩ</text:span><text:span text:style-name="T29"> </text:span><text:span text:style-name="T2">ﭪ</text:span><text:span text:style-name="T29"> </text:span><text:span text:style-name="T2">ﭫ</text:span><text:span text:style-name="T29"> </text:span><text:span text:style-name="T2">ﭬ</text:span><text:span text:style-name="T29"> </text:span><text:span text:style-name="T2">ﭭ</text:span><text:span text:style-name="T29"> </text:span><text:span text:style-name="T2">ﭮ</text:span><text:span text:style-name="T29"> </text:span><text:span text:style-name="T2">ﭯ</text:span><text:span text:style-name="T29"> </text:span><text:span text:style-name="T2">ﭰ</text:span><text:span text:style-name="T29"> </text:span><text:span text:style-name="T2">ﭱ</text:span><text:span text:style-name="T29"> </text:span><text:span text:style-name="T2">ﭲ</text:span><text:span text:style-name="T29"> </text:span><text:span text:style-name="T2">ﭳ</text:span><text:span text:style-name="T29"> </text:span><text:span text:style-name="T2">ﭴ</text:span><text:span text:style-name="T29"> </text:span><text:span text:style-name="T2">ﭵ</text:span><text:span text:style-name="T29"> </text:span><text:span text:style-name="T2">ﭶ</text:span><text:span text:style-name="T29"> </text:span><text:span text:style-name="T2">ﭷ</text:span><text:span text:style-name="T29"> </text:span><text:span text:style-name="T2">ﭸ</text:span><text:span text:style-name="T29"> </text:span><text:span text:style-name="T2">ﭹ</text:span><text:span text:style-name="T29"> </text:span><text:span text:style-name="T2">ﭺ</text:span><text:span text:style-name="T29"> </text:span><text:span text:style-name="T2">ﭻ</text:span><text:span text:style-name="T29"> </text:span><text:span text:style-name="T2">ﭼ</text:span><text:span text:style-name="T29"> </text:span><text:span text:style-name="T2">ﭽ</text:span><text:span text:style-name="T29"> </text:span><text:span text:style-name="T2">ﭾ</text:span><text:span text:style-name="T29"> </text:span><text:span text:style-name="T2">ﭿﮀ</text:span><text:span text:style-name="T29"> </text:span><text:span text:style-name="T2">ﮁ</text:span><text:span text:style-name="T29"> </text:span><text:span text:style-name="T2">ﮂ</text:span><text:span text:style-name="T29"> </text:span><text:span text:style-name="T2">ﮃ</text:span><text:span text:style-name="T29"> </text:span><text:span text:style-name="T2">ﮄ</text:span><text:span text:style-name="T29"> </text:span><text:span text:style-name="T2">ﮅ</text:span><text:span text:style-name="T29"> </text:span><text:span text:style-name="T2">ﮆ</text:span><text:span text:style-name="T29"> </text:span><text:span text:style-name="T2">ﮇﮈ</text:span><text:span text:style-name="T29"> </text:span><text:span text:style-name="T2">ﮉ</text:span><text:span text:style-name="T29"> </text:span><text:span text:style-name="T2">ﮊ</text:span><text:span text:style-name="T29"> </text:span><text:span text:style-name="T2">ﮋ</text:span><text:span text:style-name="T29"> </text:span><text:span text:style-name="T2">ﮌ</text:span><text:span text:style-name="T29"> </text:span><text:span text:style-name="T2">ﮍ</text:span><text:span text:style-name="T29"> </text:span><text:span text:style-name="T2">ﮎ</text:span><text:span text:style-name="T29"> </text:span><text:span text:style-name="T2">ﮏ</text:span><text:span text:style-name="T29"> </text:span><text:span text:style-name="T2">ﮐﮑ</text:span><text:span text:style-name="T29"> </text:span><text:span text:style-name="T2">ﮒ</text:span><text:span text:style-name="T29"> </text:span><text:span text:style-name="T2">ﮓ</text:span><text:span text:style-name="T29"> </text:span><text:span text:style-name="T2">ﮔ</text:span><text:span text:style-name="T29"> </text:span><text:span text:style-name="T2">ﮕ</text:span><text:span text:style-name="T29"> </text:span><text:span text:style-name="T2">ﮖ</text:span><text:span text:style-name="T29"> </text:span><text:span text:style-name="T2">ﮗ</text:span><text:span text:style-name="T29"> </text:span><text:span text:style-name="T2">ﮘ</text:span><text:span text:style-name="T29"> </text:span><text:span text:style-name="T2">ﮙﮚ</text:span><text:span text:style-name="T29"> </text:span><text:span text:style-name="T2">ﮛ</text:span><text:span text:style-name="T29"> </text:span><text:span text:style-name="T2">ﮜ</text:span><text:span text:style-name="T29"> </text:span><text:span text:style-name="T2">ﮝ</text:span><text:span text:style-name="T29"> </text:span><text:span text:style-name="T2">ﮞ</text:span><text:span text:style-name="T29"> </text:span><text:span text:style-name="T2">ﮟ</text:span><text:span text:style-name="T29"> </text:span><text:span text:style-name="T2">ﮠ</text:span><text:span text:style-name="T29"> </text:span><text:span text:style-name="T2">ﮡ</text:span><text:span text:style-name="T29"> </text:span><text:span text:style-name="T2">ﮢ</text:span><text:span text:style-name="T29"> </text:span><text:span text:style-name="T2">ﮣ</text:span><text:span text:style-name="T29"> </text:span><text:span text:style-name="T2">ﮤ</text:span><text:span text:style-name="T29"> </text:span><text:span text:style-name="T2">ﮥ</text:span><text:span text:style-name="T29"> </text:span><text:span text:style-name="T2">ﮦ</text:span><text:span text:style-name="T29"> </text:span><text:span text:style-name="T2">ﮧ</text:span><text:span text:style-name="T29"> </text:span><text:span text:style-name="T2">ﮨﮩ</text:span><text:span text:style-name="T29"> </text:span><text:span text:style-name="T2">ﮪ</text:span><text:span text:style-name="T29"> </text:span><text:span text:style-name="T2">ﮫ</text:span><text:span text:style-name="T29"> </text:span><text:span text:style-name="T2">ﮬ</text:span><text:span text:style-name="T29"> </text:span><text:span text:style-name="T2">ﮭ</text:span><text:span text:style-name="T29"> </text:span><text:span text:style-name="T2">ﮮ</text:span><text:span text:style-name="T29"> </text:span><text:span text:style-name="T2">ﮯ</text:span><text:span text:style-name="T29"> </text:span><text:span text:style-name="T2">ﮰ</text:span><text:span text:style-name="T29"> </text:span><text:span text:style-name="T2">ﮱ</text:span><text:span text:style-name="T29"> </text:span><text:span text:style-name="T2">ﯓ</text:span><text:span text:style-name="T29"> </text:span><text:span text:style-name="T2">ﯔ</text:span><text:span text:style-name="T29"> </text:span><text:span text:style-name="T2">ﯕ</text:span><text:span text:style-name="T29"> </text:span><text:span text:style-name="T2">ﯖ</text:span><text:span text:style-name="T29"> </text:span><text:span text:style-name="T2">ﯗ</text:span><text:span text:style-name="T29"> </text:span><text:span text:style-name="T2">ﯘ</text:span><text:span text:style-name="T29"> </text:span><text:span text:style-name="T2">ﯙ</text:span><text:span text:style-name="T29"> </text:span><text:span text:style-name="T2">ﯚ</text:span><text:span text:style-name="T29"> </text:span><text:span text:style-name="T2">ﯛ</text:span><text:span text:style-name="T29"> </text:span><text:span text:style-name="T2">ﯜ</text:span><text:span text:style-name="T29"> </text:span><text:span text:style-name="T2">ﯝ</text:span><text:span text:style-name="T29"> </text:span><text:span text:style-name="T2">ﯞ</text:span><text:span text:style-name="T29"> </text:span><text:span text:style-name="T2">ﯟ</text:span><text:span text:style-name="T29"> </text:span><text:span text:style-name="T2">ﯠ</text:span><text:span text:style-name="T29"> </text:span><text:span text:style-name="T2">ﯡ</text:span><text:span text:style-name="T29"> </text:span><text:span text:style-name="T2">ﯢ</text:span><text:span text:style-name="T29"> </text:span><text:span text:style-name="T2">ﯣ</text:span><text:span text:style-name="T29"> </text:span><text:span text:style-name="T2">ﯤ</text:span><text:span text:style-name="T29"> </text:span><text:span text:style-name="T2">ﯥ</text:span><text:span text:style-name="T29"> </text:span><text:span text:style-name="T2">ﯦ</text:span><text:span text:style-name="T29"> </text:span><text:span text:style-name="T2">ﯧ</text:span><text:span text:style-name="T29"> </text:span><text:span text:style-name="T2">ﯨﯩ</text:span><text:span text:style-name="T29"> </text:span><text:span text:style-name="T2">ﯪ</text:span><text:span text:style-name="T29"> </text:span><text:span text:style-name="T2">ﯫ</text:span><text:span text:style-name="T29"> </text:span><text:span text:style-name="T2">ﯬ</text:span><text:span text:style-name="T29"> </text:span><text:span text:style-name="T2">ﯭ</text:span><text:span text:style-name="T29"> </text:span><text:span text:style-name="T2">ﯮ</text:span><text:span text:style-name="T29"> </text:span><text:span text:style-name="T2">ﯯ</text:span><text:span text:style-name="T29"> </text:span><text:span text:style-name="T2">ﯰ</text:span><text:span text:style-name="T29"> </text:span><text:span text:style-name="T2">ﯱ</text:span><text:span text:style-name="T29"> </text:span><text:span text:style-name="T2">ﯲ</text:span><text:span text:style-name="T29"> </text:span><text:span text:style-name="T2">ﯳ</text:span><text:span text:style-name="T29"> </text:span><text:span text:style-name="T2">ﯴ</text:span><text:span text:style-name="T29"> </text:span><text:span text:style-name="T2">ﯵ</text:span><text:span text:style-name="T29"> </text:span><text:span text:style-name="T2">ﯶ</text:span><text:span text:style-name="T29"> </text:span><text:span text:style-name="T2">ﯷ</text:span><text:span text:style-name="T29"> </text:span><text:span text:style-name="T2">ﯸ</text:span><text:span text:style-name="T29"> </text:span><text:span text:style-name="T2">ﯹ</text:span><text:span text:style-name="T29"> </text:span><text:span text:style-name="T2">ﯺ</text:span><text:span text:style-name="T29"> </text:span><text:span text:style-name="T2">ﯻ</text:span><text:span text:style-name="T29"> </text:span><text:span text:style-name="T2">ﯼ</text:span><text:span text:style-name="T29"> </text:span><text:span text:style-name="T2">ﯽﯾ</text:span><text:span text:style-name="T29"> </text:span><text:span text:style-name="T2">ﯿ</text:span><text:span text:style-name="T29"> </text:span><text:span text:style-name="T2">ﰀﰁ</text:span><text:span text:style-name="T29"> </text:span><text:span text:style-name="T2">ﰂ</text:span><text:span text:style-name="T29"> </text:span><text:span text:style-name="T2">ﰃ</text:span><text:span text:style-name="T29"> </text:span><text:span text:style-name="T3">ﰄ</text:span><text:span text:style-name="T33"> </text:span><text:span text:style-name="T3">ﰅ</text:span><text:span text:style-name="T33"> </text:span><text:span text:style-name="T3">ﰆ</text:span><text:span text:style-name="T33"> </text:span><text:span text:style-name="T3">ﰇ</text:span><text:span text:style-name="T33"> </text:span><text:span text:style-name="T3">ﰈ</text:span><text:span text:style-name="T33"> </text:span><text:span text:style-name="T3">ﰉ</text:span><text:span text:style-name="T33"> </text:span><text:span text:style-name="T3">ﰊ</text:span><text:span text:style-name="T33"> </text:span><text:span text:style-name="T3">ﰋ</text:span><text:span text:style-name="T33"> </text:span><text:span text:style-name="T3">ﰌ</text:span></text:p>
      <text:p text:style-name="P5"><text:span text:style-name="T6">ﭑ</text:span><text:span text:style-name="T29"> </text:span><text:span text:style-name="T5">ﭒ</text:span><text:span text:style-name="T29"> </text:span><text:span text:style-name="T5">ﭓ</text:span><text:span text:style-name="T29"> </text:span><text:span text:style-name="T5">ﭔ</text:span><text:span text:style-name="T29"> </text:span><text:span text:style-name="T5">ﭕ</text:span><text:span text:style-name="T29"> </text:span><text:span text:style-name="T5">ﭖ</text:span><text:span text:style-name="T29"> </text:span><text:span text:style-name="T5">ﭗ</text:span><text:span text:style-name="T29"> </text:span><text:span text:style-name="T5">ﭘ</text:span><text:span text:style-name="T29"> </text:span><text:span text:style-name="T5">ﭙ</text:span><text:span text:style-name="T29"> </text:span><text:span text:style-name="T5">ﭚ</text:span><text:span text:style-name="T29"> </text:span><text:span text:style-name="T5">ﭛﭜ</text:span><text:span text:style-name="T29"> </text:span><text:span text:style-name="T5">ﭝ</text:span><text:span text:style-name="T29"> </text:span><text:span text:style-name="T5">ﭞ</text:span><text:span text:style-name="T29"> </text:span><text:span text:style-name="T5">ﭟ</text:span><text:span text:style-name="T29"> </text:span><text:span text:style-name="T5">ﭠ</text:span><text:span text:style-name="T29"> </text:span><text:span text:style-name="T5">ﭡ</text:span><text:span text:style-name="T29"> </text:span><text:span text:style-name="T5">ﭢ</text:span><text:span text:style-name="T29"> </text:span><text:span text:style-name="T5">ﭣ</text:span><text:span text:style-name="T29"> </text:span><text:span text:style-name="T5">ﭤ</text:span><text:span text:style-name="T29"> </text:span><text:span text:style-name="T5">ﭥ</text:span><text:span text:style-name="T29"> </text:span><text:span text:style-name="T5">ﭦ</text:span><text:span text:style-name="T29"> </text:span><text:span text:style-name="T5">ﭧ</text:span><text:span text:style-name="T29"> </text:span><text:span text:style-name="T5">ﭨﭩ</text:span><text:span text:style-name="T29"> </text:span><text:span text:style-name="T5">ﭪ</text:span><text:span text:style-name="T29"> </text:span><text:span text:style-name="T5">ﭫ</text:span><text:span text:style-name="T29"> </text:span><text:span text:style-name="T5">ﭬ</text:span><text:span text:style-name="T29"> </text:span><text:span text:style-name="T5">ﭭ</text:span><text:span text:style-name="T29"> </text:span><text:span text:style-name="T5">ﭮ</text:span><text:span text:style-name="T29"> </text:span><text:span text:style-name="T5">ﭯ</text:span><text:span text:style-name="T29"> </text:span><text:span text:style-name="T5">ﭰ</text:span><text:span text:style-name="T29"> </text:span><text:span text:style-name="T5">ﭱ</text:span></text:p>
      <text:p text:style-name="P6"><text:span text:style-name="T5">ﭲ</text:span><text:span text:style-name="T29"> </text:span><text:span text:style-name="T5">ﭳ</text:span><text:span text:style-name="T29"> </text:span><text:span text:style-name="T5">ﭴ</text:span><text:span text:style-name="T29"> </text:span><text:span text:style-name="T5">ﭵ</text:span><text:span text:style-name="T29"> </text:span><text:span text:style-name="T5">ﭶ</text:span><text:span text:style-name="T29"> </text:span><text:span text:style-name="T5">ﭷﭸ</text:span><text:span text:style-name="T29"> </text:span><text:span text:style-name="T5">ﭹ</text:span><text:span text:style-name="T29"> </text:span><text:span text:style-name="T5">ﭺ</text:span><text:span text:style-name="T29"> </text:span><text:span text:style-name="T5">ﭻ</text:span><text:span text:style-name="T29"> </text:span><text:span text:style-name="T5">ﭼ</text:span><text:span text:style-name="T29"> </text:span><text:span text:style-name="T5">ﭽ</text:span><text:span text:style-name="T29"> </text:span><text:span text:style-name="T5">ﭾ</text:span><text:span text:style-name="T29"> </text:span><text:span text:style-name="T5">ﭿ</text:span><text:span text:style-name="T29"> </text:span><text:span text:style-name="T5">ﮀ</text:span><text:span text:style-name="T29"> </text:span><text:span text:style-name="T5">ﮁ</text:span><text:span text:style-name="T29"> </text:span><text:span text:style-name="T5">ﮂ</text:span><text:span text:style-name="T29"> </text:span><text:span text:style-name="T5">ﮃ</text:span><text:span text:style-name="T29"> </text:span><text:span text:style-name="T5">ﮄ</text:span><text:span text:style-name="T29"> </text:span><text:span text:style-name="T5">ﮅ</text:span><text:span text:style-name="T29"> </text:span><text:span text:style-name="T5">ﮆ</text:span><text:span text:style-name="T29"> </text:span><text:span text:style-name="T5">ﮇ</text:span><text:span text:style-name="T29"> </text:span><text:span text:style-name="T5">ﮈﮉ</text:span><text:span text:style-name="T29"> </text:span><text:span text:style-name="T5">ﮊ</text:span><text:span text:style-name="T29"> </text:span><text:span text:style-name="T5">ﮋ</text:span><text:span text:style-name="T29"> </text:span><text:span text:style-name="T5">ﮌ</text:span><text:span text:style-name="T29"> </text:span><text:span text:style-name="T5">ﮍ</text:span><text:span text:style-name="T29"> </text:span><text:span text:style-name="T5">ﮎ</text:span><text:span text:style-name="T29"> </text:span><text:span text:style-name="T5">ﮏ</text:span><text:span text:style-name="T29"> </text:span><text:span text:style-name="T5">ﮐ</text:span><text:span text:style-name="T29"> </text:span><text:span text:style-name="T5">ﮑ</text:span><text:span text:style-name="T29"> </text:span><text:span text:style-name="T5">ﮒ</text:span><text:span text:style-name="T29"> </text:span><text:span text:style-name="T5">ﮓ</text:span><text:span text:style-name="T29"> </text:span><text:span text:style-name="T5">ﮔﮕ</text:span><text:span text:style-name="T29"> </text:span><text:span text:style-name="T5">ﮖ</text:span><text:span text:style-name="T29"> </text:span><text:span text:style-name="T5">ﮗﮘ</text:span><text:span text:style-name="T29"> </text:span><text:span text:style-name="T5">ﮙ</text:span><text:span text:style-name="T29"> </text:span><text:span text:style-name="T5">ﮚﮛ</text:span><text:span text:style-name="T29"> </text:span><text:span text:style-name="T5">ﮜ</text:span><text:span text:style-name="T29"> </text:span><text:span text:style-name="T5">ﮝ</text:span><text:span text:style-name="T29"> </text:span><text:span text:style-name="T5">ﮞ</text:span><text:span text:style-name="T29"> </text:span><text:span text:style-name="T5">ﮟ</text:span><text:span text:style-name="T29"> </text:span><text:span text:style-name="T5">ﮠ</text:span><text:span text:style-name="T29"> </text:span><text:span text:style-name="T5">ﮡ</text:span><text:span text:style-name="T29"> </text:span><text:span text:style-name="T5">ﮢ</text:span><text:span text:style-name="T29"> </text:span><text:span text:style-name="T5">ﮣ</text:span><text:span text:style-name="T29"> </text:span><text:span text:style-name="T5">ﮤ</text:span><text:span text:style-name="T29"> </text:span><text:span text:style-name="T5">ﮥ</text:span><text:span text:style-name="T29"> </text:span><text:span text:style-name="T5">ﮦ</text:span><text:span text:style-name="T29"> </text:span><text:span text:style-name="T5">ﮧ</text:span><text:span text:style-name="T29"> </text:span><text:span text:style-name="T5">ﮨ</text:span><text:span text:style-name="T29"> </text:span><text:span text:style-name="T5">ﮩ</text:span><text:span text:style-name="T29"> </text:span><text:span text:style-name="T5">ﮪ</text:span><text:span text:style-name="T29"> </text:span><text:span text:style-name="T5">ﮫ</text:span><text:span text:style-name="T29"> </text:span><text:span text:style-name="T5">ﮬ</text:span><text:span text:style-name="T29"> </text:span><text:span text:style-name="T5">ﮭ</text:span><text:span text:style-name="T29"> </text:span><text:span text:style-name="T5">ﮮ</text:span><text:span text:style-name="T29"> </text:span><text:span text:style-name="T5">ﮯ</text:span><text:span text:style-name="T29"> </text:span><text:span text:style-name="T5">ﮰ</text:span><text:span text:style-name="T29"> </text:span><text:span text:style-name="T5">ﮱ</text:span><text:span text:style-name="T29"> </text:span><text:span text:style-name="T5">ﯓ</text:span><text:span text:style-name="T29"> </text:span><text:span text:style-name="T5">ﯔ</text:span><text:span text:style-name="T29"> </text:span><text:span text:style-name="T5">ﯕ</text:span><text:span text:style-name="T29"> </text:span><text:span text:style-name="T5">ﯖ</text:span><text:span text:style-name="T29"> </text:span><text:span text:style-name="T5">ﯗ</text:span><text:span text:style-name="T29"> </text:span><text:span text:style-name="T5">ﯘ</text:span><text:span text:style-name="T29"> </text:span><text:span text:style-name="T5">ﯙ</text:span><text:span text:style-name="T29"> </text:span><text:span text:style-name="T5">ﯚ</text:span><text:span text:style-name="T29"> </text:span><text:span text:style-name="T5">ﯛ</text:span><text:span text:style-name="T29"> </text:span><text:span text:style-name="T5">ﯜ</text:span><text:span text:style-name="T29"> </text:span><text:span text:style-name="T5">ﯝ</text:span><text:span text:style-name="T29"> </text:span><text:span text:style-name="T5">ﯞ</text:span><text:span text:style-name="T29"> </text:span><text:span text:style-name="T5">ﯟﯠ</text:span><text:span text:style-name="T29"> </text:span><text:span text:style-name="T5">ﯡ</text:span><text:span text:style-name="T29"> </text:span><text:span text:style-name="T5">ﯢ</text:span><text:span text:style-name="T29"> </text:span><text:span text:style-name="T5">ﯣ</text:span><text:span text:style-name="T29"> </text:span><text:span text:style-name="T5">ﯤ</text:span><text:span text:style-name="T29"> </text:span><text:span text:style-name="T5">ﯥ</text:span><text:span text:style-name="T29"> </text:span><text:span text:style-name="T5">ﯦ</text:span><text:span text:style-name="T29"> </text:span><text:span text:style-name="T5">ﯧ</text:span><text:span text:style-name="T29"> </text:span><text:span text:style-name="T5">ﯨ</text:span><text:span text:style-name="T29"> </text:span><text:span text:style-name="T5">ﯩ</text:span><text:span text:style-name="T29"> </text:span><text:span text:style-name="T5">ﯪ</text:span><text:span text:style-name="T29"> </text:span><text:span text:style-name="T5">ﯫ</text:span><text:span text:style-name="T29"> </text:span><text:span text:style-name="T5">ﯬ</text:span><text:span text:style-name="T29"> </text:span><text:span text:style-name="T5">ﯭ</text:span><text:span text:style-name="T29"> </text:span><text:span text:style-name="T5">ﯮ</text:span><text:span text:style-name="T29"> </text:span><text:span text:style-name="T5">ﯯ</text:span><text:span text:style-name="T29"> </text:span><text:span text:style-name="T5">ﯰ</text:span><text:span text:style-name="T29"> </text:span><text:span text:style-name="T5">ﯱﯲ</text:span><text:span text:style-name="T29"> </text:span><text:span text:style-name="T5">ﯳ</text:span><text:span text:style-name="T29"> </text:span><text:span text:style-name="T5">ﯴ</text:span><text:span text:style-name="T29"> </text:span><text:span text:style-name="T5">ﯵ</text:span><text:span text:style-name="T29"> </text:span><text:span text:style-name="T5">ﯶ</text:span><text:span text:style-name="T29"> </text:span><text:span text:style-name="T5">ﯷ</text:span><text:span text:style-name="T29"> </text:span><text:span text:style-name="T5">ﯸ</text:span><text:span text:style-name="T29"> </text:span><text:span text:style-name="T5">ﯹ</text:span><text:span text:style-name="T29"> </text:span><text:span text:style-name="T5">ﯺﯻ</text:span><text:span text:style-name="T29"> </text:span><text:span text:style-name="T5">ﯼ</text:span><text:span text:style-name="T29"> </text:span><text:span text:style-name="T5">ﯽ</text:span><text:span text:style-name="T29"> </text:span><text:span text:style-name="T5">ﯾ</text:span><text:span text:style-name="T29"> </text:span><text:span text:style-name="T5">ﯿ</text:span><text:span text:style-name="T29"> </text:span><text:span text:style-name="T5">ﰀ</text:span></text:p>
      <text:p text:style-name="P4"><text:span text:style-name="T6">ﭑ</text:span><text:span text:style-name="T29"> </text:span><text:span text:style-name="T6">ﭒ</text:span><text:span text:style-name="T29"> </text:span><text:span text:style-name="T6">ﭓ</text:span><text:span text:style-name="T29"> </text:span><text:span text:style-name="T6">ﭔ</text:span><text:span text:style-name="T29"> </text:span><text:span text:style-name="T6">ﭕ</text:span><text:span text:style-name="T29"> </text:span><text:span text:style-name="T6">ﭖ</text:span><text:span text:style-name="T29"> </text:span><text:span text:style-name="T6">ﭗ</text:span><text:span text:style-name="T29"> </text:span><text:span text:style-name="T6">ﭘ</text:span><text:span text:style-name="T29"> </text:span><text:span text:style-name="T6">ﭙ</text:span><text:span text:style-name="T29"> </text:span><text:span text:style-name="T6">ﭚ</text:span><text:span text:style-name="T29"> </text:span><text:span text:style-name="T6">ﭛ</text:span><text:span text:style-name="T29"> </text:span><text:span text:style-name="T6">ﭜﭝ</text:span><text:span text:style-name="T29"> </text:span><text:span text:style-name="T6">ﭞ</text:span><text:span text:style-name="T29"> </text:span><text:span text:style-name="T6">ﭟ</text:span><text:span text:style-name="T29"> </text:span><text:span text:style-name="T6">ﭠ</text:span><text:span text:style-name="T29"> </text:span><text:span text:style-name="T6">ﭡ</text:span><text:span text:style-name="T29"> </text:span><text:span text:style-name="T6">ﭢ</text:span><text:span text:style-name="T29"> </text:span><text:span text:style-name="T6">ﭣ</text:span><text:span text:style-name="T29"> </text:span><text:span text:style-name="T6">ﭤ</text:span><text:span text:style-name="T29"> </text:span><text:span text:style-name="T6">ﭥ</text:span><text:span text:style-name="T29"> </text:span><text:span text:style-name="T6">ﭦ</text:span><text:span text:style-name="T29"> </text:span><text:span text:style-name="T6">ﭧ</text:span><text:span text:style-name="T29"> </text:span><text:span text:style-name="T6">ﭨ</text:span><text:span text:style-name="T29"> </text:span><text:span text:style-name="T6">ﭩ</text:span><text:span text:style-name="T29"> </text:span><text:span text:style-name="T6">ﭪﭫ</text:span><text:span text:style-name="T29"> </text:span><text:span text:style-name="T6">ﭬ</text:span><text:span text:style-name="T29"> </text:span><text:span text:style-name="T6">ﭭ</text:span><text:span text:style-name="T29"> </text:span><text:span text:style-name="T6">ﭮﭯ</text:span><text:span text:style-name="T29"> </text:span><text:span text:style-name="T6">ﭰ</text:span><text:span text:style-name="T29"> </text:span><text:span text:style-name="T6">ﭱ</text:span><text:span text:style-name="T29"> </text:span><text:span text:style-name="T6">ﭲﭳ</text:span><text:span text:style-name="T29"> </text:span><text:span text:style-name="T6">ﭴ</text:span><text:span text:style-name="T29"> </text:span><text:span text:style-name="T6">ﭵ</text:span><text:span text:style-name="T29"> </text:span><text:span text:style-name="T6">ﭶﭷ</text:span><text:span text:style-name="T29"> </text:span><text:span text:style-name="T6">ﭸ</text:span><text:span text:style-name="T29"> </text:span><text:span text:style-name="T6">ﭹ</text:span><text:span text:style-name="T29"> </text:span><text:span text:style-name="T6">ﭺ</text:span><text:span text:style-name="T29"> </text:span><text:span text:style-name="T6">ﭻﭼ</text:span><text:span text:style-name="T29"> </text:span><text:span text:style-name="T6">ﭽ</text:span><text:span text:style-name="T29"> </text:span><text:span text:style-name="T6">ﭾ</text:span><text:span text:style-name="T29"> </text:span><text:span text:style-name="T6">ﭿ</text:span><text:span text:style-name="T29"> </text:span><text:span text:style-name="T6">ﮀ</text:span><text:span text:style-name="T29"> </text:span><text:span text:style-name="T6">ﮁﮂ</text:span><text:span text:style-name="T29"> </text:span><text:span text:style-name="T6">ﮃ</text:span><text:span text:style-name="T29"> </text:span><text:span text:style-name="T6">ﮄ</text:span><text:span text:style-name="T29"> </text:span><text:span text:style-name="T6">ﮅ</text:span><text:span text:style-name="T29"> </text:span><text:span text:style-name="T6">ﮆ</text:span><text:span text:style-name="T29"> </text:span><text:span text:style-name="T6">ﮇ</text:span><text:span text:style-name="T29"> </text:span><text:span text:style-name="T6">ﮈ</text:span><text:span text:style-name="T29"> </text:span><text:span text:style-name="T6">ﮉﮊ</text:span><text:span text:style-name="T29"> </text:span><text:span text:style-name="T6">ﮋ</text:span><text:span text:style-name="T29"> </text:span><text:span text:style-name="T6">ﮌ</text:span><text:span text:style-name="T29"> </text:span><text:span text:style-name="T6">ﮍ</text:span><text:span text:style-name="T29"> </text:span><text:span text:style-name="T6">ﮎ</text:span><text:span text:style-name="T29"> </text:span><text:span text:style-name="T6">ﮏ</text:span><text:span text:style-name="T29"> </text:span><text:span text:style-name="T6">ﮐ</text:span><text:span text:style-name="T29"> </text:span><text:span text:style-name="T6">ﮑ</text:span><text:span text:style-name="T29"> </text:span><text:span text:style-name="T6">ﮒ</text:span><text:span text:style-name="T29"> </text:span><text:span text:style-name="T6">ﮓ</text:span><text:span text:style-name="T29"> </text:span><text:span text:style-name="T6">ﮔ</text:span><text:span text:style-name="T29"> </text:span><text:span text:style-name="T6">ﮕ</text:span><text:span text:style-name="T29"> </text:span><text:span text:style-name="T6">ﮖ</text:span><text:span text:style-name="T29"> </text:span><text:span text:style-name="T6">ﮗ</text:span><text:span text:style-name="T29"> </text:span><text:span text:style-name="T6">ﮘﮙ</text:span><text:span text:style-name="T29"> </text:span><text:span text:style-name="T6">ﮚ</text:span><text:span text:style-name="T29"> </text:span><text:span text:style-name="T6">ﮛ</text:span><text:span text:style-name="T29"> </text:span><text:span text:style-name="T6">ﮜ</text:span><text:span text:style-name="T29"> </text:span><text:span text:style-name="T6">ﮝ</text:span><text:span text:style-name="T29"> </text:span><text:span text:style-name="T6">ﮞ</text:span><text:span text:style-name="T29"> </text:span><text:span text:style-name="T6">ﮟ</text:span><text:span text:style-name="T29"> </text:span><text:span text:style-name="T6">ﮠ</text:span><text:span text:style-name="T29"> </text:span><text:span text:style-name="T6">ﮡ</text:span><text:span text:style-name="T29"> </text:span><text:span text:style-name="T6">ﮢ</text:span><text:span text:style-name="T29"> </text:span><text:span text:style-name="T6">ﮣ</text:span><text:span text:style-name="T29"> </text:span><text:span text:style-name="T6">ﮤ</text:span><text:span text:style-name="T29"> </text:span><text:span text:style-name="T6">ﮥ</text:span><text:span text:style-name="T29"> </text:span><text:span text:style-name="T6">ﮦ</text:span><text:span text:style-name="T29"> </text:span><text:span text:style-name="T6">ﮧ</text:span><text:span text:style-name="T29"> </text:span><text:span text:style-name="T6">ﮨ</text:span><text:span text:style-name="T29"> </text:span><text:span text:style-name="T6">ﮩ</text:span><text:span text:style-name="T29"> </text:span><text:span text:style-name="T6">ﮪ</text:span><text:span text:style-name="T29"> </text:span><text:span text:style-name="T6">ﮫ</text:span><text:span text:style-name="T29"> </text:span><text:span text:style-name="T6">ﮬﮭ</text:span><text:span text:style-name="T29"> </text:span><text:span text:style-name="T6">ﮮ</text:span><text:span text:style-name="T29"> </text:span><text:span text:style-name="T6">ﮯ</text:span><text:span text:style-name="T29"> </text:span><text:span text:style-name="T6">ﮰ</text:span><text:span text:style-name="T29"> </text:span><text:span text:style-name="T6">ﮱ</text:span><text:span text:style-name="T29"> </text:span><text:span text:style-name="T6">ﯓ</text:span><text:span text:style-name="T29"> </text:span><text:span text:style-name="T6">ﯔ</text:span><text:span text:style-name="T29"> </text:span><text:span text:style-name="T6">ﯕ</text:span><text:span text:style-name="T29"> </text:span><text:span text:style-name="T6">ﯖ</text:span><text:span text:style-name="T29"> </text:span><text:span text:style-name="T6">ﯗ</text:span><text:span text:style-name="T29"> </text:span><text:span text:style-name="T6">ﯘ</text:span><text:span text:style-name="T29"> </text:span><text:span text:style-name="T6">ﯙ</text:span><text:span text:style-name="T29"> </text:span><text:span text:style-name="T6">ﯚ</text:span><text:span text:style-name="T29"> </text:span><text:span text:style-name="T6">ﯛ</text:span><text:span text:style-name="T29"> </text:span><text:span text:style-name="T6">ﯜ</text:span><text:span text:style-name="T29"> </text:span><text:span text:style-name="T6">ﯝ</text:span><text:span text:style-name="T29"> </text:span><text:span text:style-name="T6">ﯞ</text:span><text:span text:style-name="T29"> </text:span><text:span text:style-name="T6">ﯟ</text:span><text:span text:style-name="T29"> </text:span><text:span text:style-name="T6">ﯠ</text:span><text:span text:style-name="T29"> </text:span><text:span text:style-name="T6">ﯡ</text:span><text:span text:style-name="T29"> </text:span><text:span text:style-name="T6">ﯢ</text:span><text:span text:style-name="T29"> </text:span><text:span text:style-name="T6">ﯣ</text:span><text:span text:style-name="T29"> </text:span><text:span text:style-name="T6">ﯤ</text:span><text:span text:style-name="T29"> </text:span><text:span text:style-name="T6">ﯥ</text:span><text:span text:style-name="T29"> </text:span><text:span text:style-name="T6">ﯦ</text:span><text:span text:style-name="T29"> </text:span><text:span text:style-name="T6">ﯧ</text:span><text:span text:style-name="T29"> </text:span><text:span text:style-name="T6">ﯨ</text:span><text:span text:style-name="T29"> </text:span><text:span text:style-name="T6">ﯩ</text:span><text:span text:style-name="T29"> </text:span><text:span text:style-name="T6">ﯪ</text:span><text:span text:style-name="T29"> </text:span><text:span text:style-name="T6">ﯫ</text:span><text:span text:style-name="T29"> </text:span><text:span text:style-name="T6">ﯬ</text:span><text:span text:style-name="T29"> </text:span><text:span text:style-name="T6">ﯭ</text:span><text:span text:style-name="T29"> </text:span><text:span text:style-name="T6">ﯮ</text:span><text:span text:style-name="T29"> </text:span><text:span text:style-name="T6">ﯯ</text:span><text:span text:style-name="T29"> </text:span><text:span text:style-name="T6">ﯰ</text:span><text:span text:style-name="T29"> </text:span><text:span text:style-name="T6">ﯱ</text:span><text:span text:style-name="T29"> </text:span><text:span text:style-name="T6">ﯲ</text:span><text:span text:style-name="T29"> </text:span><text:span text:style-name="T6">ﯳ</text:span><text:span text:style-name="T29"> </text:span><text:span text:style-name="T6">ﯴ</text:span><text:span text:style-name="T29"> </text:span><text:span text:style-name="T6">ﯵ</text:span><text:span text:style-name="T29"> </text:span><text:span text:style-name="T6">ﯶ</text:span><text:span text:style-name="T29"> </text:span><text:span text:style-name="T6">ﯷ</text:span><text:span text:style-name="T29"> </text:span><text:span text:style-name="T6">ﯸ</text:span><text:span text:style-name="T29"> </text:span><text:span text:style-name="T6">ﯹ</text:span><text:span text:style-name="T29"> </text:span><text:span text:style-name="T6">ﯺ</text:span><text:span text:style-name="T29"> </text:span><text:span text:style-name="T6">ﯻ</text:span></text:p>
      <text:p text:style-name="P27"><text:span text:style-name="T8">ﭑ</text:span><text:span text:style-name="T30"> </text:span><text:span text:style-name="T8">ﭒ</text:span><text:span text:style-name="T30"> </text:span><text:span text:style-name="T8">ﭓ</text:span><text:span text:style-name="T30"> </text:span><text:span text:style-name="T8">ﭔ</text:span><text:span text:style-name="T30"> </text:span><text:span text:style-name="T8">ﭕ</text:span><text:span text:style-name="T30"> </text:span><text:span text:style-name="T8">ﭖﭗ</text:span><text:span text:style-name="T30"> </text:span><text:span text:style-name="T8">ﭘ</text:span><text:span text:style-name="T30"> </text:span><text:span text:style-name="T8">ﭙ</text:span><text:span text:style-name="T30"> </text:span><text:span text:style-name="T8">ﭚ</text:span><text:span text:style-name="T30"> </text:span><text:span text:style-name="T8">ﭛ</text:span><text:span text:style-name="T30"> </text:span><text:span text:style-name="T8">ﭜ</text:span><text:span text:style-name="T30"> </text:span><text:span text:style-name="T8">ﭝ</text:span><text:span text:style-name="T30"> </text:span><text:span text:style-name="T8">ﭞ</text:span><text:span text:style-name="T30"> </text:span><text:span text:style-name="T8">ﭟ</text:span><text:span text:style-name="T30"> </text:span><text:span text:style-name="T8">ﭠ</text:span><text:span text:style-name="T30"> </text:span><text:span text:style-name="T8">ﭡﭢ</text:span><text:span text:style-name="T30"> </text:span><text:span text:style-name="T8">ﭣﭤ</text:span><text:span text:style-name="T30"> </text:span><text:span text:style-name="T8">ﭥ</text:span><text:span text:style-name="T30"> </text:span><text:span text:style-name="T8">ﭦ</text:span><text:span text:style-name="T30"> </text:span><text:span text:style-name="T8">ﭧ</text:span><text:span text:style-name="T30"> </text:span><text:span text:style-name="T8">ﭨ</text:span><text:span text:style-name="T30"> </text:span><text:span text:style-name="T8">ﭩ</text:span><text:span text:style-name="T30"> </text:span><text:span text:style-name="T8">ﭪ</text:span><text:span text:style-name="T30"> </text:span><text:span text:style-name="T8">ﭫﭬ</text:span><text:span text:style-name="T30"> </text:span><text:span text:style-name="T8">ﭭ</text:span><text:span text:style-name="T30"> </text:span><text:span text:style-name="T8">ﭮ</text:span><text:span text:style-name="T30"> </text:span><text:span text:style-name="T8">ﭯ</text:span><text:span text:style-name="T30"> </text:span><text:span text:style-name="T8">ﭰ</text:span><text:span text:style-name="T30"> </text:span><text:span text:style-name="T8">ﭱ</text:span><text:span text:style-name="T30"> </text:span><text:span text:style-name="T8">ﭲ</text:span><text:span text:style-name="T30"> </text:span><text:span text:style-name="T8">ﭳﭴ</text:span><text:span text:style-name="T30"> </text:span><text:span text:style-name="T8">ﭵ</text:span><text:span text:style-name="T30"> </text:span><text:span text:style-name="T8">ﭶ</text:span><text:span text:style-name="T30"> </text:span><text:span text:style-name="T8">ﭷ</text:span><text:span text:style-name="T30"> </text:span><text:span text:style-name="T8">ﭸ</text:span><text:span text:style-name="T30"> </text:span><text:span text:style-name="T8">ﭹ</text:span><text:span text:style-name="T30"> </text:span><text:span text:style-name="T8">ﭺ</text:span><text:span text:style-name="T30"> </text:span><text:span text:style-name="T8">ﭻ</text:span><text:span text:style-name="T30"> </text:span><text:span text:style-name="T8">ﭼ</text:span><text:span text:style-name="T30"> </text:span><text:span text:style-name="T8">ﭽﭾ</text:span><text:span text:style-name="T30"> </text:span><text:span text:style-name="T8">ﭿ</text:span><text:span text:style-name="T30"> </text:span><text:span text:style-name="T8">ﮀ</text:span><text:span text:style-name="T30"> </text:span><text:span text:style-name="T8">ﮁ</text:span><text:span text:style-name="T30"> </text:span><text:span text:style-name="T8">ﮂ</text:span><text:span text:style-name="T30"> </text:span><text:span text:style-name="T8">ﮃﮄ</text:span><text:span text:style-name="T30"> </text:span><text:span text:style-name="T8">ﮅ</text:span><text:span text:style-name="T30"> </text:span><text:span text:style-name="T8">ﮆ</text:span><text:span text:style-name="T30"> </text:span><text:span text:style-name="T8">ﮇ</text:span><text:span text:style-name="T30"> </text:span><text:span text:style-name="T8">ﮈ</text:span><text:span text:style-name="T30"> </text:span><text:span text:style-name="T8">ﮉ</text:span></text:p>
      <text:p text:style-name="P9"><text:span text:style-name="T10">ﮌ </text:span><text:span text:style-name="T34">ﮑ</text:span></text:p>
      <text:p text:style-name="P9"><text:span text:style-name="T34">ﭔ ﭕ <text:s text:c="2"/>ﭖ</text:span></text:p>
      <text:p text:style-name="P8"><text:span text:style-name="T7">ﮊ</text:span><text:span text:style-name="T29"> </text:span><text:span text:style-name="T7">ﮋ</text:span><text:span text:style-name="T29"> </text:span><text:span text:style-name="T7">ﮌ</text:span><text:span text:style-name="T29"> </text:span><text:span text:style-name="T7">ﮍ</text:span><text:span text:style-name="T29"> </text:span><text:span text:style-name="T7">ﮎﮏ</text:span><text:span text:style-name="T29"> </text:span><text:span text:style-name="T7">ﮐ</text:span><text:span text:style-name="T29"> </text:span><text:span text:style-name="T7">ﮑ</text:span><text:span text:style-name="T29"> </text:span><text:span text:style-name="T7">ﮒ</text:span><text:span text:style-name="T29"> </text:span><text:span text:style-name="T7">ﮓ</text:span><text:span text:style-name="T29"> </text:span><text:span text:style-name="T7">ﮔ</text:span><text:span text:style-name="T29"> </text:span><text:span text:style-name="T7">ﮕ</text:span><text:span text:style-name="T29"> </text:span><text:span text:style-name="T7">ﮖ</text:span><text:span text:style-name="T29"> </text:span><text:span text:style-name="T7">ﮗ</text:span><text:span text:style-name="T29"> </text:span><text:span text:style-name="T7">ﮘ</text:span><text:span text:style-name="T29"> </text:span><text:span text:style-name="T7">ﮙ</text:span><text:span text:style-name="T29"> </text:span><text:span text:style-name="T7">ﮚ</text:span><text:span text:style-name="T29"> </text:span><text:span text:style-name="T7">ﮛ</text:span><text:span text:style-name="T29"> </text:span><text:span text:style-name="T7">ﮜﮝ</text:span><text:span text:style-name="T29"> </text:span><text:span text:style-name="T7">ﮞ</text:span><text:span text:style-name="T29"> </text:span><text:span text:style-name="T7">ﮟ</text:span><text:span text:style-name="T29"> </text:span><text:span text:style-name="T7">ﮠ</text:span><text:span text:style-name="T29"> </text:span><text:span text:style-name="T7">ﮡ</text:span><text:span text:style-name="T29"> </text:span><text:span text:style-name="T7">ﮢ</text:span><text:span text:style-name="T29"> </text:span><text:span text:style-name="T7">ﮣ</text:span><text:span text:style-name="T29"> </text:span><text:span text:style-name="T7">ﮤ</text:span><text:span text:style-name="T29"> </text:span><text:span text:style-name="T7">ﮥ</text:span><text:span text:style-name="T29"> </text:span><text:span text:style-name="T7">ﮦ</text:span><text:span text:style-name="T29"> </text:span><text:span text:style-name="T7">ﮧ</text:span><text:span text:style-name="T29"> </text:span><text:span text:style-name="T7">ﮨ</text:span><text:span text:style-name="T29"> </text:span><text:span text:style-name="T7">ﮩ</text:span><text:span text:style-name="T29"> </text:span><text:span text:style-name="T7">ﮪ</text:span><text:span text:style-name="T29"> </text:span><text:span text:style-name="T7">ﮫ</text:span><text:span text:style-name="T29"> </text:span><text:span text:style-name="T7">ﮬ</text:span><text:span text:style-name="T29"> </text:span><text:span text:style-name="T7">ﮭ</text:span><text:span text:style-name="T29"> </text:span><text:span text:style-name="T7">ﮮ</text:span><text:span text:style-name="T29"> </text:span><text:span text:style-name="T7">ﮯ</text:span><text:span text:style-name="T29"> </text:span><text:span text:style-name="T7">ﮰ</text:span><text:span text:style-name="T29"> </text:span><text:span text:style-name="T7">ﮱ</text:span><text:span text:style-name="T29"> </text:span><text:span text:style-name="T7">ﯓ</text:span><text:span text:style-name="T29"> </text:span><text:span text:style-name="T7">ﯔ</text:span><text:span text:style-name="T29"> </text:span><text:span text:style-name="T7">ﯕ</text:span><text:span text:style-name="T29"> </text:span><text:span text:style-name="T7">ﯖ</text:span><text:span text:style-name="T29"> </text:span><text:span text:style-name="T7">ﯗ</text:span><text:span text:style-name="T29"> </text:span><text:span text:style-name="T7">ﯘ</text:span><text:span text:style-name="T29"> </text:span><text:span text:style-name="T7">ﯙ</text:span><text:span text:style-name="T29"> </text:span><text:span text:style-name="T7">ﯚ</text:span><text:span text:style-name="T29"> </text:span><text:span text:style-name="T7">ﯛﯜ</text:span><text:span text:style-name="T32"> </text:span><text:span text:style-name="T9">ﯝ</text:span><text:span text:style-name="T32"> </text:span><text:span text:style-name="T9">ﯞ</text:span><text:span text:style-name="T29"> </text:span><text:span text:style-name="T9">ﯟ</text:span><text:span text:style-name="T7">ﯠ</text:span></text:p>
      <text:p text:style-name="P8"><text:span text:style-name="T7">ﯡ</text:span><text:span text:style-name="T29"> </text:span><text:span text:style-name="T7">ﯢﯣ</text:span><text:span text:style-name="T29"> </text:span><text:span text:style-name="T7">ﯤ</text:span><text:span text:style-name="T29"> </text:span><text:span text:style-name="T7">ﯥ</text:span><text:span text:style-name="T29"> </text:span><text:span text:style-name="T7">ﯦ</text:span><text:span text:style-name="T29"> </text:span><text:span text:style-name="T7">ﯧ</text:span><text:span text:style-name="T29"> </text:span><text:span text:style-name="T7">ﯨ</text:span><text:span text:style-name="T29"> </text:span><text:span text:style-name="T7">ﯩ</text:span><text:span text:style-name="T29"> </text:span><text:span text:style-name="T7">ﯪ</text:span><text:span text:style-name="T29"> </text:span><text:span text:style-name="T7">ﯫﯬ</text:span><text:span text:style-name="T29"> </text:span><text:span text:style-name="T7">ﯭ</text:span><text:span text:style-name="T29"> </text:span><text:span text:style-name="T7">ﯮ</text:span><text:span text:style-name="T29"> </text:span><text:span text:style-name="T7">ﯯ</text:span><text:span text:style-name="T29"> </text:span><text:span text:style-name="T7">ﯰﯱ</text:span><text:span text:style-name="T29"> </text:span><text:span text:style-name="T7">ﯲ</text:span><text:span text:style-name="T29"> </text:span><text:span text:style-name="T7">ﯳ</text:span><text:span text:style-name="T29"> </text:span><text:span text:style-name="T7">ﯴ</text:span><text:span text:style-name="T29"> </text:span><text:span text:style-name="T7">ﯵ</text:span><text:span text:style-name="T29"> </text:span><text:span text:style-name="T7">ﯶﯷ</text:span><text:span text:style-name="T29"> </text:span><text:span text:style-name="T7">ﯸ</text:span><text:span text:style-name="T29"> </text:span><text:span text:style-name="T7">ﯹﯺ</text:span><text:span text:style-name="T29"> </text:span><text:span text:style-name="T7">ﯻ</text:span><text:span text:style-name="T29"> </text:span><text:span text:style-name="T7">ﯼ</text:span><text:span text:style-name="T29"> </text:span><text:span text:style-name="T7">ﯽﯾﯿ</text:span></text:p>
      <text:p text:style-name="P12"><text:span text:style-name="T11">ﭑ</text:span><text:span text:style-name="T29"> </text:span><text:span text:style-name="T11">ﭒ</text:span><text:span text:style-name="T29"> </text:span><text:span text:style-name="T11">ﭓ</text:span><text:span text:style-name="T29"> </text:span><text:span text:style-name="T11">ﭔ</text:span><text:span text:style-name="T29"> </text:span><text:span text:style-name="T11">ﭕ</text:span><text:span text:style-name="T29"> </text:span><text:span text:style-name="T11">ﭖ</text:span><text:span text:style-name="T29"> </text:span><text:span text:style-name="T11">ﭗ</text:span><text:span text:style-name="T29"> </text:span><text:span text:style-name="T11">ﭘ</text:span><text:span text:style-name="T29"> </text:span><text:span text:style-name="T11">ﭙ</text:span><text:span text:style-name="T29"> </text:span><text:span text:style-name="T11">ﭚ</text:span><text:span text:style-name="T29"> </text:span><text:span text:style-name="T11">ﭛ</text:span><text:span text:style-name="T29"> </text:span><text:span text:style-name="T11">ﭜ</text:span><text:span text:style-name="T29"> </text:span><text:span text:style-name="T11">ﭝ</text:span><text:span text:style-name="T29"> </text:span><text:span text:style-name="T11">ﭞ</text:span><text:span text:style-name="T29"> </text:span><text:span text:style-name="T11">ﭟﭠ</text:span><text:span text:style-name="T29"> </text:span><text:span text:style-name="T11">ﭡ</text:span><text:span text:style-name="T29"> </text:span><text:span text:style-name="T11">ﭢ</text:span><text:span text:style-name="T29"> </text:span><text:span text:style-name="T11">ﭣ</text:span><text:span text:style-name="T29"> </text:span><text:span text:style-name="T11">ﭤ</text:span><text:span text:style-name="T29"> </text:span><text:span text:style-name="T11">ﭥ</text:span><text:span text:style-name="T29"> </text:span><text:span text:style-name="T11">ﭦ</text:span><text:span text:style-name="T29"> </text:span><text:span text:style-name="T11">ﭧ</text:span><text:span text:style-name="T29"> </text:span><text:span text:style-name="T11">ﭨ</text:span><text:span text:style-name="T29"> </text:span><text:span text:style-name="T11">ﭩ</text:span><text:span text:style-name="T29"> </text:span><text:span text:style-name="T11">ﭪ</text:span><text:span text:style-name="T29"> </text:span><text:span text:style-name="T11">ﭫ</text:span><text:span text:style-name="T29"> </text:span><text:span text:style-name="T11">ﭬﭭ</text:span><text:span text:style-name="T29"> </text:span><text:span text:style-name="T11">ﭮ</text:span><text:span text:style-name="T29"> </text:span><text:span text:style-name="T11">ﭯﭰ</text:span><text:span text:style-name="T29"> </text:span><text:span text:style-name="T11">ﭱ</text:span><text:span text:style-name="T29"> </text:span><text:span text:style-name="T11">ﭲ</text:span><text:span text:style-name="T29"> </text:span><text:span text:style-name="T11">ﭳ</text:span><text:span text:style-name="T29"> </text:span><text:span text:style-name="T11">ﭴ</text:span><text:span text:style-name="T29"> </text:span><text:span text:style-name="T11">ﭵ</text:span><text:span text:style-name="T29"> </text:span><text:span text:style-name="T11">ﭶ</text:span><text:span text:style-name="T29"> </text:span><text:span text:style-name="T11">ﭷ</text:span><text:span text:style-name="T29"> </text:span><text:span text:style-name="T11">ﭸ</text:span><text:span text:style-name="T29"> </text:span><text:span text:style-name="T11">ﭹﭺ</text:span><text:span text:style-name="T29"> </text:span><text:span text:style-name="T11">ﭻ</text:span><text:span text:style-name="T29"> </text:span><text:span text:style-name="T11">ﭼ</text:span><text:span text:style-name="T29"> </text:span><text:span text:style-name="T11">ﭽ</text:span><text:span text:style-name="T29"> </text:span><text:span text:style-name="T11">ﭾ</text:span><text:span text:style-name="T29"> </text:span><text:span text:style-name="T11">ﭿ</text:span><text:span text:style-name="T29"> </text:span><text:span text:style-name="T11">ﮀ</text:span><text:span text:style-name="T29"> </text:span><text:span text:style-name="T11">ﮁ</text:span><text:span text:style-name="T29"> </text:span><text:span text:style-name="T11">ﮂ</text:span><text:span text:style-name="T29"> </text:span><text:span text:style-name="T11">ﮃ</text:span><text:span text:style-name="T29"> </text:span><text:span text:style-name="T11">ﮄ</text:span><text:span text:style-name="T29"> </text:span><text:span text:style-name="T11">ﮅﮆ</text:span><text:span text:style-name="T29"> </text:span><text:span text:style-name="T11">ﮇ</text:span><text:span text:style-name="T29"> </text:span><text:span text:style-name="T11">ﮈ</text:span><text:span text:style-name="T29"> </text:span><text:span text:style-name="T11">ﮉ</text:span><text:span text:style-name="T29"> </text:span><text:span text:style-name="T11">ﮊ</text:span><text:span text:style-name="T29"> </text:span><text:span text:style-name="T11">ﮋ</text:span><text:span text:style-name="T29"> </text:span><text:span text:style-name="T11">ﮌ</text:span><text:span text:style-name="T29"> </text:span><text:span text:style-name="T11">ﮍﮎ</text:span><text:span text:style-name="T29"> </text:span><text:span text:style-name="T11">ﮏ</text:span><text:span text:style-name="T29"> </text:span><text:span text:style-name="T11">ﮐ</text:span><text:span text:style-name="T29"> </text:span><text:span text:style-name="T11">ﮑ</text:span><text:span text:style-name="T29"> </text:span><text:span text:style-name="T11">ﮒ</text:span><text:span text:style-name="T29"> </text:span><text:span text:style-name="T11">ﮓ</text:span><text:span text:style-name="T29"> </text:span><text:span text:style-name="T11">ﮔ</text:span><text:span text:style-name="T29"> </text:span><text:span text:style-name="T11">ﮕ</text:span><text:span text:style-name="T29"> </text:span><text:span text:style-name="T11">ﮖ</text:span><text:span text:style-name="T29"> </text:span><text:span text:style-name="T11">ﮗﮘ</text:span><text:span text:style-name="T29"> </text:span><text:span text:style-name="T11">ﮙ</text:span><text:span text:style-name="T29"> </text:span><text:span text:style-name="T11">ﮚ</text:span><text:span text:style-name="T29"> </text:span><text:span text:style-name="T11">ﮛ</text:span><text:span text:style-name="T29"> </text:span><text:span text:style-name="T11">ﮜﮝ</text:span><text:span text:style-name="T29"> </text:span><text:span text:style-name="T11">ﮞ</text:span><text:span text:style-name="T29"> </text:span><text:span text:style-name="T11">ﮟ</text:span><text:span text:style-name="T29"> </text:span><text:span text:style-name="T11">ﮠ</text:span><text:span text:style-name="T29"> </text:span><text:span text:style-name="T11">ﮡ</text:span><text:span text:style-name="T29"> </text:span><text:span text:style-name="T11">ﮢ</text:span><text:span text:style-name="T29"> </text:span><text:span text:style-name="T11">ﮣ</text:span><text:span text:style-name="T29"> </text:span><text:span text:style-name="T11">ﮤ</text:span><text:span text:style-name="T29"> </text:span><text:span text:style-name="T11">ﮥ</text:span><text:span text:style-name="T29"> </text:span><text:span text:style-name="T11">ﮦﮧ</text:span><text:span text:style-name="T29"> </text:span><text:span text:style-name="T11">ﮨ</text:span><text:span text:style-name="T29"> </text:span><text:span text:style-name="T11">ﮩ</text:span><text:span text:style-name="T29"> </text:span><text:span text:style-name="T11">ﮪ</text:span><text:span text:style-name="T29"> </text:span><text:span text:style-name="T11">ﮫ</text:span><text:span text:style-name="T29"> </text:span><text:span text:style-name="T11">ﮬ</text:span><text:span text:style-name="T29"> </text:span><text:span text:style-name="T11">ﮭ</text:span><text:span text:style-name="T29"> </text:span><text:span text:style-name="T11">ﮮ</text:span><text:span text:style-name="T29"> </text:span><text:span text:style-name="T11">ﮯﮰ</text:span><text:span text:style-name="T29"> </text:span><text:span text:style-name="T11">ﮱ</text:span><text:span text:style-name="T29"> </text:span><text:span text:style-name="T11">ﯓﯔ</text:span><text:span text:style-name="T29"> </text:span><text:span text:style-name="T11">ﯕ</text:span><text:span text:style-name="T29"> </text:span><text:span text:style-name="T11">ﯖ</text:span><text:span text:style-name="T29"> </text:span><text:span text:style-name="T11">ﯗ</text:span><text:span text:style-name="T29"> </text:span><text:span text:style-name="T11">ﯘ</text:span><text:span text:style-name="T29"> </text:span><text:span text:style-name="T11">ﯙ</text:span><text:span text:style-name="T29"> </text:span><text:span text:style-name="T11">ﯚ</text:span><text:span text:style-name="T29"> </text:span><text:span text:style-name="T11">ﯛ</text:span><text:span text:style-name="T29"> </text:span><text:span text:style-name="T11">ﯜ</text:span><text:span text:style-name="T29"> </text:span><text:span text:style-name="T11">ﯝﯞ</text:span><text:span text:style-name="T29"> </text:span><text:span text:style-name="T11">ﯟ</text:span><text:span text:style-name="T29"> </text:span><text:span text:style-name="T11">ﯠ</text:span><text:span text:style-name="T29"> </text:span><text:span text:style-name="T11">ﯡ</text:span><text:span text:style-name="T29"> </text:span><text:span text:style-name="T11">ﯢ</text:span><text:span text:style-name="T29"> </text:span><text:span text:style-name="T11">ﯣ</text:span><text:span text:style-name="T29"> </text:span><text:span text:style-name="T11">ﯤ</text:span><text:span text:style-name="T29"> </text:span><text:span text:style-name="T11">ﯥ</text:span><text:span text:style-name="T29"> </text:span><text:span text:style-name="T11">ﯦ</text:span><text:span text:style-name="T29"> </text:span><text:span text:style-name="T11">ﯧﯨ</text:span><text:span text:style-name="T29"> </text:span><text:span text:style-name="T11">ﯩ</text:span><text:span text:style-name="T29"> </text:span><text:span text:style-name="T11">ﯪ</text:span><text:span text:style-name="T29"> </text:span><text:span text:style-name="T11">ﯫ</text:span><text:span text:style-name="T29"> </text:span><text:span text:style-name="T11">ﯬ</text:span><text:span text:style-name="T29"> </text:span><text:span text:style-name="T11">ﯭ</text:span><text:span text:style-name="T29"> </text:span><text:span text:style-name="T11">ﯮ</text:span><text:span text:style-name="T29"> </text:span><text:span text:style-name="T11">ﯯ</text:span><text:span text:style-name="T29"> </text:span><text:span text:style-name="T11">ﯰ</text:span><text:span text:style-name="T29"> </text:span><text:span text:style-name="T11">ﯱ</text:span><text:span text:style-name="T29"> </text:span><text:span text:style-name="T11">ﯲ</text:span><text:span text:style-name="T29"> </text:span><text:span text:style-name="T11">ﯳ</text:span><text:span text:style-name="T29"> </text:span><text:span text:style-name="T11">ﯴ</text:span><text:span text:style-name="T29"> </text:span><text:span text:style-name="T11">ﯵ</text:span><text:span text:style-name="T29"> </text:span><text:span text:style-name="T11">ﯶ</text:span><text:span text:style-name="T29"> </text:span><text:span text:style-name="T11">ﯷ</text:span><text:span text:style-name="T29"> </text:span><text:span text:style-name="T11">ﯸ</text:span><text:span text:style-name="T29"> </text:span><text:span text:style-name="T11">ﯹ</text:span><text:span text:style-name="T29"> </text:span><text:span text:style-name="T11">ﯺ</text:span><text:span text:style-name="T29"> </text:span><text:span text:style-name="T11">ﯻﯼ</text:span><text:span text:style-name="T29"> </text:span><text:span text:style-name="T11">ﯽ</text:span><text:span text:style-name="T29"> </text:span><text:span text:style-name="T11">ﯾ</text:span><text:span text:style-name="T29"> </text:span><text:span text:style-name="T11">ﯿ</text:span><text:span text:style-name="T29"> </text:span><text:span text:style-name="T11">ﰀ</text:span><text:span text:style-name="T29"> </text:span><text:span text:style-name="T11">ﰁ</text:span><text:span text:style-name="T29"> </text:span><text:span text:style-name="T11">ﰂ</text:span><text:span text:style-name="T29"> </text:span><text:span text:style-name="T11">ﰃ</text:span><text:span text:style-name="T29"> </text:span><text:span text:style-name="T11">ﰄ</text:span><text:span text:style-name="T29"> </text:span><text:span text:style-name="T11">ﰅ</text:span><text:span text:style-name="T29"> </text:span><text:span text:style-name="T11">ﰆ</text:span><text:span text:style-name="T29"> </text:span><text:span text:style-name="T11">ﰇ</text:span><text:span text:style-name="T29"> </text:span><text:span text:style-name="T11">ﰈ</text:span></text:p>
      <text:p text:style-name="P13"><text:span text:style-name="T12">ﭑ</text:span><text:span text:style-name="T29"> </text:span><text:span text:style-name="T12">ﭒ</text:span><text:span text:style-name="T29"> </text:span><text:span text:style-name="T12">ﭓ</text:span><text:span text:style-name="T29"> </text:span><text:span text:style-name="T12">ﭔ</text:span><text:span text:style-name="T29"> </text:span><text:span text:style-name="T12">ﭕ</text:span><text:span text:style-name="T29"> </text:span><text:span text:style-name="T12">ﭖ</text:span><text:span text:style-name="T29"> </text:span><text:span text:style-name="T12">ﭗ</text:span><text:span text:style-name="T29"> </text:span><text:span text:style-name="T12">ﭘ</text:span><text:span text:style-name="T29"> </text:span><text:span text:style-name="T12">ﭙ</text:span><text:span text:style-name="T29"> </text:span><text:span text:style-name="T12">ﭚ</text:span><text:span text:style-name="T29"> </text:span><text:span text:style-name="T12">ﭛ</text:span><text:span text:style-name="T29"> </text:span><text:span text:style-name="T12">ﭜ</text:span><text:span text:style-name="T29"> </text:span><text:span text:style-name="T12">ﭝ</text:span><text:span text:style-name="T29"> </text:span><text:span text:style-name="T12">ﭞ</text:span><text:span text:style-name="T29"> </text:span><text:span text:style-name="T12">ﭟ</text:span><text:span text:style-name="T29"> </text:span><text:span text:style-name="T12">ﭠ</text:span><text:span text:style-name="T29"> </text:span><text:span text:style-name="T12">ﭡﭢ</text:span><text:span text:style-name="T29"> </text:span><text:span text:style-name="T12">ﭣ</text:span><text:span text:style-name="T29"> </text:span><text:span text:style-name="T12">ﭤ</text:span><text:span text:style-name="T29"> </text:span><text:span text:style-name="T12">ﭥ</text:span><text:span text:style-name="T29"> </text:span><text:span text:style-name="T12">ﭦﭧ</text:span><text:span text:style-name="T29"> </text:span><text:span text:style-name="T12">ﭨ</text:span><text:span text:style-name="T29"> </text:span><text:span text:style-name="T12">ﭩ</text:span><text:span text:style-name="T29"> </text:span><text:span text:style-name="T12">ﭪ</text:span><text:span text:style-name="T29"> </text:span><text:span text:style-name="T12">ﭫ</text:span><text:span text:style-name="T29"> </text:span><text:span text:style-name="T12">ﭬ</text:span><text:span text:style-name="T29"> </text:span><text:span text:style-name="T12">ﭭ</text:span><text:span text:style-name="T29"> </text:span><text:span text:style-name="T12">ﭮ</text:span><text:span text:style-name="T29"> </text:span><text:span text:style-name="T12">ﭯ</text:span><text:span text:style-name="T29"> </text:span><text:span text:style-name="T12">ﭰ</text:span><text:span text:style-name="T29"> </text:span><text:span text:style-name="T12">ﭱ</text:span><text:span text:style-name="T29"> </text:span><text:span text:style-name="T12">ﭲ</text:span><text:span text:style-name="T29"> </text:span><text:span text:style-name="T12">ﭳ</text:span><text:span text:style-name="T29"> </text:span><text:span text:style-name="T12">ﭴ</text:span><text:span text:style-name="T29"> </text:span><text:span text:style-name="T12">ﭵ</text:span><text:span text:style-name="T29"> </text:span><text:span text:style-name="T12">ﭶ</text:span><text:span text:style-name="T29"> </text:span><text:span text:style-name="T12">ﭷ</text:span><text:span text:style-name="T29"> </text:span><text:span text:style-name="T12">ﭸ</text:span><text:span text:style-name="T29"> </text:span><text:span text:style-name="T12">ﭹ</text:span><text:span text:style-name="T29"> </text:span><text:span text:style-name="T12">ﭺ</text:span><text:span text:style-name="T29"> </text:span><text:span text:style-name="T12">ﭻ</text:span><text:span text:style-name="T29"> </text:span><text:span text:style-name="T12">ﭼ</text:span><text:span text:style-name="T29"> </text:span><text:span text:style-name="T12">ﭽ</text:span><text:span text:style-name="T29"> </text:span><text:span text:style-name="T12">ﭾ</text:span><text:span text:style-name="T29"> </text:span><text:span text:style-name="T12">ﭿ</text:span><text:span text:style-name="T29"> </text:span><text:span text:style-name="T12">ﮀﮁ</text:span><text:span text:style-name="T29"> </text:span><text:span text:style-name="T12">ﮂ</text:span><text:span text:style-name="T29"> </text:span><text:span text:style-name="T12">ﮃ</text:span><text:span text:style-name="T29"> </text:span><text:span text:style-name="T12">ﮄ</text:span><text:span text:style-name="T29"> </text:span><text:span text:style-name="T12">ﮅ</text:span><text:span text:style-name="T29"> </text:span><text:span text:style-name="T12">ﮆ</text:span><text:span text:style-name="T29"> </text:span><text:span text:style-name="T12">ﮇ</text:span><text:span text:style-name="T29"> </text:span><text:span text:style-name="T12">ﮈ</text:span><text:span text:style-name="T29"> </text:span><text:span text:style-name="T12">ﮉ</text:span><text:span text:style-name="T29"> </text:span><text:span text:style-name="T12">ﮊ</text:span><text:span text:style-name="T29"> </text:span><text:span text:style-name="T12">ﮋ</text:span><text:span text:style-name="T29"> </text:span><text:span text:style-name="T12">ﮌ</text:span><text:span text:style-name="T29"> </text:span><text:span text:style-name="T12">ﮍ</text:span><text:span text:style-name="T29"> </text:span><text:span text:style-name="T12">ﮎ</text:span><text:span text:style-name="T29"> </text:span><text:span text:style-name="T12">ﮏ</text:span><text:span text:style-name="T29"> </text:span><text:span text:style-name="T12">ﮐ</text:span><text:span text:style-name="T29"> </text:span><text:span text:style-name="T12">ﮑ</text:span><text:span text:style-name="T29"> </text:span><text:span text:style-name="T12">ﮒ</text:span><text:span text:style-name="T29"> </text:span><text:span text:style-name="T12">ﮓ</text:span><text:span text:style-name="T29"> </text:span><text:span text:style-name="T12">ﮔ</text:span><text:span text:style-name="T29"> </text:span><text:span text:style-name="T12">ﮕ</text:span><text:span text:style-name="T29"> </text:span><text:span text:style-name="T12">ﮖ</text:span><text:span text:style-name="T29"> </text:span><text:span text:style-name="T12">ﮗ</text:span><text:span text:style-name="T29"> </text:span><text:span text:style-name="T12">ﮘ</text:span><text:span text:style-name="T29"> </text:span><text:span text:style-name="T12">ﮙ</text:span><text:span text:style-name="T29"> </text:span><text:span text:style-name="T12">ﮚ</text:span><text:span text:style-name="T29"> </text:span><text:span text:style-name="T12">ﮛ</text:span><text:span text:style-name="T29"> </text:span><text:span text:style-name="T12">ﮜ</text:span><text:span text:style-name="T29"> </text:span><text:span text:style-name="T12">ﮝﮞ</text:span><text:span text:style-name="T29"> </text:span><text:span text:style-name="T12">ﮟ</text:span><text:span text:style-name="T29"> </text:span><text:span text:style-name="T12">ﮠﮡ</text:span><text:span text:style-name="T29"> </text:span><text:span text:style-name="T12">ﮢ</text:span><text:span text:style-name="T29"> </text:span><text:span text:style-name="T12">ﮣ</text:span><text:span text:style-name="T29"> </text:span><text:span text:style-name="T12">ﮤ</text:span><text:span text:style-name="T29"> </text:span><text:span text:style-name="T12">ﮥ</text:span><text:span text:style-name="T29"> </text:span><text:span text:style-name="T12">ﮦ</text:span><text:span text:style-name="T29"> </text:span><text:span text:style-name="T12">ﮧ</text:span><text:span text:style-name="T29"> </text:span><text:span text:style-name="T12">ﮨ</text:span><text:span text:style-name="T29"> </text:span><text:span text:style-name="T12">ﮩ</text:span><text:span text:style-name="T29"> </text:span><text:span text:style-name="T12">ﮪ</text:span><text:span text:style-name="T29"> </text:span><text:span text:style-name="T12">ﮫ</text:span><text:span text:style-name="T29"> </text:span><text:span text:style-name="T12">ﮬ</text:span><text:span text:style-name="T29"> </text:span><text:span text:style-name="T12">ﮭ</text:span><text:span text:style-name="T29"> </text:span><text:span text:style-name="T12">ﮮ</text:span><text:span text:style-name="T29"> </text:span><text:span text:style-name="T12">ﮯﮰ</text:span><text:span text:style-name="T29"> </text:span><text:span text:style-name="T12">ﮱ</text:span><text:span text:style-name="T29"> </text:span><text:span text:style-name="T12">ﯓ</text:span><text:span text:style-name="T29"> </text:span><text:span text:style-name="T12">ﯔ</text:span><text:span text:style-name="T29"> </text:span><text:span text:style-name="T12">ﯕ</text:span><text:span text:style-name="T29"> </text:span><text:span text:style-name="T12">ﯖ</text:span></text:p>
      <text:p text:style-name="P10"><text:span text:style-name="T12">ﯗ</text:span><text:span text:style-name="T29"> </text:span><text:span text:style-name="T12">ﯘﯙ</text:span><text:span text:style-name="T29"> </text:span><text:span text:style-name="T12">ﯚ</text:span><text:span text:style-name="T29"> </text:span><text:span text:style-name="T12">ﯛ</text:span><text:span text:style-name="T29"> </text:span><text:span text:style-name="T12">ﯜ</text:span><text:span text:style-name="T29"> </text:span><text:span text:style-name="T12">ﯝﯞ</text:span><text:span text:style-name="T29"> </text:span><text:span text:style-name="T12">ﯟ</text:span><text:span text:style-name="T29"> </text:span><text:span text:style-name="T12">ﯠﯡ</text:span><text:span text:style-name="T29"> </text:span><text:span text:style-name="T12">ﯢ</text:span><text:span text:style-name="T29"> </text:span><text:span text:style-name="T12">ﯣ</text:span><text:span text:style-name="T29"> </text:span><text:span text:style-name="T12">ﯤ</text:span><text:span text:style-name="T29"> </text:span><text:span text:style-name="T12">ﯥ</text:span><text:span text:style-name="T29"> </text:span><text:span text:style-name="T12">ﯦ</text:span><text:span text:style-name="T29"> </text:span><text:span text:style-name="T12">ﯧ</text:span><text:span text:style-name="T29"> </text:span><text:span text:style-name="T12">ﯨ</text:span><text:span text:style-name="T29"> </text:span><text:span text:style-name="T12">ﯩ</text:span><text:span text:style-name="T29"> </text:span><text:span text:style-name="T12">ﯪ</text:span><text:span text:style-name="T29"> </text:span><text:span text:style-name="T12">ﯫ</text:span><text:span text:style-name="T29"> </text:span><text:span text:style-name="T12">ﯬ</text:span><text:span text:style-name="T29"> </text:span><text:span text:style-name="T12">ﯭﯮ</text:span><text:span text:style-name="T29"> </text:span><text:span text:style-name="T12">ﯯ</text:span><text:span text:style-name="T29"> </text:span><text:span text:style-name="T12">ﯰ</text:span><text:span text:style-name="T29"> </text:span><text:span text:style-name="T12">ﯱ</text:span><text:span text:style-name="T29"> </text:span><text:span text:style-name="T12">ﯲ</text:span><text:span text:style-name="T29"> </text:span><text:span text:style-name="T12">ﯳ</text:span></text:p>
      <text:p text:style-name="P14"><text:span text:style-name="T13">ﭑ</text:span><text:span text:style-name="T29"> </text:span><text:span text:style-name="T13">ﭒ</text:span><text:span text:style-name="T29"> </text:span><text:span text:style-name="T13">ﭓ</text:span><text:span text:style-name="T29"> </text:span><text:span text:style-name="T13">ﭔ</text:span><text:span text:style-name="T29"> </text:span><text:span text:style-name="T13">ﭕ</text:span><text:span text:style-name="T29"> </text:span><text:span text:style-name="T13">ﭖ</text:span><text:span text:style-name="T29"> </text:span><text:span text:style-name="T13">ﭗ</text:span><text:span text:style-name="T29"> </text:span><text:span text:style-name="T13">ﭘ</text:span><text:span text:style-name="T29"> </text:span><text:span text:style-name="T13">ﭙ</text:span><text:span text:style-name="T29"> </text:span><text:span text:style-name="T13">ﭚ</text:span><text:span text:style-name="T29"> </text:span><text:span text:style-name="T13">ﭛ</text:span><text:span text:style-name="T29"> </text:span><text:span text:style-name="T13">ﭜ</text:span><text:span text:style-name="T29"> </text:span><text:span text:style-name="T13">ﭝ</text:span><text:span text:style-name="T29"> </text:span><text:span text:style-name="T13">ﭞ</text:span><text:span text:style-name="T29"> </text:span><text:span text:style-name="T13">ﭟ</text:span><text:span text:style-name="T29"> </text:span><text:span text:style-name="T13">ﭠ</text:span><text:span text:style-name="T29"> </text:span><text:span text:style-name="T13">ﭡ</text:span><text:span text:style-name="T29"> </text:span><text:span text:style-name="T13">ﭢ</text:span><text:span text:style-name="T29"> </text:span><text:span text:style-name="T13">ﭣ</text:span><text:span text:style-name="T29"> </text:span><text:span text:style-name="T13">ﭤ</text:span><text:span text:style-name="T29"> </text:span><text:span text:style-name="T13">ﭥ</text:span><text:span text:style-name="T29"> </text:span><text:span text:style-name="T13">ﭦ</text:span><text:span text:style-name="T29"> </text:span><text:span text:style-name="T13">ﭧ</text:span><text:span text:style-name="T29"> </text:span><text:span text:style-name="T13">ﭨ</text:span><text:span text:style-name="T29"> </text:span><text:span text:style-name="T13">ﭩﭪ</text:span><text:span text:style-name="T29"> </text:span><text:span text:style-name="T13">ﭫ</text:span><text:span text:style-name="T29"> </text:span><text:span text:style-name="T13">ﭬﭭ</text:span><text:span text:style-name="T29"> </text:span><text:span text:style-name="T13">ﭮ</text:span><text:span text:style-name="T29"> </text:span><text:span text:style-name="T13">ﭯ</text:span><text:span text:style-name="T29"> </text:span><text:span text:style-name="T13">ﭰ</text:span><text:span text:style-name="T29"> </text:span><text:span text:style-name="T13">ﭱ</text:span><text:span text:style-name="T29"> </text:span><text:span text:style-name="T13">ﭲ</text:span><text:span text:style-name="T29"> </text:span><text:span text:style-name="T13">ﭳ</text:span><text:span text:style-name="T29"> </text:span><text:span text:style-name="T13">ﭴ</text:span><text:span text:style-name="T29"> </text:span><text:span text:style-name="T13">ﭵ</text:span><text:span text:style-name="T29"> </text:span><text:span text:style-name="T13">ﭶ</text:span><text:span text:style-name="T29"> </text:span><text:span text:style-name="T13">ﭷ</text:span><text:span text:style-name="T29"> </text:span><text:span text:style-name="T13">ﭸ</text:span><text:span text:style-name="T29"> </text:span><text:span text:style-name="T13">ﭹ</text:span><text:span text:style-name="T29"> </text:span><text:span text:style-name="T13">ﭺ</text:span><text:span text:style-name="T29"> </text:span><text:span text:style-name="T13">ﭻ</text:span><text:span text:style-name="T29"> </text:span><text:span text:style-name="T13">ﭼ</text:span><text:span text:style-name="T29"> </text:span><text:span text:style-name="T13">ﭽ</text:span><text:span text:style-name="T29"> </text:span><text:span text:style-name="T13">ﭾﭿ</text:span><text:span text:style-name="T29"> </text:span><text:span text:style-name="T13">ﮀ</text:span><text:span text:style-name="T29"> </text:span><text:span text:style-name="T13">ﮁ</text:span><text:span text:style-name="T29"> </text:span><text:span text:style-name="T13">ﮂ</text:span><text:span text:style-name="T29"> </text:span><text:span text:style-name="T13">ﮃﮄ</text:span><text:span text:style-name="T29"> </text:span><text:span text:style-name="T13">ﮅ</text:span><text:span text:style-name="T29"> </text:span><text:span text:style-name="T13">ﮆ</text:span><text:span text:style-name="T29"> </text:span><text:span text:style-name="T13">ﮇ</text:span><text:span text:style-name="T29"> </text:span><text:span text:style-name="T13">ﮈ</text:span><text:span text:style-name="T29"> </text:span><text:span text:style-name="T13">ﮉ</text:span><text:span text:style-name="T29"> </text:span><text:span text:style-name="T13">ﮊ</text:span><text:span text:style-name="T29"> </text:span><text:span text:style-name="T13">ﮋ</text:span><text:span text:style-name="T29"> </text:span><text:span text:style-name="T13">ﮌ</text:span><text:span text:style-name="T29"> </text:span><text:span text:style-name="T13">ﮍ</text:span><text:span text:style-name="T29"> </text:span><text:span text:style-name="T13">ﮎ</text:span><text:span text:style-name="T29"> </text:span><text:span text:style-name="T13">ﮏ</text:span><text:span text:style-name="T29"> </text:span><text:span text:style-name="T13">ﮐ</text:span><text:span text:style-name="T29"> </text:span><text:span text:style-name="T13">ﮑ</text:span><text:span text:style-name="T29"> </text:span><text:span text:style-name="T13">ﮒ</text:span><text:span text:style-name="T29"> </text:span><text:span text:style-name="T13">ﮓ</text:span><text:span text:style-name="T29"> </text:span><text:span text:style-name="T13">ﮔ</text:span><text:span text:style-name="T29"> </text:span><text:span text:style-name="T13">ﮕ</text:span><text:span text:style-name="T29"> </text:span><text:span text:style-name="T13">ﮖ</text:span><text:span text:style-name="T29"> </text:span><text:span text:style-name="T13">ﮗ</text:span><text:span text:style-name="T29"> </text:span><text:span text:style-name="T13">ﮘ</text:span><text:span text:style-name="T29"> </text:span><text:span text:style-name="T13">ﮙﮚ</text:span><text:span text:style-name="T29"> </text:span><text:span text:style-name="T13">ﮛ</text:span><text:span text:style-name="T29"> </text:span><text:span text:style-name="T13">ﮜ</text:span><text:span text:style-name="T29"> </text:span><text:span text:style-name="T13">ﮝ</text:span><text:span text:style-name="T29"> </text:span><text:span text:style-name="T13">ﮞ</text:span><text:span text:style-name="T29"> </text:span><text:span text:style-name="T13">ﮟ</text:span><text:span text:style-name="T29"> </text:span><text:span text:style-name="T13">ﮠ</text:span><text:span text:style-name="T29"> </text:span><text:span text:style-name="T13">ﮡ</text:span><text:span text:style-name="T29"> </text:span><text:span text:style-name="T13">ﮢ</text:span><text:span text:style-name="T29"> </text:span><text:span text:style-name="T13">ﮣ</text:span><text:span text:style-name="T29"> </text:span><text:span text:style-name="T13">ﮤ</text:span><text:span text:style-name="T29"> </text:span><text:span text:style-name="T13">ﮥ</text:span><text:span text:style-name="T29"> </text:span><text:span text:style-name="T13">ﮦ</text:span><text:span text:style-name="T29"> </text:span><text:span text:style-name="T13">ﮧ</text:span><text:span text:style-name="T29"> </text:span><text:span text:style-name="T13">ﮨ</text:span><text:span text:style-name="T29"> </text:span><text:span text:style-name="T13">ﮩ</text:span><text:span text:style-name="T29"> </text:span><text:span text:style-name="T13">ﮪ</text:span><text:span text:style-name="T29"> </text:span><text:span text:style-name="T13">ﮫﮬ</text:span><text:span text:style-name="T29"> </text:span><text:span text:style-name="T13">ﮭ</text:span><text:span text:style-name="T29"> </text:span><text:span text:style-name="T13">ﮮ</text:span><text:span text:style-name="T29"> </text:span><text:span text:style-name="T13">ﮯ</text:span><text:span text:style-name="T29"> </text:span><text:span text:style-name="T13">ﮰﮱ</text:span><text:span text:style-name="T29"> </text:span><text:span text:style-name="T13">ﯓ</text:span><text:span text:style-name="T29"> </text:span><text:span text:style-name="T13">ﯔ</text:span><text:span text:style-name="T29"> </text:span><text:span text:style-name="T13">ﯕ</text:span><text:span text:style-name="T29"> </text:span><text:span text:style-name="T13">ﯖ</text:span><text:span text:style-name="T29"> </text:span><text:span text:style-name="T13">ﯗﯘ</text:span><text:span text:style-name="T29"> </text:span><text:span text:style-name="T13">ﯙ</text:span><text:span text:style-name="T29"> </text:span><text:span text:style-name="T13">ﯚ</text:span><text:span text:style-name="T29"> </text:span><text:span text:style-name="T13">ﯛ</text:span><text:span text:style-name="T29"> </text:span><text:span text:style-name="T13">ﯜ</text:span><text:span text:style-name="T29"> </text:span><text:span text:style-name="T13">ﯝ</text:span><text:span text:style-name="T29"> </text:span><text:span text:style-name="T13">ﯞ</text:span><text:span text:style-name="T29"> </text:span><text:span text:style-name="T13">ﯟ</text:span><text:span text:style-name="T29"> </text:span><text:span text:style-name="T13">ﯠ</text:span><text:span text:style-name="T29"> </text:span><text:span text:style-name="T13">ﯡﯢ</text:span><text:span text:style-name="T29"> </text:span><text:span text:style-name="T13">ﯣ</text:span><text:span text:style-name="T29"> </text:span><text:span text:style-name="T13">ﯤ</text:span><text:span text:style-name="T29"> </text:span><text:span text:style-name="T13">ﯥﯦ</text:span><text:span text:style-name="T29"> </text:span><text:span text:style-name="T13">ﯧ</text:span><text:span text:style-name="T29"> </text:span><text:span text:style-name="T13">ﯨ</text:span><text:span text:style-name="T29"> </text:span><text:span text:style-name="T13">ﯩ</text:span><text:span text:style-name="T29"> </text:span><text:span text:style-name="T13">ﯪ</text:span><text:span text:style-name="T29"> </text:span><text:span text:style-name="T13">ﯫ</text:span></text:p>
      <text:p text:style-name="P15"><text:span text:style-name="T14">ﭑ</text:span><text:span text:style-name="T29"> </text:span><text:span text:style-name="T14">ﭒ</text:span><text:span text:style-name="T29"> </text:span><text:span text:style-name="T14">ﭓ</text:span><text:span text:style-name="T29"> </text:span><text:span text:style-name="T14">ﭔ</text:span><text:span text:style-name="T29"> </text:span><text:span text:style-name="T14">ﭕ</text:span><text:span text:style-name="T29"> </text:span><text:span text:style-name="T14">ﭖ</text:span><text:span text:style-name="T29"> </text:span><text:span text:style-name="T14">ﭗ</text:span><text:span text:style-name="T29"> </text:span><text:span text:style-name="T14">ﭘ</text:span><text:span text:style-name="T29"> </text:span><text:span text:style-name="T14">ﭙ</text:span><text:span text:style-name="T29"> </text:span><text:span text:style-name="T14">ﭚ</text:span><text:span text:style-name="T29"> </text:span><text:span text:style-name="T14">ﭛ</text:span><text:span text:style-name="T29"> </text:span><text:span text:style-name="T14">ﭜ</text:span><text:span text:style-name="T29"> </text:span><text:span text:style-name="T14">ﭝ</text:span><text:span text:style-name="T29"> </text:span><text:span text:style-name="T14">ﭞ</text:span><text:span text:style-name="T29"> </text:span><text:span text:style-name="T14">ﭟ</text:span><text:span text:style-name="T29"> </text:span><text:span text:style-name="T14">ﭠ</text:span><text:span text:style-name="T29"> </text:span><text:span text:style-name="T14">ﭡ</text:span><text:span text:style-name="T29"> </text:span><text:span text:style-name="T14">ﭢ</text:span><text:span text:style-name="T29"> </text:span><text:span text:style-name="T14">ﭣﭤ</text:span><text:span text:style-name="T29"> </text:span><text:span text:style-name="T14">ﭥ</text:span><text:span text:style-name="T29"> </text:span><text:span text:style-name="T14">ﭦ</text:span><text:span text:style-name="T29"> </text:span><text:span text:style-name="T14">ﭧ</text:span><text:span text:style-name="T29"> </text:span><text:span text:style-name="T14">ﭨ</text:span><text:span text:style-name="T29"> </text:span><text:span text:style-name="T14">ﭩ</text:span><text:span text:style-name="T29"> </text:span><text:span text:style-name="T14">ﭪ</text:span><text:span text:style-name="T29"> </text:span><text:span text:style-name="T14">ﭫ</text:span><text:span text:style-name="T29"> </text:span><text:span text:style-name="T14">ﭬ</text:span><text:span text:style-name="T29"> </text:span><text:span text:style-name="T14">ﭭ</text:span><text:span text:style-name="T29"> </text:span><text:span text:style-name="T14">ﭮ</text:span><text:span text:style-name="T29"> </text:span><text:span text:style-name="T14">ﭯ</text:span><text:span text:style-name="T29"> </text:span><text:span text:style-name="T14">ﭰ</text:span><text:span text:style-name="T29"> </text:span><text:span text:style-name="T14">ﭱ</text:span><text:span text:style-name="T29"> </text:span><text:span text:style-name="T14">ﭲ</text:span><text:span text:style-name="T29"> </text:span><text:span text:style-name="T14">ﭳ</text:span><text:span text:style-name="T29"> </text:span><text:span text:style-name="T14">ﭴ</text:span><text:span text:style-name="T29"> </text:span><text:span text:style-name="T14">ﭵ</text:span><text:span text:style-name="T29"> </text:span><text:span text:style-name="T14">ﭶ</text:span><text:span text:style-name="T29"> </text:span><text:span text:style-name="T14">ﭷ</text:span><text:span text:style-name="T29"> </text:span><text:span text:style-name="T14">ﭸ</text:span><text:span text:style-name="T29"> </text:span><text:span text:style-name="T14">ﭹ</text:span><text:span text:style-name="T29"> </text:span><text:span text:style-name="T14">ﭺ</text:span><text:span text:style-name="T29"> </text:span><text:span text:style-name="T14">ﭻﭼ</text:span><text:span text:style-name="T29"> </text:span><text:span text:style-name="T14">ﭽ</text:span><text:span text:style-name="T29"> </text:span><text:span text:style-name="T14">ﭾ</text:span><text:span text:style-name="T29"> </text:span><text:span text:style-name="T14">ﭿ</text:span><text:span text:style-name="T29"> </text:span><text:span text:style-name="T14">ﮀ</text:span><text:span text:style-name="T29"> </text:span><text:span text:style-name="T14">ﮁ</text:span><text:span text:style-name="T29"> </text:span><text:span text:style-name="T14">ﮂ</text:span><text:span text:style-name="T29"> </text:span><text:span text:style-name="T14">ﮃ</text:span><text:span text:style-name="T29"> </text:span><text:span text:style-name="T14">ﮄ</text:span><text:span text:style-name="T29"> </text:span><text:span text:style-name="T14">ﮅ</text:span><text:span text:style-name="T29"> </text:span><text:span text:style-name="T14">ﮆ</text:span><text:span text:style-name="T29"> </text:span><text:span text:style-name="T14">ﮇ</text:span><text:span text:style-name="T29"> </text:span><text:span text:style-name="T14">ﮈ</text:span><text:span text:style-name="T29"> </text:span><text:span text:style-name="T14">ﮉ</text:span><text:span text:style-name="T29"> </text:span><text:span text:style-name="T14">ﮊ</text:span><text:span text:style-name="T29"> </text:span><text:span text:style-name="T14">ﮋ</text:span><text:span text:style-name="T29"> </text:span><text:span text:style-name="T14">ﮌ</text:span><text:span text:style-name="T29"> </text:span><text:span text:style-name="T14">ﮍ</text:span><text:span text:style-name="T29"> </text:span><text:span text:style-name="T14">ﮎ</text:span><text:span text:style-name="T29"> </text:span><text:span text:style-name="T14">ﮏ</text:span><text:span text:style-name="T29"> </text:span><text:span text:style-name="T14">ﮐ</text:span><text:span text:style-name="T29"> </text:span><text:span text:style-name="T14">ﮑ</text:span><text:span text:style-name="T29"> </text:span><text:span text:style-name="T14">ﮒ</text:span><text:span text:style-name="T29"> </text:span><text:span text:style-name="T14">ﮓ</text:span><text:span text:style-name="T29"> </text:span><text:span text:style-name="T14">ﮔ</text:span><text:span text:style-name="T29"> </text:span><text:span text:style-name="T14">ﮕ</text:span><text:span text:style-name="T29"> </text:span><text:span text:style-name="T14">ﮖ</text:span><text:span text:style-name="T29"> </text:span><text:span text:style-name="T14">ﮗ</text:span><text:span text:style-name="T29"> </text:span><text:span text:style-name="T14">ﮘ</text:span><text:span text:style-name="T29"> </text:span><text:span text:style-name="T14">ﮙ</text:span><text:span text:style-name="T29"> </text:span><text:span text:style-name="T14">ﮚ</text:span><text:span text:style-name="T29"> </text:span><text:span text:style-name="T14">ﮛ</text:span><text:span text:style-name="T29"> </text:span><text:span text:style-name="T14">ﮜ</text:span><text:span text:style-name="T29"> </text:span><text:span text:style-name="T14">ﮝ</text:span><text:span text:style-name="T29"> </text:span><text:span text:style-name="T14">ﮞ</text:span><text:span text:style-name="T29"> </text:span><text:span text:style-name="T14">ﮟ</text:span><text:span text:style-name="T29"> </text:span><text:span text:style-name="T14">ﮠ</text:span><text:span text:style-name="T29"> </text:span><text:span text:style-name="T14">ﮡﮢ</text:span><text:span text:style-name="T29"> </text:span><text:span text:style-name="T14">ﮣ</text:span><text:span text:style-name="T29"> </text:span><text:span text:style-name="T14">ﮤ</text:span><text:span text:style-name="T29"> </text:span><text:span text:style-name="T14">ﮥ</text:span><text:span text:style-name="T29"> </text:span><text:span text:style-name="T14">ﮦ</text:span><text:span text:style-name="T29"> </text:span><text:span text:style-name="T14">ﮧ</text:span><text:span text:style-name="T29"> </text:span><text:span text:style-name="T14">ﮨ</text:span><text:span text:style-name="T29"> </text:span><text:span text:style-name="T14">ﮩ</text:span><text:span text:style-name="T29"> </text:span><text:span text:style-name="T14">ﮪ</text:span><text:span text:style-name="T29"> </text:span><text:span text:style-name="T14">ﮫ</text:span><text:span text:style-name="T29"> </text:span><text:span text:style-name="T14">ﮬ</text:span><text:span text:style-name="T29"> </text:span><text:span text:style-name="T14">ﮭ</text:span><text:span text:style-name="T29"> </text:span><text:span text:style-name="T14">ﮮ</text:span><text:span text:style-name="T29"> </text:span><text:span text:style-name="T14">ﮯ</text:span><text:span text:style-name="T29"> </text:span><text:span text:style-name="T14">ﮰ</text:span><text:span text:style-name="T29"> </text:span><text:span text:style-name="T14">ﮱ</text:span><text:span text:style-name="T29"> </text:span><text:span text:style-name="T14">ﯓ</text:span><text:span text:style-name="T29"> </text:span><text:span text:style-name="T14">ﯔ</text:span><text:span text:style-name="T29"> </text:span><text:span text:style-name="T14">ﯕﯖ</text:span><text:span text:style-name="T29"> </text:span><text:span text:style-name="T14">ﯗ</text:span><text:span text:style-name="T29"> </text:span><text:span text:style-name="T14">ﯘ</text:span><text:span text:style-name="T29"> </text:span><text:span text:style-name="T14">ﯙ</text:span><text:span text:style-name="T29"> </text:span><text:span text:style-name="T14">ﯚ</text:span><text:span text:style-name="T29"> </text:span><text:span text:style-name="T14">ﯛ</text:span><text:span text:style-name="T29"> </text:span><text:span text:style-name="T14">ﯜﯝ</text:span><text:span text:style-name="T29"> </text:span><text:span text:style-name="T14">ﯞ</text:span><text:span text:style-name="T29"> </text:span><text:span text:style-name="T14">ﯟ</text:span><text:span text:style-name="T29"> </text:span><text:span text:style-name="T14">ﯠﯡ</text:span><text:span text:style-name="T29"> </text:span><text:span text:style-name="T14">ﯢ</text:span><text:span text:style-name="T29"> </text:span><text:span text:style-name="T14">ﯣ</text:span><text:span text:style-name="T29"> </text:span><text:span text:style-name="T14">ﯤ</text:span><text:span text:style-name="T29"> </text:span><text:span text:style-name="T14">ﯥ</text:span><text:span text:style-name="T29"> </text:span><text:span text:style-name="T14">ﯦ</text:span><text:span text:style-name="T29"> </text:span><text:span text:style-name="T14">ﯧ</text:span></text:p>
      <text:p text:style-name="P16"><text:span text:style-name="T15">ﭑ</text:span><text:span text:style-name="T29"> </text:span><text:span text:style-name="T15">ﭒ</text:span><text:span text:style-name="T29"> </text:span><text:span text:style-name="T15">ﭓ</text:span><text:span text:style-name="T29"> </text:span><text:span text:style-name="T15">ﭔ</text:span><text:span text:style-name="T29"> </text:span><text:span text:style-name="T15">ﭕ</text:span><text:span text:style-name="T29"> </text:span><text:span text:style-name="T15">ﭖ</text:span><text:span text:style-name="T29"> </text:span><text:span text:style-name="T15">ﭗﭘ</text:span><text:span text:style-name="T29"> </text:span><text:span text:style-name="T15">ﭙ</text:span><text:span text:style-name="T29"> </text:span><text:span text:style-name="T15">ﭚ</text:span><text:span text:style-name="T29"> </text:span><text:span text:style-name="T15">ﭛ</text:span><text:span text:style-name="T29"> </text:span><text:span text:style-name="T15">ﭜﭝ</text:span><text:span text:style-name="T29"> </text:span><text:span text:style-name="T15">ﭞ</text:span><text:span text:style-name="T29"> </text:span><text:span text:style-name="T15">ﭟ</text:span><text:span text:style-name="T29"> </text:span><text:span text:style-name="T15">ﭠ</text:span><text:span text:style-name="T29"> </text:span><text:span text:style-name="T15">ﭡ</text:span><text:span text:style-name="T29"> </text:span><text:span text:style-name="T15">ﭢﭣ</text:span><text:span text:style-name="T29"> </text:span><text:span text:style-name="T15">ﭤ</text:span><text:span text:style-name="T29"> </text:span><text:span text:style-name="T15">ﭥ</text:span><text:span text:style-name="T29"> </text:span><text:span text:style-name="T15">ﭦ</text:span><text:span text:style-name="T29"> </text:span><text:span text:style-name="T15">ﭧ</text:span><text:span text:style-name="T29"> </text:span><text:span text:style-name="T15">ﭨ</text:span><text:span text:style-name="T29"> </text:span><text:span text:style-name="T15">ﭩﭪ</text:span><text:span text:style-name="T29"> </text:span><text:span text:style-name="T15">ﭫ</text:span><text:span text:style-name="T29"> </text:span><text:span text:style-name="T15">ﭬ</text:span><text:span text:style-name="T29"> </text:span><text:span text:style-name="T15">ﭭ</text:span><text:span text:style-name="T29"> </text:span><text:span text:style-name="T15">ﭮ</text:span><text:span text:style-name="T29"> </text:span><text:span text:style-name="T15">ﭯ</text:span><text:span text:style-name="T29"> </text:span><text:span text:style-name="T15">ﭰﭱ</text:span><text:span text:style-name="T29"> </text:span><text:span text:style-name="T15">ﭲ</text:span><text:span text:style-name="T29"> </text:span><text:span text:style-name="T15">ﭳ</text:span><text:span text:style-name="T29"> </text:span><text:span text:style-name="T15">ﭴ</text:span><text:span text:style-name="T29"> </text:span><text:span text:style-name="T15">ﭵ</text:span><text:span text:style-name="T29"> </text:span><text:span text:style-name="T15">ﭶ</text:span><text:span text:style-name="T29"> </text:span><text:span text:style-name="T15">ﭷ</text:span><text:span text:style-name="T29"> </text:span><text:span text:style-name="T15">ﭸ</text:span><text:span text:style-name="T29"> </text:span><text:span text:style-name="T15">ﭹ</text:span><text:span text:style-name="T29"> </text:span><text:span text:style-name="T15">ﭺ</text:span><text:span text:style-name="T29"> </text:span><text:span text:style-name="T15">ﭻ</text:span><text:span text:style-name="T29"> </text:span><text:span text:style-name="T15">ﭼ</text:span><text:span text:style-name="T29"> </text:span><text:span text:style-name="T15">ﭽ</text:span><text:span text:style-name="T29"> </text:span><text:span text:style-name="T15">ﭾ</text:span><text:span text:style-name="T29"> </text:span><text:span text:style-name="T15">ﭿ</text:span><text:span text:style-name="T29"> </text:span><text:span text:style-name="T15">ﮀ</text:span><text:span text:style-name="T29"> </text:span><text:span text:style-name="T15">ﮁ</text:span><text:span text:style-name="T29"> </text:span><text:span text:style-name="T15">ﮂ</text:span><text:span text:style-name="T29"> </text:span><text:span text:style-name="T15">ﮃ</text:span><text:span text:style-name="T29"> </text:span><text:span text:style-name="T15">ﮄ</text:span><text:span text:style-name="T29"> </text:span><text:span text:style-name="T15">ﮅ</text:span><text:span text:style-name="T29"> </text:span><text:span text:style-name="T15">ﮆ</text:span><text:span text:style-name="T29"> </text:span><text:span text:style-name="T15">ﮇﮈ</text:span><text:span text:style-name="T29"> </text:span><text:span text:style-name="T15">ﮉ</text:span><text:span text:style-name="T29"> </text:span><text:span text:style-name="T15">ﮊ</text:span><text:span text:style-name="T29"> </text:span><text:span text:style-name="T15">ﮋ</text:span><text:span text:style-name="T29"> </text:span><text:span text:style-name="T15">ﮌﮍ</text:span><text:span text:style-name="T29"> </text:span><text:span text:style-name="T15">ﮎ</text:span><text:span text:style-name="T29"> </text:span><text:span text:style-name="T15">ﮏ</text:span><text:span text:style-name="T29"> </text:span><text:span text:style-name="T15">ﮐ</text:span><text:span text:style-name="T29"> </text:span><text:span text:style-name="T15">ﮑ</text:span><text:span text:style-name="T29"> </text:span><text:span text:style-name="T15">ﮒ</text:span><text:span text:style-name="T29"> </text:span><text:span text:style-name="T15">ﮓ</text:span><text:span text:style-name="T29"> </text:span><text:span text:style-name="T15">ﮔ</text:span><text:span text:style-name="T29"> </text:span><text:span text:style-name="T15">ﮕ</text:span><text:span text:style-name="T29"> </text:span><text:span text:style-name="T15">ﮖ</text:span><text:span text:style-name="T29"> </text:span><text:span text:style-name="T15">ﮗ</text:span><text:span text:style-name="T29"> </text:span><text:span text:style-name="T15">ﮘ</text:span><text:span text:style-name="T29"> </text:span><text:span text:style-name="T15">ﮙ</text:span><text:span text:style-name="T29"> </text:span><text:span text:style-name="T15">ﮚ</text:span><text:span text:style-name="T29"> </text:span><text:span text:style-name="T15">ﮛ</text:span><text:span text:style-name="T29"> </text:span><text:span text:style-name="T15">ﮜ</text:span><text:span text:style-name="T29"> </text:span><text:span text:style-name="T15">ﮝ</text:span><text:span text:style-name="T29"> </text:span><text:span text:style-name="T15">ﮞ</text:span><text:span text:style-name="T29"> </text:span><text:span text:style-name="T15">ﮟ</text:span><text:span text:style-name="T29"> </text:span><text:span text:style-name="T15">ﮠ</text:span><text:span text:style-name="T29"> </text:span><text:span text:style-name="T15">ﮡ</text:span><text:span text:style-name="T29"> </text:span><text:span text:style-name="T15">ﮢ</text:span><text:span text:style-name="T29"> </text:span><text:span text:style-name="T15">ﮣ</text:span><text:span text:style-name="T29"> </text:span><text:span text:style-name="T15">ﮤ</text:span><text:span text:style-name="T29"> </text:span><text:span text:style-name="T15">ﮥ</text:span><text:span text:style-name="T29"> </text:span><text:span text:style-name="T15">ﮦ</text:span><text:span text:style-name="T29"> </text:span><text:span text:style-name="T15">ﮧ</text:span><text:span text:style-name="T29"> </text:span><text:span text:style-name="T15">ﮨ</text:span><text:span text:style-name="T29"> </text:span><text:span text:style-name="T15">ﮩ</text:span><text:span text:style-name="T29"> </text:span><text:span text:style-name="T15">ﮪ</text:span><text:span text:style-name="T29"> </text:span><text:span text:style-name="T15">ﮫ</text:span><text:span text:style-name="T29"> </text:span><text:span text:style-name="T15">ﮬ</text:span><text:span text:style-name="T29"> </text:span><text:span text:style-name="T15">ﮭ</text:span><text:span text:style-name="T29"> </text:span><text:span text:style-name="T15">ﮮ</text:span><text:span text:style-name="T29"> </text:span><text:span text:style-name="T15">ﮯ</text:span><text:span text:style-name="T29"> </text:span><text:span text:style-name="T15">ﮰ</text:span><text:span text:style-name="T29"> </text:span><text:span text:style-name="T15">ﮱ</text:span><text:span text:style-name="T29"> </text:span><text:span text:style-name="T15">ﯓ</text:span><text:span text:style-name="T29"> </text:span><text:span text:style-name="T15">ﯔ</text:span><text:span text:style-name="T29"> </text:span><text:span text:style-name="T15">ﯕ</text:span><text:span text:style-name="T29"> </text:span><text:span text:style-name="T15">ﯖ</text:span><text:span text:style-name="T29"> </text:span><text:span text:style-name="T15">ﯗ</text:span><text:span text:style-name="T29"> </text:span><text:span text:style-name="T15">ﯘ</text:span><text:span text:style-name="T29"> </text:span><text:span text:style-name="T15">ﯙ</text:span><text:span text:style-name="T29"> </text:span><text:span text:style-name="T15">ﯚ</text:span><text:span text:style-name="T29"> </text:span><text:span text:style-name="T15">ﯛ</text:span><text:span text:style-name="T29"> </text:span><text:span text:style-name="T15">ﯜ</text:span><text:span text:style-name="T29"> </text:span><text:span text:style-name="T15">ﯝ</text:span><text:span text:style-name="T29"> </text:span><text:span text:style-name="T15">ﯞ</text:span><text:span text:style-name="T29"> </text:span><text:span text:style-name="T15">ﯟ</text:span><text:span text:style-name="T29"> </text:span><text:span text:style-name="T15">ﯠ</text:span><text:span text:style-name="T29"> </text:span><text:span text:style-name="T15">ﯡ</text:span><text:span text:style-name="T29"> </text:span><text:span text:style-name="T15">ﯢ</text:span><text:span text:style-name="T29"> </text:span><text:span text:style-name="T15">ﯣ</text:span><text:span text:style-name="T29"> </text:span><text:span text:style-name="T15">ﯤ</text:span><text:span text:style-name="T29"> </text:span><text:span text:style-name="T15">ﯥ</text:span><text:span text:style-name="T29"> </text:span><text:span text:style-name="T15">ﯦ</text:span><text:span text:style-name="T29"> </text:span><text:span text:style-name="T15">ﯧ</text:span><text:span text:style-name="T29"> </text:span><text:span text:style-name="T15">ﯨ</text:span><text:span text:style-name="T29"> </text:span><text:span text:style-name="T15">ﯩ</text:span><text:span text:style-name="T29"> </text:span><text:span text:style-name="T15">ﯪ</text:span><text:span text:style-name="T29"> </text:span><text:span text:style-name="T15">ﯫ</text:span><text:span text:style-name="T29"> </text:span><text:span text:style-name="T15">ﯬ</text:span><text:span text:style-name="T29"> </text:span><text:span text:style-name="T15">ﯭ</text:span><text:span text:style-name="T29"> </text:span><text:span text:style-name="T15">ﯮ</text:span><text:span text:style-name="T29"> </text:span><text:span text:style-name="T15">ﯯ</text:span><text:span text:style-name="T29"> </text:span><text:span text:style-name="T15">ﯰ</text:span><text:span text:style-name="T29"> </text:span><text:span text:style-name="T15">ﯱ</text:span><text:span text:style-name="T29"> </text:span><text:span text:style-name="T15">ﯲ</text:span><text:span text:style-name="T29"> </text:span><text:span text:style-name="T15">ﯳ</text:span><text:span text:style-name="T29"> </text:span><text:span text:style-name="T15">ﯴ</text:span><text:span text:style-name="T29"> </text:span><text:span text:style-name="T15">ﯵ</text:span><text:span text:style-name="T29"> </text:span><text:span text:style-name="T15">ﯶ</text:span><text:span text:style-name="T29"> </text:span><text:span text:style-name="T15">ﯷ</text:span><text:span text:style-name="T29"> </text:span><text:span text:style-name="T15">ﯸ</text:span><text:span text:style-name="T29"> </text:span><text:span text:style-name="T15">ﯹ</text:span><text:span text:style-name="T29"> </text:span><text:span text:style-name="T15">ﯺ</text:span><text:span text:style-name="T29"> </text:span><text:span text:style-name="T15">ﯻﯼ</text:span><text:span text:style-name="T29"> </text:span><text:span text:style-name="T15">ﯽ</text:span><text:span text:style-name="T29"> </text:span><text:span text:style-name="T15">ﯾ</text:span><text:span text:style-name="T29"> </text:span><text:span text:style-name="T15">ﯿ</text:span><text:span text:style-name="T29"> </text:span><text:span text:style-name="T15">ﰀ</text:span><text:span text:style-name="T29"> </text:span><text:span text:style-name="T15">ﰁ</text:span><text:span text:style-name="T29"> </text:span><text:span text:style-name="T15">ﰂ</text:span><text:span text:style-name="T29"> </text:span><text:span text:style-name="T15">ﰃ</text:span></text:p>
      <text:p text:style-name="P17"><text:span text:style-name="T16">ﭑ</text:span><text:span text:style-name="T29"> </text:span><text:span text:style-name="T16">ﭒ</text:span><text:span text:style-name="T29"> </text:span><text:span text:style-name="T16">ﭓ</text:span><text:span text:style-name="T29"> </text:span><text:span text:style-name="T16">ﭔ</text:span><text:span text:style-name="T29"> </text:span><text:span text:style-name="T16">ﭕ</text:span><text:span text:style-name="T29"> </text:span><text:span text:style-name="T16">ﭖ</text:span><text:span text:style-name="T29"> </text:span><text:span text:style-name="T16">ﭗ</text:span><text:span text:style-name="T29"> </text:span><text:span text:style-name="T16">ﭘ</text:span><text:span text:style-name="T29"> </text:span><text:span text:style-name="T16">ﭙﭚ</text:span><text:span text:style-name="T29"> </text:span><text:span text:style-name="T16">ﭛ</text:span><text:span text:style-name="T29"> </text:span><text:span text:style-name="T16">ﭜ</text:span><text:span text:style-name="T29"> </text:span><text:span text:style-name="T16">ﭝ</text:span><text:span text:style-name="T29"> </text:span><text:span text:style-name="T16">ﭞ</text:span><text:span text:style-name="T29"> </text:span><text:span text:style-name="T16">ﭟ</text:span><text:span text:style-name="T29"> </text:span><text:span text:style-name="T16">ﭠ</text:span><text:span text:style-name="T29"> </text:span><text:span text:style-name="T16">ﭡ</text:span><text:span text:style-name="T29"> </text:span><text:span text:style-name="T16">ﭢ</text:span><text:span text:style-name="T29"> </text:span><text:span text:style-name="T16">ﭣ</text:span><text:span text:style-name="T29"> </text:span><text:span text:style-name="T16">ﭤ</text:span><text:span text:style-name="T29"> </text:span><text:span text:style-name="T16">ﭥ</text:span><text:span text:style-name="T29"> </text:span><text:span text:style-name="T16">ﭦ</text:span><text:span text:style-name="T29"> </text:span><text:span text:style-name="T16">ﭧ</text:span><text:span text:style-name="T29"> </text:span><text:span text:style-name="T16">ﭨ</text:span><text:span text:style-name="T29"> </text:span><text:span text:style-name="T16">ﭩ</text:span><text:span text:style-name="T29"> </text:span><text:span text:style-name="T16">ﭪﭫ</text:span><text:span text:style-name="T29"> </text:span><text:span text:style-name="T16">ﭬ</text:span><text:span text:style-name="T29"> </text:span><text:span text:style-name="T16">ﭭ</text:span><text:span text:style-name="T29"> </text:span><text:span text:style-name="T16">ﭮ</text:span><text:span text:style-name="T29"> </text:span><text:span text:style-name="T16">ﭯ</text:span><text:span text:style-name="T29"> </text:span><text:span text:style-name="T16">ﭰ</text:span><text:span text:style-name="T29"> </text:span><text:span text:style-name="T16">ﭱ</text:span><text:span text:style-name="T29"> </text:span><text:span text:style-name="T16">ﭲ</text:span><text:span text:style-name="T29"> </text:span><text:span text:style-name="T16">ﭳ</text:span><text:span text:style-name="T29"> </text:span><text:span text:style-name="T16">ﭴ</text:span><text:span text:style-name="T29"> </text:span><text:span text:style-name="T16">ﭵﭶ</text:span><text:span text:style-name="T29"> </text:span><text:span text:style-name="T16">ﭷ</text:span><text:span text:style-name="T29"> </text:span><text:span text:style-name="T16">ﭸﭹ</text:span><text:span text:style-name="T29"> </text:span><text:span text:style-name="T16">ﭺ</text:span><text:span text:style-name="T29"> </text:span><text:span text:style-name="T16">ﭻ</text:span><text:span text:style-name="T29"> </text:span><text:span text:style-name="T16">ﭼﭽ</text:span><text:span text:style-name="T29"> </text:span><text:span text:style-name="T16">ﭾ</text:span><text:span text:style-name="T29"> </text:span><text:span text:style-name="T16">ﭿ</text:span><text:span text:style-name="T29"> </text:span><text:span text:style-name="T16">ﮀ</text:span><text:span text:style-name="T29"> </text:span><text:span text:style-name="T16">ﮁ</text:span><text:span text:style-name="T29"> </text:span><text:span text:style-name="T16">ﮂ</text:span><text:span text:style-name="T29"> </text:span><text:span text:style-name="T16">ﮃ</text:span><text:span text:style-name="T29"> </text:span><text:span text:style-name="T16">ﮄ</text:span><text:span text:style-name="T29"> </text:span><text:span text:style-name="T16">ﮅ</text:span><text:span text:style-name="T29"> </text:span><text:span text:style-name="T16">ﮆ</text:span><text:span text:style-name="T29"> </text:span><text:span text:style-name="T16">ﮇ</text:span><text:span text:style-name="T29"> </text:span><text:span text:style-name="T16">ﮈ</text:span><text:span text:style-name="T29"> </text:span><text:span text:style-name="T16">ﮉ</text:span><text:span text:style-name="T29"> </text:span><text:span text:style-name="T16">ﮊ</text:span><text:span text:style-name="T29"> </text:span><text:span text:style-name="T16">ﮋ</text:span><text:span text:style-name="T29"> </text:span><text:span text:style-name="T16">ﮌ</text:span><text:span text:style-name="T29"> </text:span><text:span text:style-name="T16">ﮍ</text:span><text:span text:style-name="T29"> </text:span><text:span text:style-name="T16">ﮎ</text:span><text:span text:style-name="T29"> </text:span><text:span text:style-name="T16">ﮏ</text:span><text:span text:style-name="T29"> </text:span><text:span text:style-name="T16">ﮐ</text:span><text:span text:style-name="T29"> </text:span><text:span text:style-name="T16">ﮑ</text:span><text:span text:style-name="T29"> </text:span><text:span text:style-name="T16">ﮒ</text:span><text:span text:style-name="T29"> </text:span><text:span text:style-name="T16">ﮓ</text:span><text:span text:style-name="T29"> </text:span><text:span text:style-name="T16">ﮔ</text:span><text:span text:style-name="T29"> </text:span><text:span text:style-name="T16">ﮕ</text:span><text:span text:style-name="T29"> </text:span><text:span text:style-name="T16">ﮖﮗ</text:span><text:span text:style-name="T29"> </text:span><text:span text:style-name="T16">ﮘ</text:span><text:span text:style-name="T29"> </text:span><text:span text:style-name="T16">ﮙ</text:span><text:span text:style-name="T29"> </text:span><text:span text:style-name="T16">ﮚ</text:span><text:span text:style-name="T29"> </text:span><text:span text:style-name="T16">ﮛ</text:span><text:span text:style-name="T29"> </text:span><text:span text:style-name="T16">ﮜ</text:span><text:span text:style-name="T29"> </text:span><text:span text:style-name="T16">ﮝ</text:span><text:span text:style-name="T29"> </text:span><text:span text:style-name="T16">ﮞ</text:span><text:span text:style-name="T29"> </text:span><text:span text:style-name="T16">ﮟ</text:span><text:span text:style-name="T29"> </text:span><text:span text:style-name="T16">ﮠ</text:span><text:span text:style-name="T29"> </text:span><text:span text:style-name="T16">ﮡ</text:span><text:span text:style-name="T29"> </text:span><text:span text:style-name="T16">ﮢ</text:span><text:span text:style-name="T29"> </text:span><text:span text:style-name="T16">ﮣ</text:span><text:span text:style-name="T29"> </text:span><text:span text:style-name="T16">ﮤ</text:span><text:span text:style-name="T29"> </text:span><text:span text:style-name="T16">ﮥ</text:span><text:span text:style-name="T29"> </text:span><text:span text:style-name="T16">ﮦ</text:span><text:span text:style-name="T29"> </text:span><text:span text:style-name="T16">ﮧ</text:span><text:span text:style-name="T29"> </text:span><text:span text:style-name="T16">ﮨ</text:span><text:span text:style-name="T29"> </text:span><text:span text:style-name="T16">ﮩﮪ</text:span><text:span text:style-name="T29"> </text:span><text:span text:style-name="T16">ﮫ</text:span><text:span text:style-name="T29"> </text:span><text:span text:style-name="T16">ﮬ</text:span><text:span text:style-name="T29"> </text:span><text:span text:style-name="T16">ﮭ</text:span><text:span text:style-name="T29"> </text:span><text:span text:style-name="T16">ﮮ</text:span><text:span text:style-name="T29"> </text:span><text:span text:style-name="T16">ﮯ</text:span><text:span text:style-name="T29"> </text:span><text:span text:style-name="T16">ﮰ</text:span><text:span text:style-name="T29"> </text:span><text:span text:style-name="T16">ﮱ</text:span><text:span text:style-name="T29"> </text:span><text:span text:style-name="T16">ﯓ</text:span><text:span text:style-name="T29"> </text:span><text:span text:style-name="T16">ﯔ</text:span><text:span text:style-name="T29"> </text:span><text:span text:style-name="T16">ﯕ</text:span><text:span text:style-name="T29"> </text:span><text:span text:style-name="T16">ﯖ</text:span><text:span text:style-name="T29"> </text:span><text:span text:style-name="T16">ﯗ</text:span><text:span text:style-name="T29"> </text:span><text:span text:style-name="T16">ﯘ</text:span><text:span text:style-name="T29"> </text:span><text:span text:style-name="T16">ﯙ</text:span><text:span text:style-name="T29"> </text:span><text:span text:style-name="T16">ﯚ</text:span><text:span text:style-name="T29"> </text:span><text:span text:style-name="T16">ﯛﯜ</text:span><text:span text:style-name="T29"> </text:span><text:span text:style-name="T16">ﯝ</text:span><text:span text:style-name="T29"> </text:span><text:span text:style-name="T16">ﯞ</text:span><text:span text:style-name="T29"> </text:span><text:span text:style-name="T16">ﯟ</text:span><text:span text:style-name="T29"> </text:span><text:span text:style-name="T16">ﯠ</text:span><text:span text:style-name="T29"> </text:span><text:span text:style-name="T16">ﯡ</text:span></text:p>
      <text:p text:style-name="P11"><text:span text:style-name="T16">ﯢ</text:span><text:span text:style-name="T29"> </text:span><text:span text:style-name="T16">ﯣ</text:span><text:span text:style-name="T29"> </text:span><text:span text:style-name="T16">ﯤ</text:span><text:span text:style-name="T29"> </text:span><text:span text:style-name="T16">ﯥ</text:span><text:span text:style-name="T29"> </text:span><text:span text:style-name="T16">ﯦ</text:span><text:span text:style-name="T29"> </text:span><text:span text:style-name="T16">ﯧ</text:span><text:span text:style-name="T29"> </text:span><text:span text:style-name="T16">ﯨ</text:span><text:span text:style-name="T29"> </text:span><text:span text:style-name="T16">ﯩ</text:span><text:span text:style-name="T29"> </text:span><text:span text:style-name="T16">ﯪ</text:span><text:span text:style-name="T29"> </text:span><text:span text:style-name="T16">ﯫ</text:span><text:span text:style-name="T29"> </text:span><text:span text:style-name="T16">ﯬ</text:span><text:span text:style-name="T29"> </text:span><text:span text:style-name="T16">ﯭ</text:span><text:span text:style-name="T29"> </text:span><text:span text:style-name="T16">ﯮ</text:span><text:span text:style-name="T29"> </text:span><text:span text:style-name="T16">ﯯ</text:span><text:span text:style-name="T29"> </text:span><text:span text:style-name="T16">ﯰ</text:span><text:span text:style-name="T29"> </text:span><text:span text:style-name="T16">ﯱ</text:span><text:span text:style-name="T29"> </text:span><text:span text:style-name="T16">ﯲ</text:span><text:span text:style-name="T29"> </text:span><text:span text:style-name="T16">ﯳ</text:span><text:span text:style-name="T29"> </text:span><text:span text:style-name="T16">ﯴ</text:span><text:span text:style-name="T29"> </text:span><text:span text:style-name="T16">ﯵﯶ</text:span><text:span text:style-name="T29"> </text:span><text:span text:style-name="T16">ﯷ</text:span><text:span text:style-name="T29"> </text:span><text:span text:style-name="T16">ﯸ</text:span><text:span text:style-name="T29"> </text:span><text:span text:style-name="T16">ﯹ</text:span><text:span text:style-name="T29"> </text:span><text:span text:style-name="T16">ﯺ</text:span><text:span text:style-name="T29"> </text:span><text:span text:style-name="T16">ﯻ</text:span><text:span text:style-name="T29"> </text:span><text:span text:style-name="T16">ﯼ</text:span><text:span text:style-name="T29"> </text:span><text:span text:style-name="T16">ﯽ</text:span><text:span text:style-name="T29"> </text:span><text:span text:style-name="T16">ﯾ</text:span><text:span text:style-name="T29"> </text:span><text:span text:style-name="T16">ﯿ</text:span><text:span text:style-name="T29"> </text:span><text:span text:style-name="T16">ﰀ</text:span><text:span text:style-name="T29"> </text:span><text:span text:style-name="T16">ﰁﰂ</text:span><text:span text:style-name="T29"> </text:span><text:span text:style-name="T16">ﰃ</text:span><text:span text:style-name="T29"> </text:span><text:span text:style-name="T16">ﰄ</text:span><text:span text:style-name="T29"> </text:span><text:span text:style-name="T16">ﰅ</text:span><text:span text:style-name="T29"> </text:span><text:span text:style-name="T16">ﰆ</text:span></text:p>
      <text:p text:style-name="P18"><text:span text:style-name="T1"><text:s/></text:span><text:span text:style-name="T17">ﭑ</text:span><text:span text:style-name="T29"> </text:span><text:span text:style-name="T17">ﭒ</text:span><text:span text:style-name="T29"> </text:span><text:span text:style-name="T17">ﭓ</text:span><text:span text:style-name="T29"> </text:span><text:span text:style-name="T17">ﭔ</text:span><text:span text:style-name="T29"> </text:span><text:span text:style-name="T17">ﭕ</text:span><text:span text:style-name="T29"> </text:span><text:span text:style-name="T17">ﭖ</text:span><text:span text:style-name="T29"> </text:span><text:span text:style-name="T17">ﭗ</text:span><text:span text:style-name="T29"> </text:span><text:span text:style-name="T17">ﭘ</text:span><text:span text:style-name="T29"> </text:span><text:span text:style-name="T17">ﭙ</text:span><text:span text:style-name="T29"> </text:span><text:span text:style-name="T17">ﭚ</text:span><text:span text:style-name="T29"> </text:span><text:span text:style-name="T17">ﭛ</text:span><text:span text:style-name="T29"> </text:span><text:span text:style-name="T17">ﭜ</text:span><text:span text:style-name="T29"> </text:span><text:span text:style-name="T17">ﭝ</text:span><text:span text:style-name="T29"> </text:span><text:span text:style-name="T17">ﭞ</text:span><text:span text:style-name="T29"> </text:span><text:span text:style-name="T17">ﭟ</text:span><text:span text:style-name="T29"> </text:span><text:span text:style-name="T17">ﭠ</text:span><text:span text:style-name="T29"> </text:span><text:span text:style-name="T17">ﭡ</text:span><text:span text:style-name="T29"> </text:span><text:span text:style-name="T17">ﭢ</text:span><text:span text:style-name="T29"> </text:span><text:span text:style-name="T17">ﭣ</text:span><text:span text:style-name="T29"> </text:span><text:span text:style-name="T17">ﭤ</text:span><text:span text:style-name="T29"> </text:span><text:span text:style-name="T17">ﭥ</text:span><text:span text:style-name="T29"> </text:span><text:span text:style-name="T17">ﭦ</text:span><text:span text:style-name="T29"> </text:span><text:span text:style-name="T17">ﭧ</text:span><text:span text:style-name="T29"> </text:span><text:span text:style-name="T17">ﭨ</text:span><text:span text:style-name="T29"> </text:span><text:span text:style-name="T17">ﭩ</text:span><text:span text:style-name="T29"> </text:span><text:span text:style-name="T17">ﭪ</text:span><text:span text:style-name="T29"> </text:span><text:span text:style-name="T17">ﭫﭬ</text:span><text:span text:style-name="T29"> </text:span><text:span text:style-name="T17">ﭭ</text:span><text:span text:style-name="T29"> </text:span><text:span text:style-name="T17">ﭮ</text:span><text:span text:style-name="T29"> </text:span><text:span text:style-name="T17">ﭯ</text:span><text:span text:style-name="T29"> </text:span><text:span text:style-name="T17">ﭰ</text:span><text:span text:style-name="T29"> </text:span><text:span text:style-name="T17">ﭱ</text:span><text:span text:style-name="T29"> </text:span><text:span text:style-name="T17">ﭲ</text:span><text:span text:style-name="T29"> </text:span><text:span text:style-name="T17">ﭳ</text:span><text:span text:style-name="T29"> </text:span><text:span text:style-name="T17">ﭴ</text:span><text:span text:style-name="T29"> </text:span><text:span text:style-name="T17">ﭵ</text:span><text:span text:style-name="T29"> </text:span><text:span text:style-name="T17">ﭶ</text:span><text:span text:style-name="T29"> </text:span><text:span text:style-name="T17">ﭷ</text:span><text:span text:style-name="T29"> </text:span><text:span text:style-name="T17">ﭸ</text:span><text:span text:style-name="T29"> </text:span><text:span text:style-name="T17">ﭹ</text:span><text:span text:style-name="T29"> </text:span><text:span text:style-name="T17">ﭺ</text:span><text:span text:style-name="T29"> </text:span><text:span text:style-name="T17">ﭻ</text:span><text:span text:style-name="T29"> </text:span><text:span text:style-name="T17">ﭼ</text:span><text:span text:style-name="T29"> </text:span><text:span text:style-name="T17">ﭽ</text:span><text:span text:style-name="T29"> </text:span><text:span text:style-name="T17">ﭾ</text:span><text:span text:style-name="T29"> </text:span><text:span text:style-name="T17">ﭿ</text:span><text:span text:style-name="T29"> </text:span><text:span text:style-name="T17">ﮀ</text:span><text:span text:style-name="T29"> </text:span><text:span text:style-name="T17">ﮁ</text:span><text:span text:style-name="T29"> </text:span><text:span text:style-name="T17">ﮂ</text:span><text:span text:style-name="T29"> </text:span><text:span text:style-name="T17">ﮃ</text:span><text:span text:style-name="T29"> </text:span><text:span text:style-name="T17">ﮄ</text:span><text:span text:style-name="T29"> </text:span><text:span text:style-name="T17">ﮅ</text:span><text:span text:style-name="T29"> </text:span><text:span text:style-name="T17">ﮆ</text:span><text:span text:style-name="T29"> </text:span><text:span text:style-name="T17">ﮇ</text:span><text:span text:style-name="T29"> </text:span><text:span text:style-name="T17">ﮈ</text:span><text:span text:style-name="T29"> </text:span><text:span text:style-name="T17">ﮉ</text:span><text:span text:style-name="T29"> </text:span><text:span text:style-name="T17">ﮊ</text:span><text:span text:style-name="T29"> </text:span><text:span text:style-name="T17">ﮋ</text:span><text:span text:style-name="T29"> </text:span><text:span text:style-name="T17">ﮌ</text:span><text:span text:style-name="T29"> </text:span><text:span text:style-name="T17">ﮍ</text:span><text:span text:style-name="T29"> </text:span><text:span text:style-name="T17">ﮎ</text:span><text:span text:style-name="T29"> </text:span><text:span text:style-name="T17">ﮏ</text:span><text:span text:style-name="T29"> </text:span><text:span text:style-name="T17">ﮐ</text:span><text:span text:style-name="T29"> </text:span><text:span text:style-name="T17">ﮑ</text:span><text:span text:style-name="T29"> </text:span><text:span text:style-name="T17">ﮒﮓ</text:span><text:span text:style-name="T29"> </text:span><text:span text:style-name="T17">ﮔ</text:span><text:span text:style-name="T29"> </text:span><text:span text:style-name="T17">ﮕ</text:span><text:span text:style-name="T29"> </text:span><text:span text:style-name="T17">ﮖ</text:span><text:span text:style-name="T29"> </text:span><text:span text:style-name="T17">ﮗ</text:span><text:span text:style-name="T29"> </text:span><text:span text:style-name="T17">ﮘﮙ</text:span><text:span text:style-name="T29"> </text:span><text:span text:style-name="T17">ﮚ</text:span><text:span text:style-name="T29"> </text:span><text:span text:style-name="T17">ﮛ</text:span><text:span text:style-name="T29"> </text:span><text:span text:style-name="T17">ﮜ</text:span><text:span text:style-name="T29"> </text:span><text:span text:style-name="T17">ﮝ</text:span><text:span text:style-name="T29"> </text:span><text:span text:style-name="T17">ﮞ</text:span><text:span text:style-name="T29"> </text:span><text:span text:style-name="T17">ﮟ</text:span><text:span text:style-name="T29"> </text:span><text:span text:style-name="T17">ﮠ</text:span><text:span text:style-name="T29"> </text:span><text:span text:style-name="T17">ﮡ</text:span><text:span text:style-name="T29"> </text:span><text:span text:style-name="T17">ﮢ</text:span><text:span text:style-name="T29"> </text:span><text:span text:style-name="T17">ﮣ</text:span><text:span text:style-name="T29"> </text:span><text:span text:style-name="T17">ﮤ</text:span><text:span text:style-name="T29"> </text:span><text:span text:style-name="T17">ﮥ</text:span><text:span text:style-name="T29"> </text:span><text:span text:style-name="T17">ﮦ</text:span><text:span text:style-name="T29"> </text:span><text:span text:style-name="T17">ﮧﮨ</text:span><text:span text:style-name="T29"> </text:span><text:span text:style-name="T17">ﮩ</text:span><text:span text:style-name="T29"> </text:span><text:span text:style-name="T17">ﮪ</text:span><text:span text:style-name="T29"> </text:span><text:span text:style-name="T17">ﮫ</text:span><text:span text:style-name="T29"> </text:span><text:span text:style-name="T17">ﮬ</text:span><text:span text:style-name="T29"> </text:span><text:span text:style-name="T17">ﮭ</text:span><text:span text:style-name="T29"> </text:span><text:span text:style-name="T17">ﮮ</text:span><text:span text:style-name="T29"> </text:span><text:span text:style-name="T17">ﮯ</text:span><text:span text:style-name="T29"> </text:span><text:span text:style-name="T17">ﮰ</text:span><text:span text:style-name="T29"> </text:span><text:span text:style-name="T17">ﮱ</text:span><text:span text:style-name="T29"> </text:span><text:span text:style-name="T17">ﯓ</text:span><text:span text:style-name="T29"> </text:span><text:span text:style-name="T17">ﯔ</text:span><text:span text:style-name="T29"> </text:span><text:span text:style-name="T17">ﯕ</text:span><text:span text:style-name="T29"> </text:span><text:span text:style-name="T17">ﯖ</text:span><text:span text:style-name="T29"> </text:span><text:span text:style-name="T17">ﯗ</text:span><text:span text:style-name="T29"> </text:span><text:span text:style-name="T17">ﯘ</text:span><text:span text:style-name="T29"> </text:span><text:span text:style-name="T17">ﯙ</text:span><text:span text:style-name="T29"> </text:span><text:span text:style-name="T17">ﯚ</text:span><text:span text:style-name="T29"> </text:span><text:span text:style-name="T17">ﯛ</text:span><text:span text:style-name="T29"> </text:span><text:span text:style-name="T17">ﯜ</text:span><text:span text:style-name="T29"> </text:span><text:span text:style-name="T17">ﯝ</text:span><text:span text:style-name="T29"> </text:span><text:span text:style-name="T17">ﯞ</text:span><text:span text:style-name="T29"> </text:span><text:span text:style-name="T17">ﯟ</text:span><text:span text:style-name="T29"> </text:span><text:span text:style-name="T17">ﯠ</text:span><text:span text:style-name="T29"> </text:span><text:span text:style-name="T17">ﯡ</text:span><text:span text:style-name="T29"> </text:span><text:span text:style-name="T17">ﯢ</text:span><text:span text:style-name="T29"> </text:span><text:span text:style-name="T17">ﯣ</text:span><text:span text:style-name="T29"> </text:span><text:span text:style-name="T17">ﯤ</text:span><text:span text:style-name="T29"> </text:span><text:span text:style-name="T17">ﯥ</text:span><text:span text:style-name="T29"> </text:span><text:span text:style-name="T17">ﯦ</text:span><text:span text:style-name="T29"> </text:span><text:span text:style-name="T17">ﯧ</text:span><text:span text:style-name="T29"> </text:span><text:span text:style-name="T17">ﯨ</text:span><text:span text:style-name="T29"> </text:span><text:span text:style-name="T17">ﯩ</text:span><text:span text:style-name="T29"> </text:span><text:span text:style-name="T17">ﯪ</text:span><text:span text:style-name="T29"> </text:span><text:span text:style-name="T17">ﯫ</text:span><text:span text:style-name="T29"> </text:span><text:span text:style-name="T17">ﯬ</text:span><text:span text:style-name="T29"> </text:span><text:span text:style-name="T17">ﯭ</text:span><text:span text:style-name="T29"> </text:span><text:span text:style-name="T17">ﯮ</text:span><text:span text:style-name="T29"> </text:span><text:span text:style-name="T17">ﯯ</text:span><text:span text:style-name="T29"> </text:span><text:span text:style-name="T17">ﯰ</text:span><text:span text:style-name="T29"> </text:span><text:span text:style-name="T17">ﯱ</text:span><text:span text:style-name="T29"> </text:span><text:span text:style-name="T17">ﯲﯳ</text:span><text:span text:style-name="T29"> </text:span><text:span text:style-name="T17">ﯴ</text:span><text:span text:style-name="T29"> </text:span><text:span text:style-name="T17">ﯵ</text:span><text:span text:style-name="T29"> </text:span><text:span text:style-name="T17">ﯶ</text:span><text:span text:style-name="T29"> </text:span><text:span text:style-name="T17">ﯷ</text:span></text:p>
      <text:p text:style-name="P19"><text:span text:style-name="T18">ﭑ</text:span><text:span text:style-name="T29"> </text:span><text:span text:style-name="T18">ﭒ</text:span><text:span text:style-name="T29"> </text:span><text:span text:style-name="T18">ﭓ</text:span><text:span text:style-name="T29"> </text:span><text:span text:style-name="T18">ﭔ</text:span><text:span text:style-name="T29"> </text:span><text:span text:style-name="T18">ﭕ</text:span><text:span text:style-name="T29"> </text:span><text:span text:style-name="T18">ﭖ</text:span><text:span text:style-name="T29"> </text:span><text:span text:style-name="T18">ﭗ</text:span><text:span text:style-name="T29"> </text:span><text:span text:style-name="T18">ﭘ</text:span><text:span text:style-name="T29"> </text:span><text:span text:style-name="T18">ﭙﭚ</text:span><text:span text:style-name="T29"> </text:span><text:span text:style-name="T18">ﭛ</text:span><text:span text:style-name="T29"> </text:span><text:span text:style-name="T18">ﭜ</text:span><text:span text:style-name="T29"> </text:span><text:span text:style-name="T18">ﭝ</text:span><text:span text:style-name="T29"> </text:span><text:span text:style-name="T18">ﭞ</text:span><text:span text:style-name="T29"> </text:span><text:span text:style-name="T18">ﭟ</text:span><text:span text:style-name="T29"> </text:span><text:span text:style-name="T18">ﭠ</text:span><text:span text:style-name="T29"> </text:span><text:span text:style-name="T18">ﭡ</text:span><text:span text:style-name="T29"> </text:span><text:span text:style-name="T18">ﭢ</text:span><text:span text:style-name="T29"> </text:span><text:span text:style-name="T18">ﭣ</text:span><text:span text:style-name="T29"> </text:span><text:span text:style-name="T18">ﭤ</text:span><text:span text:style-name="T29"> </text:span><text:span text:style-name="T18">ﭥ</text:span><text:span text:style-name="T29"> </text:span><text:span text:style-name="T18">ﭦ</text:span><text:span text:style-name="T29"> </text:span><text:span text:style-name="T18">ﭧ</text:span><text:span text:style-name="T29"> </text:span><text:span text:style-name="T18">ﭨﭩ</text:span><text:span text:style-name="T29"> </text:span><text:span text:style-name="T18">ﭪ</text:span><text:span text:style-name="T29"> </text:span><text:span text:style-name="T18">ﭫ</text:span><text:span text:style-name="T29"> </text:span><text:span text:style-name="T18">ﭬ</text:span><text:span text:style-name="T29"> </text:span><text:span text:style-name="T18">ﭭ</text:span><text:span text:style-name="T29"> </text:span><text:span text:style-name="T18">ﭮ</text:span><text:span text:style-name="T29"> </text:span><text:span text:style-name="T18">ﭯ</text:span><text:span text:style-name="T29"> </text:span><text:span text:style-name="T18">ﭰ</text:span><text:span text:style-name="T29"> </text:span><text:span text:style-name="T18">ﭱ</text:span><text:span text:style-name="T29"> </text:span><text:span text:style-name="T18">ﭲ</text:span><text:span text:style-name="T29"> </text:span><text:span text:style-name="T18">ﭳ</text:span><text:span text:style-name="T29"> </text:span><text:span text:style-name="T18">ﭴ</text:span><text:span text:style-name="T29"> </text:span><text:span text:style-name="T18">ﭵ</text:span><text:span text:style-name="T29"> </text:span><text:span text:style-name="T18">ﭶ</text:span><text:span text:style-name="T29"> </text:span><text:span text:style-name="T18">ﭷﭸ</text:span><text:span text:style-name="T29"> </text:span><text:span text:style-name="T18">ﭹ</text:span><text:span text:style-name="T29"> </text:span><text:span text:style-name="T18">ﭺ</text:span><text:span text:style-name="T29"> </text:span><text:span text:style-name="T18">ﭻ</text:span><text:span text:style-name="T29"> </text:span><text:span text:style-name="T18">ﭼ</text:span><text:span text:style-name="T29"> </text:span><text:span text:style-name="T18">ﭽ</text:span><text:span text:style-name="T29"> </text:span><text:span text:style-name="T18">ﭾ</text:span><text:span text:style-name="T29"> </text:span><text:span text:style-name="T18">ﭿ</text:span><text:span text:style-name="T29"> </text:span><text:span text:style-name="T18">ﮀ</text:span><text:span text:style-name="T29"> </text:span><text:span text:style-name="T18">ﮁ</text:span><text:span text:style-name="T29"> </text:span><text:span text:style-name="T18">ﮂ</text:span><text:span text:style-name="T29"> </text:span><text:span text:style-name="T18">ﮃ</text:span><text:span text:style-name="T29"> </text:span><text:span text:style-name="T18">ﮄ</text:span><text:span text:style-name="T29"> </text:span><text:span text:style-name="T18">ﮅ</text:span><text:span text:style-name="T29"> </text:span><text:span text:style-name="T18">ﮆ</text:span><text:span text:style-name="T29"> </text:span><text:span text:style-name="T18">ﮇ</text:span><text:span text:style-name="T29"> </text:span><text:span text:style-name="T18">ﮈ</text:span><text:span text:style-name="T29"> </text:span><text:span text:style-name="T18">ﮉ</text:span><text:span text:style-name="T29"> </text:span><text:span text:style-name="T18">ﮊ</text:span><text:span text:style-name="T29"> </text:span><text:span text:style-name="T18">ﮋﮌ</text:span><text:span text:style-name="T29"> </text:span><text:span text:style-name="T18">ﮍ</text:span><text:span text:style-name="T29"> </text:span><text:span text:style-name="T18">ﮎ</text:span><text:span text:style-name="T29"> </text:span><text:span text:style-name="T18">ﮏ</text:span><text:span text:style-name="T29"> </text:span><text:span text:style-name="T18">ﮐ</text:span><text:span text:style-name="T29"> </text:span><text:span text:style-name="T18">ﮑ</text:span><text:span text:style-name="T29"> </text:span><text:span text:style-name="T18">ﮒ</text:span><text:span text:style-name="T29"> </text:span><text:span text:style-name="T18">ﮓ</text:span><text:span text:style-name="T29"> </text:span><text:span text:style-name="T18">ﮔ</text:span><text:span text:style-name="T29"> </text:span><text:span text:style-name="T18">ﮕ</text:span><text:span text:style-name="T29"> </text:span><text:span text:style-name="T18">ﮖ</text:span><text:span text:style-name="T29"> </text:span><text:span text:style-name="T18">ﮗ</text:span><text:span text:style-name="T29"> </text:span><text:span text:style-name="T18">ﮘ</text:span><text:span text:style-name="T29"> </text:span><text:span text:style-name="T18">ﮙ</text:span><text:span text:style-name="T29"> </text:span><text:span text:style-name="T18">ﮚ</text:span><text:span text:style-name="T29"> </text:span><text:span text:style-name="T18">ﮛ</text:span><text:span text:style-name="T29"> </text:span><text:span text:style-name="T18">ﮜ</text:span><text:span text:style-name="T29"> </text:span><text:span text:style-name="T18">ﮝ</text:span><text:span text:style-name="T29"> </text:span><text:span text:style-name="T18">ﮞ</text:span><text:span text:style-name="T29"> </text:span><text:span text:style-name="T18">ﮟ</text:span><text:span text:style-name="T29"> </text:span><text:span text:style-name="T18">ﮠ</text:span><text:span text:style-name="T29"> </text:span><text:span text:style-name="T18">ﮡ</text:span><text:span text:style-name="T29"> </text:span><text:span text:style-name="T18">ﮢ</text:span><text:span text:style-name="T29"> </text:span><text:span text:style-name="T18">ﮣﮤ</text:span><text:span text:style-name="T29"> </text:span><text:span text:style-name="T18">ﮥ</text:span><text:span text:style-name="T29"> </text:span><text:span text:style-name="T18">ﮦ</text:span><text:span text:style-name="T29"> </text:span><text:span text:style-name="T18">ﮧﮨ</text:span><text:span text:style-name="T29"> </text:span><text:span text:style-name="T18">ﮩ</text:span><text:span text:style-name="T29"> </text:span><text:span text:style-name="T18">ﮪ</text:span><text:span text:style-name="T29"> </text:span><text:span text:style-name="T18">ﮫ</text:span><text:span text:style-name="T29"> </text:span><text:span text:style-name="T18">ﮬ</text:span><text:span text:style-name="T29"> </text:span><text:span text:style-name="T18">ﮭ</text:span><text:span text:style-name="T29"> </text:span><text:span text:style-name="T18">ﮮ</text:span><text:span text:style-name="T29"> </text:span><text:span text:style-name="T18">ﮯﮰ</text:span><text:span text:style-name="T29"> </text:span><text:span text:style-name="T18">ﮱ</text:span><text:span text:style-name="T29"> </text:span><text:span text:style-name="T18">ﯓ</text:span><text:span text:style-name="T29"> </text:span><text:span text:style-name="T18">ﯔ</text:span><text:span text:style-name="T29"> </text:span><text:span text:style-name="T18">ﯕ</text:span><text:span text:style-name="T29"> </text:span><text:span text:style-name="T18">ﯖﯗ</text:span><text:span text:style-name="T29"> </text:span><text:span text:style-name="T18">ﯘ</text:span><text:span text:style-name="T29"> </text:span><text:span text:style-name="T18">ﯙ</text:span><text:span text:style-name="T29"> </text:span><text:span text:style-name="T18">ﯚ</text:span><text:span text:style-name="T29"> </text:span><text:span text:style-name="T18">ﯛ</text:span><text:span text:style-name="T29"> </text:span><text:span text:style-name="T18">ﯜ</text:span><text:span text:style-name="T29"> </text:span><text:span text:style-name="T18">ﯝ</text:span><text:span text:style-name="T29"> </text:span><text:span text:style-name="T18">ﯞ</text:span><text:span text:style-name="T29"> </text:span><text:span text:style-name="T18">ﯟ</text:span><text:span text:style-name="T29"> </text:span><text:span text:style-name="T18">ﯠﯡ</text:span><text:span text:style-name="T29"> </text:span><text:span text:style-name="T18">ﯢ</text:span><text:span text:style-name="T29"> </text:span><text:span text:style-name="T18">ﯣ</text:span><text:span text:style-name="T29"> </text:span><text:span text:style-name="T18">ﯤ</text:span><text:span text:style-name="T29"> </text:span><text:span text:style-name="T18">ﯥ</text:span><text:span text:style-name="T29"> </text:span><text:span text:style-name="T18">ﯦ</text:span><text:span text:style-name="T29"> </text:span><text:span text:style-name="T18">ﯧ</text:span><text:span text:style-name="T29"> </text:span><text:span text:style-name="T18">ﯨ</text:span><text:span text:style-name="T29"> </text:span><text:span text:style-name="T18">ﯩ</text:span><text:span text:style-name="T29"> </text:span><text:span text:style-name="T18">ﯪ</text:span><text:span text:style-name="T29"> </text:span><text:span text:style-name="T18">ﯫﯬ</text:span><text:span text:style-name="T29"> </text:span><text:span text:style-name="T18">ﯭ</text:span><text:span text:style-name="T29"> </text:span><text:span text:style-name="T18">ﯮ</text:span><text:span text:style-name="T29"> </text:span><text:span text:style-name="T18">ﯯ</text:span><text:span text:style-name="T29"> </text:span><text:span text:style-name="T18">ﯰ</text:span><text:span text:style-name="T29"> </text:span><text:span text:style-name="T18">ﯱ</text:span><text:span text:style-name="T29"> </text:span><text:span text:style-name="T18">ﯲ</text:span><text:span text:style-name="T29"> </text:span><text:span text:style-name="T18">ﯳ</text:span><text:span text:style-name="T29"> </text:span><text:span text:style-name="T18">ﯴﯵ</text:span><text:span text:style-name="T29"> </text:span><text:span text:style-name="T18">ﯶ</text:span><text:span text:style-name="T29"> </text:span><text:span text:style-name="T18">ﯷ</text:span><text:span text:style-name="T29"> </text:span><text:span text:style-name="T18">ﯸ</text:span><text:span text:style-name="T29"> </text:span><text:span text:style-name="T18">ﯹﯺ</text:span><text:span text:style-name="T29"> </text:span><text:span text:style-name="T18">ﯻ</text:span><text:span text:style-name="T29"> </text:span><text:span text:style-name="T18">ﯼ</text:span><text:span text:style-name="T29"> </text:span><text:span text:style-name="T18">ﯽ</text:span><text:span text:style-name="T29"> </text:span><text:span text:style-name="T18">ﯾ</text:span><text:span text:style-name="T29"> </text:span><text:span text:style-name="T18">ﯿ</text:span><text:span text:style-name="T29"> </text:span><text:span text:style-name="T18">ﰀ</text:span></text:p>
      <text:p text:style-name="P20"><text:span text:style-name="T19">ﭑ</text:span><text:span text:style-name="T29"> </text:span><text:span text:style-name="T19">ﭒ</text:span><text:span text:style-name="T29"> </text:span><text:span text:style-name="T19">ﭓ</text:span><text:span text:style-name="T29"> </text:span><text:span text:style-name="T19">ﭔﭕ</text:span><text:span text:style-name="T29"> </text:span><text:span text:style-name="T19">ﭖ</text:span><text:span text:style-name="T29"> </text:span><text:span text:style-name="T19">ﭗ</text:span><text:span text:style-name="T29"> </text:span><text:span text:style-name="T19">ﭘ</text:span><text:span text:style-name="T29"> </text:span><text:span text:style-name="T19">ﭙ</text:span><text:span text:style-name="T29"> </text:span><text:span text:style-name="T19">ﭚ</text:span><text:span text:style-name="T29"> </text:span><text:span text:style-name="T19">ﭛ</text:span><text:span text:style-name="T29"> </text:span><text:span text:style-name="T19">ﭜﭝ</text:span><text:span text:style-name="T29"> </text:span><text:span text:style-name="T19">ﭞ</text:span><text:span text:style-name="T29"> </text:span><text:span text:style-name="T19">ﭟ</text:span><text:span text:style-name="T29"> </text:span><text:span text:style-name="T19">ﭠ</text:span><text:span text:style-name="T29"> </text:span><text:span text:style-name="T19">ﭡ</text:span><text:span text:style-name="T29"> </text:span><text:span text:style-name="T19">ﭢ</text:span><text:span text:style-name="T29"> </text:span><text:span text:style-name="T19">ﭣﭤ</text:span><text:span text:style-name="T29"> </text:span><text:span text:style-name="T19">ﭥ</text:span><text:span text:style-name="T29"> </text:span><text:span text:style-name="T19">ﭦ</text:span><text:span text:style-name="T29"> </text:span><text:span text:style-name="T19">ﭧ</text:span><text:span text:style-name="T29"> </text:span><text:span text:style-name="T19">ﭨ</text:span><text:span text:style-name="T29"> </text:span><text:span text:style-name="T19">ﭩﭪ</text:span><text:span text:style-name="T29"> </text:span><text:span text:style-name="T19">ﭫ</text:span><text:span text:style-name="T29"> </text:span><text:span text:style-name="T19">ﭬ</text:span><text:span text:style-name="T29"> </text:span><text:span text:style-name="T19">ﭭ</text:span><text:span text:style-name="T29"> </text:span><text:span text:style-name="T19">ﭮ</text:span><text:span text:style-name="T29"> </text:span><text:span text:style-name="T19">ﭯ</text:span><text:span text:style-name="T29"> </text:span><text:span text:style-name="T19">ﭰ</text:span><text:span text:style-name="T29"> </text:span><text:span text:style-name="T19">ﭱ</text:span><text:span text:style-name="T29"> </text:span><text:span text:style-name="T19">ﭲ</text:span><text:span text:style-name="T29"> </text:span><text:span text:style-name="T19">ﭳ</text:span><text:span text:style-name="T29"> </text:span><text:span text:style-name="T19">ﭴ</text:span><text:span text:style-name="T29"> </text:span><text:span text:style-name="T19">ﭵ</text:span><text:span text:style-name="T29"> </text:span><text:span text:style-name="T19">ﭶ</text:span><text:span text:style-name="T29"> </text:span><text:span text:style-name="T19">ﭷ</text:span><text:span text:style-name="T29"> </text:span><text:span text:style-name="T19">ﭸ</text:span><text:span text:style-name="T29"> </text:span><text:span text:style-name="T19">ﭹ</text:span><text:span text:style-name="T29"> </text:span><text:span text:style-name="T19">ﭺ</text:span><text:span text:style-name="T29"> </text:span><text:span text:style-name="T19">ﭻﭼ</text:span><text:span text:style-name="T29"> </text:span><text:span text:style-name="T19">ﭽ</text:span><text:span text:style-name="T29"> </text:span><text:span text:style-name="T19">ﭾ</text:span><text:span text:style-name="T29"> </text:span><text:span text:style-name="T19">ﭿ</text:span><text:span text:style-name="T29"> </text:span><text:span text:style-name="T19">ﮀ</text:span><text:span text:style-name="T29"> </text:span><text:span text:style-name="T19">ﮁ</text:span><text:span text:style-name="T29"> </text:span><text:span text:style-name="T19">ﮂ</text:span><text:span text:style-name="T29"> </text:span><text:span text:style-name="T19">ﮃ</text:span><text:span text:style-name="T29"> </text:span><text:span text:style-name="T19">ﮄ</text:span><text:span text:style-name="T29"> </text:span><text:span text:style-name="T19">ﮅ</text:span><text:span text:style-name="T29"> </text:span><text:span text:style-name="T19">ﮆﮇ</text:span><text:span text:style-name="T29"> </text:span><text:span text:style-name="T19">ﮈ</text:span><text:span text:style-name="T29"> </text:span><text:span text:style-name="T19">ﮉ</text:span><text:span text:style-name="T29"> </text:span><text:span text:style-name="T19">ﮊ</text:span><text:span text:style-name="T29"> </text:span><text:span text:style-name="T19">ﮋ</text:span><text:span text:style-name="T29"> </text:span><text:span text:style-name="T19">ﮌ</text:span><text:span text:style-name="T29"> </text:span><text:span text:style-name="T19">ﮍ</text:span><text:span text:style-name="T29"> </text:span><text:span text:style-name="T19">ﮎ</text:span><text:span text:style-name="T29"> </text:span><text:span text:style-name="T19">ﮏ</text:span><text:span text:style-name="T29"> </text:span><text:span text:style-name="T19">ﮐ</text:span><text:span text:style-name="T29"> </text:span><text:span text:style-name="T19">ﮑ</text:span><text:span text:style-name="T29"> </text:span><text:span text:style-name="T19">ﮒ</text:span><text:span text:style-name="T29"> </text:span><text:span text:style-name="T19">ﮓ</text:span><text:span text:style-name="T29"> </text:span><text:span text:style-name="T19">ﮔ</text:span><text:span text:style-name="T29"> </text:span><text:span text:style-name="T19">ﮕ</text:span><text:span text:style-name="T29"> </text:span><text:span text:style-name="T19">ﮖ</text:span><text:span text:style-name="T29"> </text:span><text:span text:style-name="T19">ﮗ</text:span><text:span text:style-name="T29"> </text:span><text:span text:style-name="T19">ﮘﮙ</text:span><text:span text:style-name="T29"> </text:span><text:span text:style-name="T19">ﮚ</text:span><text:span text:style-name="T29"> </text:span><text:span text:style-name="T19">ﮛ</text:span><text:span text:style-name="T29"> </text:span><text:span text:style-name="T19">ﮜ</text:span><text:span text:style-name="T29"> </text:span><text:span text:style-name="T19">ﮝ</text:span><text:span text:style-name="T29"> </text:span><text:span text:style-name="T19">ﮞ</text:span><text:span text:style-name="T29"> </text:span><text:span text:style-name="T19">ﮟ</text:span><text:span text:style-name="T29"> </text:span><text:span text:style-name="T19">ﮠ</text:span><text:span text:style-name="T29"> </text:span><text:span text:style-name="T19">ﮡ</text:span><text:span text:style-name="T29"> </text:span><text:span text:style-name="T19">ﮢﮣ</text:span><text:span text:style-name="T29"> </text:span><text:span text:style-name="T19">ﮤ</text:span><text:span text:style-name="T29"> </text:span><text:span text:style-name="T19">ﮥ</text:span><text:span text:style-name="T29"> </text:span><text:span text:style-name="T19">ﮦ</text:span><text:span text:style-name="T29"> </text:span><text:span text:style-name="T19">ﮧ</text:span><text:span text:style-name="T29"> </text:span><text:span text:style-name="T19">ﮨ</text:span><text:span text:style-name="T29"> </text:span><text:span text:style-name="T19">ﮩ</text:span><text:span text:style-name="T29"> </text:span><text:span text:style-name="T19">ﮪ</text:span><text:span text:style-name="T29"> </text:span><text:span text:style-name="T19">ﮫ</text:span><text:span text:style-name="T29"> </text:span><text:span text:style-name="T19">ﮬ</text:span><text:span text:style-name="T29"> </text:span><text:span text:style-name="T19">ﮭ</text:span><text:span text:style-name="T29"> </text:span><text:span text:style-name="T19">ﮮ</text:span><text:span text:style-name="T29"> </text:span><text:span text:style-name="T19">ﮯ</text:span><text:span text:style-name="T29"> </text:span><text:span text:style-name="T19">ﮰ</text:span><text:span text:style-name="T29"> </text:span><text:span text:style-name="T19">ﮱ</text:span><text:span text:style-name="T29"> </text:span><text:span text:style-name="T19">ﯓ</text:span><text:span text:style-name="T29"> </text:span><text:span text:style-name="T19">ﯔ</text:span><text:span text:style-name="T29"> </text:span><text:span text:style-name="T19">ﯕ</text:span><text:span text:style-name="T29"> </text:span><text:span text:style-name="T19">ﯖ</text:span><text:span text:style-name="T29"> </text:span><text:span text:style-name="T19">ﯗ</text:span><text:span text:style-name="T29"> </text:span><text:span text:style-name="T19">ﯘ</text:span><text:span text:style-name="T29"> </text:span><text:span text:style-name="T19">ﯙ</text:span><text:span text:style-name="T29"> </text:span><text:span text:style-name="T19">ﯚ</text:span><text:span text:style-name="T29"> </text:span><text:span text:style-name="T19">ﯛ</text:span><text:span text:style-name="T29"> </text:span><text:span text:style-name="T19">ﯜ</text:span><text:span text:style-name="T29"> </text:span><text:span text:style-name="T19">ﯝ</text:span><text:span text:style-name="T29"> </text:span><text:span text:style-name="T19">ﯞﯟ</text:span><text:span text:style-name="T29"> </text:span><text:span text:style-name="T19">ﯠ</text:span><text:span text:style-name="T29"> </text:span><text:span text:style-name="T19">ﯡ</text:span><text:span text:style-name="T29"> </text:span><text:span text:style-name="T19">ﯢ</text:span><text:span text:style-name="T29"> </text:span><text:span text:style-name="T19">ﯣ</text:span><text:span text:style-name="T29"> </text:span><text:span text:style-name="T19">ﯤ</text:span><text:span text:style-name="T29"> </text:span><text:span text:style-name="T19">ﯥﯦ</text:span><text:span text:style-name="T29"> </text:span><text:span text:style-name="T19">ﯧ</text:span><text:span text:style-name="T29"> </text:span><text:span text:style-name="T19">ﯨ</text:span><text:span text:style-name="T29"> </text:span><text:span text:style-name="T19">ﯩ</text:span><text:span text:style-name="T29"> </text:span><text:span text:style-name="T19">ﯪ</text:span><text:span text:style-name="T29"> </text:span><text:span text:style-name="T19">ﯫ</text:span><text:span text:style-name="T29"> </text:span><text:span text:style-name="T19">ﯬ</text:span><text:span text:style-name="T29"> </text:span><text:span text:style-name="T19">ﯭ</text:span><text:span text:style-name="T29"> </text:span><text:span text:style-name="T19">ﯮ</text:span><text:span text:style-name="T29"> </text:span><text:span text:style-name="T19">ﯯ</text:span><text:span text:style-name="T29"> </text:span><text:span text:style-name="T19">ﯰ</text:span></text:p>
      <text:p text:style-name="P21"><text:span text:style-name="T20">ﭑ</text:span><text:span text:style-name="T29"> </text:span><text:span text:style-name="T20">ﭒ</text:span><text:span text:style-name="T29"> </text:span><text:span text:style-name="T20">ﭓ</text:span><text:span text:style-name="T29"> </text:span><text:span text:style-name="T20">ﭔ</text:span><text:span text:style-name="T29"> </text:span><text:span text:style-name="T20">ﭕ</text:span><text:span text:style-name="T29"> </text:span><text:span text:style-name="T20">ﭖ</text:span><text:span text:style-name="T29"> </text:span><text:span text:style-name="T20">ﭗ</text:span><text:span text:style-name="T29"> </text:span><text:span text:style-name="T20">ﭘ</text:span><text:span text:style-name="T29"> </text:span><text:span text:style-name="T20">ﭙ</text:span><text:span text:style-name="T29"> </text:span><text:span text:style-name="T20">ﭚ</text:span><text:span text:style-name="T29"> </text:span><text:span text:style-name="T20">ﭛ</text:span><text:span text:style-name="T29"> </text:span><text:span text:style-name="T20">ﭜﭝ</text:span><text:span text:style-name="T29"> </text:span><text:span text:style-name="T20">ﭞ</text:span><text:span text:style-name="T29"> </text:span><text:span text:style-name="T20">ﭟ</text:span><text:span text:style-name="T29"> </text:span><text:span text:style-name="T20">ﭠ</text:span><text:span text:style-name="T29"> </text:span><text:span text:style-name="T20">ﭡ</text:span><text:span text:style-name="T29"> </text:span><text:span text:style-name="T20">ﭢ</text:span><text:span text:style-name="T29"> </text:span><text:span text:style-name="T20">ﭣ</text:span><text:span text:style-name="T29"> </text:span><text:span text:style-name="T20">ﭤ</text:span><text:span text:style-name="T29"> </text:span><text:span text:style-name="T20">ﭥ</text:span><text:span text:style-name="T29"> </text:span><text:span text:style-name="T20">ﭦ</text:span><text:span text:style-name="T29"> </text:span><text:span text:style-name="T20">ﭧ</text:span><text:span text:style-name="T29"> </text:span><text:span text:style-name="T20">ﭨ</text:span><text:span text:style-name="T29"> </text:span><text:span text:style-name="T20">ﭩ</text:span><text:span text:style-name="T29"> </text:span><text:span text:style-name="T20">ﭪ</text:span><text:span text:style-name="T29"> </text:span><text:span text:style-name="T20">ﭫ</text:span><text:span text:style-name="T29"> </text:span><text:span text:style-name="T20">ﭬ</text:span><text:span text:style-name="T29"> </text:span><text:span text:style-name="T20">ﭭ</text:span><text:span text:style-name="T29"> </text:span><text:span text:style-name="T20">ﭮ</text:span><text:span text:style-name="T29"> </text:span><text:span text:style-name="T20">ﭯ</text:span><text:span text:style-name="T29"> </text:span><text:span text:style-name="T20">ﭰ</text:span><text:span text:style-name="T29"> </text:span><text:span text:style-name="T20">ﭱ</text:span><text:span text:style-name="T29"> </text:span><text:span text:style-name="T20">ﭲ</text:span><text:span text:style-name="T29"> </text:span><text:span text:style-name="T20">ﭳﭴ</text:span><text:span text:style-name="T29"> </text:span><text:span text:style-name="T20">ﭵ</text:span><text:span text:style-name="T29"> </text:span><text:span text:style-name="T20">ﭶ</text:span><text:span text:style-name="T29"> </text:span><text:span text:style-name="T20">ﭷ</text:span><text:span text:style-name="T29"> </text:span><text:span text:style-name="T20">ﭸ</text:span><text:span text:style-name="T29"> </text:span><text:span text:style-name="T20">ﭹ</text:span><text:span text:style-name="T29"> </text:span><text:span text:style-name="T20">ﭺ</text:span><text:span text:style-name="T29"> </text:span><text:span text:style-name="T20">ﭻ</text:span><text:span text:style-name="T29"> </text:span><text:span text:style-name="T20">ﭼ</text:span><text:span text:style-name="T29"> </text:span><text:span text:style-name="T20">ﭽ</text:span><text:span text:style-name="T29"> </text:span><text:span text:style-name="T20">ﭾ</text:span><text:span text:style-name="T29"> </text:span><text:span text:style-name="T20">ﭿ</text:span><text:span text:style-name="T29"> </text:span><text:span text:style-name="T20">ﮀ</text:span><text:span text:style-name="T29"> </text:span><text:span text:style-name="T20">ﮁ</text:span><text:span text:style-name="T29"> </text:span><text:span text:style-name="T20">ﮂ</text:span><text:span text:style-name="T29"> </text:span><text:span text:style-name="T20">ﮃ</text:span><text:span text:style-name="T29"> </text:span><text:span text:style-name="T20">ﮄ</text:span><text:span text:style-name="T29"> </text:span><text:span text:style-name="T20">ﮅ</text:span><text:span text:style-name="T29"> </text:span><text:span text:style-name="T20">ﮆ</text:span><text:span text:style-name="T29"> </text:span><text:span text:style-name="T20">ﮇ</text:span><text:span text:style-name="T29"> </text:span><text:span text:style-name="T20">ﮈ</text:span><text:span text:style-name="T29"> </text:span><text:span text:style-name="T20">ﮉ</text:span><text:span text:style-name="T29"> </text:span><text:span text:style-name="T20">ﮊﮋ</text:span><text:span text:style-name="T29"> </text:span><text:span text:style-name="T20">ﮌ</text:span><text:span text:style-name="T29"> </text:span><text:span text:style-name="T20">ﮍ</text:span><text:span text:style-name="T29"> </text:span><text:span text:style-name="T20">ﮎ</text:span><text:span text:style-name="T29"> </text:span><text:span text:style-name="T20">ﮏ</text:span><text:span text:style-name="T29"> </text:span><text:span text:style-name="T20">ﮐﮑ</text:span><text:span text:style-name="T29"> </text:span><text:span text:style-name="T20">ﮒ</text:span><text:span text:style-name="T29"> </text:span><text:span text:style-name="T20">ﮓ</text:span><text:span text:style-name="T29"> </text:span><text:span text:style-name="T20">ﮔ</text:span><text:span text:style-name="T29"> </text:span><text:span text:style-name="T20">ﮕ</text:span><text:span text:style-name="T29"> </text:span><text:span text:style-name="T20">ﮖ</text:span><text:span text:style-name="T29"> </text:span><text:span text:style-name="T20">ﮗ</text:span><text:span text:style-name="T29"> </text:span><text:span text:style-name="T20">ﮘﮙ</text:span><text:span text:style-name="T29"> </text:span><text:span text:style-name="T20">ﮚ</text:span><text:span text:style-name="T29"> </text:span><text:span text:style-name="T20">ﮛ</text:span><text:span text:style-name="T29"> </text:span><text:span text:style-name="T20">ﮜ</text:span><text:span text:style-name="T29"> </text:span><text:span text:style-name="T20">ﮝ</text:span><text:span text:style-name="T29"> </text:span><text:span text:style-name="T20">ﮞﮟ</text:span><text:span text:style-name="T29"> </text:span><text:span text:style-name="T20">ﮠ</text:span><text:span text:style-name="T29"> </text:span><text:span text:style-name="T20">ﮡ</text:span><text:span text:style-name="T29"> </text:span><text:span text:style-name="T20">ﮢ</text:span><text:span text:style-name="T29"> </text:span><text:span text:style-name="T20">ﮣ</text:span><text:span text:style-name="T29"> </text:span><text:span text:style-name="T20">ﮤ</text:span><text:span text:style-name="T29"> </text:span><text:span text:style-name="T20">ﮥ</text:span><text:span text:style-name="T29"> </text:span><text:span text:style-name="T20">ﮦ</text:span><text:span text:style-name="T29"> </text:span><text:span text:style-name="T20">ﮧ</text:span><text:span text:style-name="T29"> </text:span><text:span text:style-name="T20">ﮨ</text:span><text:span text:style-name="T29"> </text:span><text:span text:style-name="T20">ﮩ</text:span><text:span text:style-name="T29"> </text:span><text:span text:style-name="T20">ﮪﮫ</text:span><text:span text:style-name="T29"> </text:span><text:span text:style-name="T20">ﮬ</text:span><text:span text:style-name="T29"> </text:span><text:span text:style-name="T20">ﮭﮮ</text:span><text:span text:style-name="T29"> </text:span><text:span text:style-name="T20">ﮯ</text:span><text:span text:style-name="T29"> </text:span><text:span text:style-name="T20">ﮰ</text:span><text:span text:style-name="T29"> </text:span><text:span text:style-name="T20">ﮱ</text:span><text:span text:style-name="T29"> </text:span><text:span text:style-name="T20">ﯓ</text:span><text:span text:style-name="T29"> </text:span><text:span text:style-name="T20">ﯔ</text:span><text:span text:style-name="T29"> </text:span><text:span text:style-name="T20">ﯕ</text:span><text:span text:style-name="T29"> </text:span><text:span text:style-name="T20">ﯖ</text:span><text:span text:style-name="T29"> </text:span><text:span text:style-name="T20">ﯗ</text:span><text:span text:style-name="T29"> </text:span><text:span text:style-name="T20">ﯘ</text:span><text:span text:style-name="T29"> </text:span><text:span text:style-name="T20">ﯙ</text:span><text:span text:style-name="T29"> </text:span><text:span text:style-name="T20">ﯚ</text:span><text:span text:style-name="T29"> </text:span><text:span text:style-name="T20">ﯛ</text:span><text:span text:style-name="T29"> </text:span><text:span text:style-name="T20">ﯜ</text:span><text:span text:style-name="T29"> </text:span><text:span text:style-name="T20">ﯝ</text:span><text:span text:style-name="T29"> </text:span><text:span text:style-name="T20">ﯞ</text:span><text:span text:style-name="T29"> </text:span><text:span text:style-name="T20">ﯟ</text:span><text:span text:style-name="T29"> </text:span><text:span text:style-name="T20">ﯠ</text:span><text:span text:style-name="T29"> </text:span><text:span text:style-name="T20">ﯡ</text:span><text:span text:style-name="T29"> </text:span><text:span text:style-name="T20">ﯢ</text:span><text:span text:style-name="T29"> </text:span><text:span text:style-name="T20">ﯣ</text:span><text:span text:style-name="T29"> </text:span><text:span text:style-name="T20">ﯤ</text:span><text:span text:style-name="T29"> </text:span><text:span text:style-name="T20">ﯥ</text:span><text:span text:style-name="T29"> </text:span><text:span text:style-name="T20">ﯦ</text:span><text:span text:style-name="T29"> </text:span><text:span text:style-name="T20">ﯧ</text:span><text:span text:style-name="T29"> </text:span><text:span text:style-name="T20">ﯨ</text:span><text:span text:style-name="T29"> </text:span><text:span text:style-name="T20">ﯩ</text:span><text:span text:style-name="T29"> </text:span><text:span text:style-name="T20">ﯪ</text:span><text:span text:style-name="T29"> </text:span><text:span text:style-name="T20">ﯫﯬ</text:span><text:span text:style-name="T29"> </text:span><text:span text:style-name="T20">ﯭ</text:span><text:span text:style-name="T29"> </text:span><text:span text:style-name="T20">ﯮ</text:span><text:span text:style-name="T29"> </text:span><text:span text:style-name="T20">ﯯ</text:span><text:span text:style-name="T29"> </text:span><text:span text:style-name="T20">ﯰ</text:span><text:span text:style-name="T29"> </text:span><text:span text:style-name="T20">ﯱ</text:span><text:span text:style-name="T29"> </text:span><text:span text:style-name="T20">ﯲ</text:span><text:span text:style-name="T29"> </text:span><text:span text:style-name="T20">ﯳ</text:span><text:span text:style-name="T29"> </text:span><text:span text:style-name="T20">ﯴ</text:span><text:span text:style-name="T29"> </text:span><text:span text:style-name="T20">ﯵ</text:span><text:span text:style-name="T29"> </text:span><text:span text:style-name="T20">ﯶﯷ</text:span><text:span text:style-name="T29"> </text:span><text:span text:style-name="T20">ﯸ</text:span><text:span text:style-name="T29"> </text:span><text:span text:style-name="T20">ﯹ</text:span><text:span text:style-name="T29"> </text:span><text:span text:style-name="T20">ﯺ</text:span><text:span text:style-name="T29"> </text:span><text:span text:style-name="T20">ﯻ</text:span><text:span text:style-name="T29"> </text:span><text:span text:style-name="T20">ﯼ</text:span><text:span text:style-name="T29"> </text:span><text:span text:style-name="T20">ﯽ</text:span><text:span text:style-name="T29"> </text:span><text:span text:style-name="T20">ﯾ</text:span><text:span text:style-name="T29"> </text:span><text:span text:style-name="T20">ﯿ</text:span><text:span text:style-name="T29"> </text:span><text:span text:style-name="T20">ﰀﰁ</text:span><text:span text:style-name="T29"> </text:span><text:span text:style-name="T20">ﰂ</text:span><text:span text:style-name="T29"> </text:span><text:span text:style-name="T20">ﰃ</text:span><text:span text:style-name="T29"> </text:span><text:span text:style-name="T20">ﰄ</text:span><text:span text:style-name="T29"> </text:span><text:span text:style-name="T20">ﰅ</text:span><text:span text:style-name="T29"> </text:span><text:span text:style-name="T20">ﰆ</text:span><text:span text:style-name="T29"> </text:span><text:span text:style-name="T20">ﰇ</text:span><text:span text:style-name="T29"> </text:span><text:span text:style-name="T20">ﰈ</text:span><text:span text:style-name="T29"> </text:span><text:span text:style-name="T20">ﰉ</text:span></text:p>
      <text:p text:style-name="P22"><text:span text:style-name="T24">ﭑ</text:span><text:span text:style-name="T29"> </text:span><text:span text:style-name="T21">ﭒ</text:span><text:span text:style-name="T29"> </text:span><text:span text:style-name="T21">ﭓ</text:span><text:span text:style-name="T29"> </text:span><text:span text:style-name="T21">ﭔ</text:span><text:span text:style-name="T29"> </text:span><text:span text:style-name="T21">ﭕ</text:span><text:span text:style-name="T29"> </text:span><text:span text:style-name="T21">ﭖ</text:span><text:span text:style-name="T29"> </text:span><text:span text:style-name="T21">ﭗ</text:span><text:span text:style-name="T29"> </text:span><text:span text:style-name="T21">ﭘ</text:span><text:span text:style-name="T29"> </text:span><text:span text:style-name="T21">ﭙﭚ</text:span><text:span text:style-name="T29"> </text:span><text:span text:style-name="T21">ﭛ</text:span><text:span text:style-name="T29"> </text:span><text:span text:style-name="T21">ﭜ</text:span><text:span text:style-name="T29"> </text:span><text:span text:style-name="T21">ﭝﭞ</text:span><text:span text:style-name="T29"> </text:span><text:span text:style-name="T21">ﭟ</text:span><text:span text:style-name="T29"> </text:span><text:span text:style-name="T21">ﭠ</text:span><text:span text:style-name="T29"> </text:span><text:span text:style-name="T21">ﭡ</text:span><text:span text:style-name="T29"> </text:span><text:span text:style-name="T21">ﭢ</text:span><text:span text:style-name="T29"> </text:span><text:span text:style-name="T21">ﭣﭤ</text:span><text:span text:style-name="T29"> </text:span><text:span text:style-name="T21">ﭥ</text:span><text:span text:style-name="T29"> </text:span><text:span text:style-name="T21">ﭦ</text:span><text:span text:style-name="T29"> </text:span><text:span text:style-name="T21">ﭧ</text:span><text:span text:style-name="T29"> </text:span><text:span text:style-name="T21">ﭨ</text:span><text:span text:style-name="T29"> </text:span><text:span text:style-name="T21">ﭩ</text:span><text:span text:style-name="T29"> </text:span><text:span text:style-name="T21">ﭪ</text:span><text:span text:style-name="T29"> </text:span><text:span text:style-name="T21">ﭫ</text:span><text:span text:style-name="T29"> </text:span><text:span text:style-name="T21">ﭬ</text:span><text:span text:style-name="T29"> </text:span><text:span text:style-name="T21">ﭭ</text:span><text:span text:style-name="T29"> </text:span><text:span text:style-name="T21">ﭮ</text:span><text:span text:style-name="T29"> </text:span><text:span text:style-name="T21">ﭯ</text:span><text:span text:style-name="T29"> </text:span><text:span text:style-name="T21">ﭰ</text:span><text:span text:style-name="T29"> </text:span><text:span text:style-name="T21">ﭱ</text:span><text:span text:style-name="T29"> </text:span><text:span text:style-name="T21">ﭲ</text:span><text:span text:style-name="T29"> </text:span><text:span text:style-name="T21">ﭳ</text:span><text:span text:style-name="T29"> </text:span><text:span text:style-name="T21">ﭴ</text:span><text:span text:style-name="T29"> </text:span><text:span text:style-name="T21">ﭵ</text:span><text:span text:style-name="T29"> </text:span><text:span text:style-name="T21">ﭶ</text:span><text:span text:style-name="T29"> </text:span><text:span text:style-name="T21">ﭷﭸ</text:span><text:span text:style-name="T31"> </text:span><text:span text:style-name="T22">ﭹ</text:span><text:span text:style-name="T31"> </text:span><text:span text:style-name="T22">ﭺ</text:span><text:span text:style-name="T31"> </text:span><text:span text:style-name="T22">ﭻ</text:span><text:span text:style-name="T31"> </text:span><text:span text:style-name="T22">ﭼ</text:span><text:span text:style-name="T31"> </text:span><text:span text:style-name="T22">ﭽ</text:span><text:span text:style-name="T31"> </text:span><text:span text:style-name="T22">ﭾ</text:span><text:span text:style-name="T31"> </text:span><text:span text:style-name="T22">ﭿ</text:span><text:span text:style-name="T31"> </text:span><text:span text:style-name="T22">ﮀ</text:span><text:span text:style-name="T29"> </text:span><text:span text:style-name="T22">ﮁ</text:span><text:span text:style-name="T29"> </text:span><text:span text:style-name="T21">ﮂ</text:span><text:span text:style-name="T29"> </text:span><text:span text:style-name="T21">ﮃ</text:span><text:span text:style-name="T29"> </text:span><text:span text:style-name="T21">ﮄ</text:span><text:span text:style-name="T29"> </text:span><text:span text:style-name="T21">ﮅ</text:span><text:span text:style-name="T29"> </text:span><text:span text:style-name="T21">ﮆ</text:span><text:span text:style-name="T29"> </text:span><text:span text:style-name="T21">ﮇ</text:span><text:span text:style-name="T29"> </text:span><text:span text:style-name="T21">ﮈ</text:span><text:span text:style-name="T29"> </text:span><text:span text:style-name="T21">ﮉ</text:span><text:span text:style-name="T29"> </text:span><text:span text:style-name="T21">ﮊ</text:span><text:span text:style-name="T29"> </text:span><text:span text:style-name="T21">ﮋ</text:span><text:span text:style-name="T29"> </text:span><text:span text:style-name="T21">ﮌ</text:span><text:span text:style-name="T29"> </text:span><text:span text:style-name="T21">ﮍ</text:span><text:span text:style-name="T29"> </text:span><text:span text:style-name="T21">ﮎ</text:span><text:span text:style-name="T29"> </text:span><text:span text:style-name="T21">ﮏ</text:span><text:span text:style-name="T29"> </text:span><text:span text:style-name="T21">ﮐ</text:span><text:span text:style-name="T29"> </text:span><text:span text:style-name="T21">ﮑ</text:span><text:span text:style-name="T29"> </text:span><text:span text:style-name="T21">ﮒﮓ</text:span><text:span text:style-name="T29"> </text:span><text:span text:style-name="T21">ﮔ</text:span><text:span text:style-name="T29"> </text:span><text:span text:style-name="T21">ﮕﮖ</text:span><text:span text:style-name="T29"> </text:span><text:span text:style-name="T21">ﮗ</text:span><text:span text:style-name="T29"> </text:span><text:span text:style-name="T21">ﮘ</text:span><text:span text:style-name="T29"> </text:span><text:span text:style-name="T21">ﮙ</text:span><text:span text:style-name="T29"> </text:span><text:span text:style-name="T21">ﮚ</text:span><text:span text:style-name="T29"> </text:span><text:span text:style-name="T21">ﮛ</text:span><text:span text:style-name="T29"> </text:span><text:span text:style-name="T21">ﮜ</text:span><text:span text:style-name="T29"> </text:span><text:span text:style-name="T21">ﮝ</text:span><text:span text:style-name="T29"> </text:span><text:span text:style-name="T21">ﮞ</text:span><text:span text:style-name="T29"> </text:span><text:span text:style-name="T21">ﮟ</text:span><text:span text:style-name="T29"> </text:span><text:span text:style-name="T21">ﮠ</text:span><text:span text:style-name="T29"> </text:span><text:span text:style-name="T21">ﮡ</text:span><text:span text:style-name="T29"> </text:span><text:span text:style-name="T21">ﮢ</text:span><text:span text:style-name="T29"> </text:span><text:span text:style-name="T21">ﮣ</text:span><text:span text:style-name="T29"> </text:span><text:span text:style-name="T21">ﮤ</text:span><text:span text:style-name="T29"> </text:span><text:span text:style-name="T21">ﮥ</text:span><text:span text:style-name="T29"> </text:span><text:span text:style-name="T21">ﮦ</text:span><text:span text:style-name="T29"> </text:span><text:span text:style-name="T21">ﮧ</text:span><text:span text:style-name="T29"> </text:span><text:span text:style-name="T21">ﮨ</text:span><text:span text:style-name="T29"> </text:span><text:span text:style-name="T21">ﮩ</text:span><text:span text:style-name="T29"> </text:span><text:span text:style-name="T21">ﮪ</text:span><text:span text:style-name="T29"> </text:span><text:span text:style-name="T21">ﮫ</text:span><text:span text:style-name="T29"> </text:span><text:span text:style-name="T21">ﮬ</text:span><text:span text:style-name="T29"> </text:span><text:span text:style-name="T21">ﮭ</text:span><text:span text:style-name="T29"> </text:span><text:span text:style-name="T21">ﮮ</text:span><text:span text:style-name="T29"> </text:span><text:span text:style-name="T21">ﮯ</text:span><text:span text:style-name="T29"> </text:span><text:span text:style-name="T21">ﮰ</text:span><text:span text:style-name="T29"> </text:span><text:span text:style-name="T21">ﮱ</text:span><text:span text:style-name="T29"> </text:span><text:span text:style-name="T21">ﯓ</text:span><text:span text:style-name="T29"> </text:span><text:span text:style-name="T21">ﯔ</text:span><text:span text:style-name="T29"> </text:span><text:span text:style-name="T21">ﯕ</text:span><text:span text:style-name="T29"> </text:span><text:span text:style-name="T21">ﯖ</text:span><text:span text:style-name="T29"> </text:span><text:span text:style-name="T21">ﯗ</text:span><text:span text:style-name="T29"> </text:span><text:span text:style-name="T21">ﯘﯙ</text:span><text:span text:style-name="T29"> </text:span><text:span text:style-name="T21">ﯚ</text:span><text:span text:style-name="T29"> </text:span><text:span text:style-name="T21">ﯛ</text:span><text:span text:style-name="T29"> </text:span><text:span text:style-name="T21">ﯜ</text:span><text:span text:style-name="T29"> </text:span><text:span text:style-name="T21">ﯝ</text:span><text:span text:style-name="T29"> </text:span><text:span text:style-name="T21">ﯞ</text:span><text:span text:style-name="T29"> </text:span><text:span text:style-name="T21">ﯟﯠ</text:span><text:span text:style-name="T29"> </text:span><text:span text:style-name="T21">ﯡ</text:span><text:span text:style-name="T29"> </text:span><text:span text:style-name="T21">ﯢ</text:span><text:span text:style-name="T29"> </text:span><text:span text:style-name="T21">ﯣ</text:span><text:span text:style-name="T29"> </text:span><text:span text:style-name="T21">ﯤ</text:span><text:span text:style-name="T29"> </text:span><text:span text:style-name="T21">ﯥ</text:span><text:span text:style-name="T29"> </text:span><text:span text:style-name="T21">ﯦ</text:span><text:span text:style-name="T29"> </text:span><text:span text:style-name="T21">ﯧ</text:span><text:span text:style-name="T29"> </text:span><text:span text:style-name="T21">ﯨ</text:span><text:span text:style-name="T29"> </text:span><text:span text:style-name="T21">ﯩ</text:span><text:span text:style-name="T29"> </text:span><text:span text:style-name="T21">ﯪ</text:span><text:span text:style-name="T29"> </text:span><text:span text:style-name="T21">ﯫ</text:span><text:span text:style-name="T29"> </text:span><text:span text:style-name="T21">ﯬ</text:span><text:span text:style-name="T29"> </text:span><text:span text:style-name="T21">ﯭ</text:span><text:span text:style-name="T29"> </text:span><text:span text:style-name="T21">ﯮ</text:span><text:span text:style-name="T29"> </text:span><text:span text:style-name="T21">ﯯ</text:span><text:span text:style-name="T29"> </text:span><text:span text:style-name="T21">ﯰ</text:span><text:span text:style-name="T29"> </text:span><text:span text:style-name="T21">ﯱ</text:span><text:span text:style-name="T29"> </text:span><text:span text:style-name="T21">ﯲ</text:span><text:span text:style-name="T29"> </text:span><text:span text:style-name="T21">ﯳ</text:span><text:span text:style-name="T29"> </text:span><text:span text:style-name="T21">ﯴ</text:span><text:span text:style-name="T29"> </text:span><text:span text:style-name="T21">ﯵ</text:span><text:span text:style-name="T29"> </text:span><text:span text:style-name="T21">ﯶ</text:span><text:span text:style-name="T29"> </text:span><text:span text:style-name="T21">ﯷ</text:span><text:span text:style-name="T29"> </text:span><text:span text:style-name="T21">ﯸ</text:span><text:span text:style-name="T29"> </text:span><text:span text:style-name="T21">ﯹ</text:span><text:span text:style-name="T29"> </text:span><text:span text:style-name="T21">ﯺ</text:span><text:span text:style-name="T29"> </text:span><text:span text:style-name="T21">ﯻ</text:span><text:span text:style-name="T29"> </text:span><text:span text:style-name="T21">ﯼ</text:span><text:span text:style-name="T29"> </text:span><text:span text:style-name="T21">ﯽ</text:span><text:span text:style-name="T29"> </text:span><text:span text:style-name="T21">ﯾ</text:span><text:span text:style-name="T29"> </text:span><text:span text:style-name="T21">ﯿ</text:span><text:span text:style-name="T29"> </text:span><text:span text:style-name="T21">ﰀ</text:span><text:span text:style-name="T29"> </text:span><text:span text:style-name="T21">ﰁ</text:span><text:span text:style-name="T29"> </text:span><text:span text:style-name="T22">ﰂ</text:span><text:span text:style-name="T31"> </text:span><text:span text:style-name="T22">ﰃ</text:span><text:span text:style-name="T31"> </text:span><text:span text:style-name="T22">ﰄ</text:span><text:span text:style-name="T31"> </text:span><text:span text:style-name="T22">ﰅ</text:span><text:span text:style-name="T31"> </text:span><text:span text:style-name="T22">ﰆ</text:span><text:span text:style-name="T31"> </text:span><text:span text:style-name="T22">ﰇ</text:span><text:span text:style-name="T31"> </text:span><text:span text:style-name="T22">ﰈ</text:span><text:span text:style-name="T31"> </text:span><text:span text:style-name="T22">ﰉ</text:span><text:span text:style-name="T31"> </text:span><text:span text:style-name="T22">ﰊ</text:span><text:span text:style-name="T31"> </text:span><text:span text:style-name="T22">ﰋ</text:span><text:span text:style-name="T29"> </text:span><text:span text:style-name="T23">ﰌ</text:span><text:span text:style-name="T33"> <text:s/></text:span><text:span text:style-name="T23">ﰍ</text:span><text:span text:style-name="T33"> </text:span><text:span text:style-name="T23">ﰎ</text:span><text:span text:style-name="T33"> </text:span><text:span text:style-name="T23">ﰏ</text:span><text:span text:style-name="T33"> </text:span><text:span text:style-name="T23">ﰐﰑ</text:span><text:span text:style-name="T33"> </text:span><text:span text:style-name="T23">ﰒ</text:span><text:span text:style-name="T33"> </text:span><text:span text:style-name="T23">ﰓ</text:span><text:span text:style-name="T33"> </text:span><text:span text:style-name="T23">ﰔ</text:span><text:span text:style-name="T33"> </text:span><text:span text:style-name="T23">ﰕ</text:span><text:span text:style-name="T33"> </text:span><text:span text:style-name="T23">ﰖ</text:span><text:span text:style-name="T33"> </text:span><text:span text:style-name="T23">ﰗ</text:span></text:p>
      <text:p text:style-name="P23"><text:span text:style-name="T24">ﭑ</text:span><text:span text:style-name="T29"> </text:span><text:span text:style-name="T24">ﭒ</text:span><text:span text:style-name="T29"> </text:span><text:span text:style-name="T24">ﭓ</text:span><text:span text:style-name="T29"> </text:span><text:span text:style-name="T24">ﭔ</text:span><text:span text:style-name="T29"> </text:span><text:span text:style-name="T24">ﭕ</text:span><text:span text:style-name="T29"> </text:span><text:span text:style-name="T24">ﭖ</text:span><text:span text:style-name="T29"> </text:span><text:span text:style-name="T24">ﭗﭘ</text:span><text:span text:style-name="T29"> </text:span><text:span text:style-name="T24">ﭙ</text:span><text:span text:style-name="T29"> </text:span><text:span text:style-name="T24">ﭚ</text:span><text:span text:style-name="T29"> </text:span><text:span text:style-name="T24">ﭛ</text:span><text:span text:style-name="T29"> </text:span><text:span text:style-name="T24">ﭜ</text:span><text:span text:style-name="T29"> </text:span><text:span text:style-name="T24">ﭝ</text:span><text:span text:style-name="T29"> </text:span><text:span text:style-name="T24">ﭞ</text:span><text:span text:style-name="T29"> </text:span><text:span text:style-name="T24">ﭟ</text:span><text:span text:style-name="T29"> </text:span><text:span text:style-name="T24">ﭠ</text:span><text:span text:style-name="T29"> </text:span><text:span text:style-name="T24">ﭡ</text:span><text:span text:style-name="T29"> </text:span><text:span text:style-name="T24">ﭢ</text:span><text:span text:style-name="T29"> </text:span><text:span text:style-name="T24">ﭣ</text:span><text:span text:style-name="T29"> </text:span><text:span text:style-name="T24">ﭤ</text:span><text:span text:style-name="T29"> </text:span><text:span text:style-name="T24">ﭥ</text:span><text:span text:style-name="T29"> </text:span><text:span text:style-name="T24">ﭦ</text:span><text:span text:style-name="T29"> </text:span><text:span text:style-name="T24">ﭧ</text:span><text:span text:style-name="T29"> </text:span><text:span text:style-name="T24">ﭨ</text:span><text:span text:style-name="T29"> </text:span><text:span text:style-name="T24">ﭩ</text:span><text:span text:style-name="T29"> </text:span><text:span text:style-name="T24">ﭪ</text:span><text:span text:style-name="T29"> </text:span><text:span text:style-name="T24">ﭫ</text:span><text:span text:style-name="T29"> </text:span><text:span text:style-name="T24">ﭬ</text:span><text:span text:style-name="T29"> </text:span><text:span text:style-name="T24">ﭭ</text:span><text:span text:style-name="T29"> </text:span><text:span text:style-name="T24">ﭮ</text:span><text:span text:style-name="T29"> </text:span><text:span text:style-name="T24">ﭯ</text:span><text:span text:style-name="T29"> </text:span><text:span text:style-name="T24">ﭰ</text:span><text:span text:style-name="T29"> </text:span><text:span text:style-name="T24">ﭱ</text:span><text:span text:style-name="T29"> </text:span><text:span text:style-name="T24">ﭲ</text:span><text:span text:style-name="T29"> </text:span><text:span text:style-name="T24">ﭳ</text:span><text:span text:style-name="T29"> </text:span><text:span text:style-name="T24">ﭴ</text:span><text:span text:style-name="T29"> </text:span><text:span text:style-name="T24">ﭵ</text:span><text:span text:style-name="T29"> </text:span><text:span text:style-name="T24">ﭶ</text:span><text:span text:style-name="T29"> </text:span><text:span text:style-name="T24">ﭷ</text:span><text:span text:style-name="T29"> </text:span><text:span text:style-name="T24">ﭸ</text:span><text:span text:style-name="T29"> </text:span><text:span text:style-name="T24">ﭹ</text:span><text:span text:style-name="T29"> </text:span><text:span text:style-name="T24">ﭺ</text:span><text:span text:style-name="T29"> </text:span><text:span text:style-name="T24">ﭻ</text:span><text:span text:style-name="T29"> </text:span><text:span text:style-name="T24">ﭼﭽ</text:span><text:span text:style-name="T29"> </text:span><text:span text:style-name="T24">ﭾ</text:span><text:span text:style-name="T29"> </text:span><text:span text:style-name="T24">ﭿ</text:span><text:span text:style-name="T29"> </text:span><text:span text:style-name="T24">ﮀ</text:span><text:span text:style-name="T29"> </text:span><text:span text:style-name="T24">ﮁ</text:span><text:span text:style-name="T29"> </text:span><text:span text:style-name="T24">ﮂ</text:span><text:span text:style-name="T29"> </text:span><text:span text:style-name="T24">ﮃ</text:span><text:span text:style-name="T29"> </text:span><text:span text:style-name="T24">ﮄ</text:span><text:span text:style-name="T29"> </text:span><text:span text:style-name="T24">ﮅ</text:span><text:span text:style-name="T29"> </text:span><text:span text:style-name="T24">ﮆ</text:span><text:span text:style-name="T29"> </text:span><text:span text:style-name="T24">ﮇ</text:span><text:span text:style-name="T29"> </text:span><text:span text:style-name="T24">ﮈﮉ</text:span><text:span text:style-name="T29"> </text:span><text:span text:style-name="T24">ﮊ</text:span><text:span text:style-name="T29"> </text:span><text:span text:style-name="T24">ﮋ</text:span><text:span text:style-name="T29"> </text:span><text:span text:style-name="T24">ﮌ</text:span><text:span text:style-name="T29"> </text:span><text:span text:style-name="T24">ﮍ</text:span><text:span text:style-name="T29"> </text:span><text:span text:style-name="T24">ﮎ</text:span><text:span text:style-name="T29"> </text:span><text:span text:style-name="T24">ﮏ</text:span><text:span text:style-name="T29"> </text:span><text:span text:style-name="T24">ﮐ</text:span><text:span text:style-name="T29"> </text:span><text:span text:style-name="T24">ﮑ</text:span><text:span text:style-name="T29"> </text:span><text:span text:style-name="T24">ﮒ</text:span><text:span text:style-name="T29"> </text:span><text:span text:style-name="T24">ﮓ</text:span><text:span text:style-name="T29"> </text:span><text:span text:style-name="T24">ﮔ</text:span><text:span text:style-name="T29"> </text:span><text:span text:style-name="T24">ﮕ</text:span><text:span text:style-name="T29"> </text:span><text:span text:style-name="T24">ﮖ</text:span><text:span text:style-name="T29"> </text:span><text:span text:style-name="T24">ﮗ</text:span><text:span text:style-name="T29"> </text:span><text:span text:style-name="T24">ﮘ</text:span><text:span text:style-name="T29"> </text:span><text:span text:style-name="T24">ﮙ</text:span><text:span text:style-name="T29"> </text:span><text:span text:style-name="T24">ﮚ</text:span><text:span text:style-name="T29"> </text:span><text:span text:style-name="T24">ﮛ</text:span><text:span text:style-name="T29"> </text:span><text:span text:style-name="T24">ﮜﮝ</text:span><text:span text:style-name="T29"> </text:span><text:span text:style-name="T24">ﮞ</text:span><text:span text:style-name="T29"> </text:span><text:span text:style-name="T24">ﮟ</text:span><text:span text:style-name="T29"> </text:span><text:span text:style-name="T24">ﮠ</text:span><text:span text:style-name="T29"> </text:span><text:span text:style-name="T24">ﮡ</text:span><text:span text:style-name="T29"> </text:span><text:span text:style-name="T24">ﮢ</text:span><text:span text:style-name="T29"> </text:span><text:span text:style-name="T24">ﮣ</text:span><text:span text:style-name="T29"> </text:span><text:span text:style-name="T24">ﮤ</text:span><text:span text:style-name="T29"> </text:span><text:span text:style-name="T24">ﮥ</text:span><text:span text:style-name="T29"> </text:span><text:span text:style-name="T24">ﮦ</text:span><text:span text:style-name="T29"> </text:span><text:span text:style-name="T24">ﮧ</text:span><text:span text:style-name="T29"> </text:span><text:span text:style-name="T24">ﮨ</text:span><text:span text:style-name="T29"> </text:span><text:span text:style-name="T24">ﮩ</text:span><text:span text:style-name="T29"> </text:span><text:span text:style-name="T24">ﮪ</text:span><text:span text:style-name="T29"> </text:span><text:span text:style-name="T24">ﮫ</text:span><text:span text:style-name="T29"> </text:span><text:span text:style-name="T24">ﮬﮭ</text:span><text:span text:style-name="T29"> </text:span><text:span text:style-name="T24">ﮮ</text:span><text:span text:style-name="T29"> </text:span><text:span text:style-name="T24">ﮯ</text:span><text:span text:style-name="T29"> </text:span><text:span text:style-name="T24">ﮰ</text:span><text:span text:style-name="T29"> </text:span><text:span text:style-name="T24">ﮱ</text:span><text:span text:style-name="T29"> </text:span><text:span text:style-name="T24">ﯓ</text:span><text:span text:style-name="T29"> </text:span><text:span text:style-name="T24">ﯔ</text:span><text:span text:style-name="T29"> </text:span><text:span text:style-name="T24">ﯕ</text:span><text:span text:style-name="T29"> </text:span><text:span text:style-name="T24">ﯖ</text:span><text:span text:style-name="T29"> </text:span><text:span text:style-name="T24">ﯗ</text:span><text:span text:style-name="T29"> </text:span><text:span text:style-name="T24">ﯘ</text:span><text:span text:style-name="T29"> </text:span><text:span text:style-name="T24">ﯙ</text:span><text:span text:style-name="T29"> </text:span><text:span text:style-name="T24">ﯚ</text:span><text:span text:style-name="T29"> </text:span><text:span text:style-name="T24">ﯛ</text:span><text:span text:style-name="T29"> </text:span><text:span text:style-name="T24">ﯜﯝ</text:span><text:span text:style-name="T29"> </text:span><text:span text:style-name="T24">ﯞ</text:span><text:span text:style-name="T29"> </text:span><text:span text:style-name="T24">ﯟ</text:span><text:span text:style-name="T29"> </text:span><text:span text:style-name="T24">ﯠ</text:span><text:span text:style-name="T29"> </text:span><text:span text:style-name="T24">ﯡ</text:span><text:span text:style-name="T29"> </text:span><text:span text:style-name="T24">ﯢ</text:span><text:span text:style-name="T29"> </text:span><text:span text:style-name="T24">ﯣ</text:span><text:span text:style-name="T29"> </text:span><text:span text:style-name="T24">ﯤ</text:span><text:span text:style-name="T29"> </text:span><text:span text:style-name="T24">ﯥ</text:span><text:span text:style-name="T29"> </text:span><text:span text:style-name="T24">ﯦ</text:span><text:span text:style-name="T29"> </text:span><text:span text:style-name="T24">ﯧﯨ</text:span><text:span text:style-name="T29"> </text:span><text:span text:style-name="T24">ﯩ</text:span><text:span text:style-name="T29"> </text:span><text:span text:style-name="T24">ﯪ</text:span><text:span text:style-name="T29"> </text:span><text:span text:style-name="T24">ﯫ</text:span><text:span text:style-name="T29"> </text:span><text:span text:style-name="T24">ﯬ</text:span><text:span text:style-name="T29"> </text:span><text:span text:style-name="T24">ﯭﯮ</text:span><text:span text:style-name="T29"> </text:span><text:span text:style-name="T24">ﯯ</text:span><text:span text:style-name="T29"> </text:span><text:span text:style-name="T24">ﯰ</text:span><text:span text:style-name="T29"> </text:span><text:span text:style-name="T24">ﯱ</text:span><text:span text:style-name="T29"> </text:span><text:span text:style-name="T24">ﯲ</text:span><text:span text:style-name="T29"> </text:span><text:span text:style-name="T24">ﯳ</text:span><text:span text:style-name="T29"> </text:span><text:span text:style-name="T24">ﯴﯵ</text:span><text:span text:style-name="T29"> </text:span><text:span text:style-name="T24">ﯶ</text:span><text:span text:style-name="T29"> </text:span><text:span text:style-name="T24">ﯷ</text:span><text:span text:style-name="T29"> </text:span><text:span text:style-name="T24">ﯸ</text:span><text:span text:style-name="T29"> </text:span><text:span text:style-name="T24">ﯹ</text:span><text:span text:style-name="T29"> </text:span><text:span text:style-name="T24">ﯺ</text:span><text:span text:style-name="T29"> </text:span><text:span text:style-name="T24">ﯻ</text:span><text:span text:style-name="T29"> </text:span><text:span text:style-name="T24">ﯼ</text:span><text:span text:style-name="T29"> </text:span><text:span text:style-name="T24">ﯽ</text:span><text:span text:style-name="T29"> </text:span><text:span text:style-name="T24">ﯾ</text:span><text:span text:style-name="T29"> </text:span><text:span text:style-name="T24">ﯿﰀ</text:span><text:span text:style-name="T29"> </text:span><text:span text:style-name="T24">ﰁ</text:span><text:span text:style-name="T29"> </text:span><text:span text:style-name="T24">ﰂ</text:span><text:span text:style-name="T29"> </text:span><text:span text:style-name="T24">ﰃ</text:span><text:span text:style-name="T29"> </text:span><text:span text:style-name="T24">ﰄ</text:span><text:span text:style-name="T29"> </text:span><text:span text:style-name="T24">ﰅ</text:span><text:span text:style-name="T29"> </text:span><text:span text:style-name="T24">ﰆ</text:span><text:span text:style-name="T29"> </text:span><text:span text:style-name="T24">ﰇﰈ</text:span><text:span text:style-name="T29"> </text:span><text:span text:style-name="T24">ﰉ</text:span><text:span text:style-name="T29"> </text:span><text:span text:style-name="T24">ﰊ</text:span><text:span text:style-name="T29"> </text:span><text:span text:style-name="T24">ﰋ</text:span><text:span text:style-name="T29"> </text:span><text:span text:style-name="T24">ﰌ</text:span><text:span text:style-name="T29"> </text:span><text:span text:style-name="T24">ﰍ</text:span><text:span text:style-name="T29"> </text:span><text:span text:style-name="T24">ﰎﰏ</text:span><text:span text:style-name="T29"> </text:span><text:span text:style-name="T24">ﰐ</text:span><text:span text:style-name="T29"> </text:span><text:span text:style-name="T24">ﰑ</text:span><text:span text:style-name="T29"> </text:span><text:span text:style-name="T24">ﰒ</text:span><text:span text:style-name="T29"> </text:span><text:span text:style-name="T24">ﰓﰔ</text:span><text:span text:style-name="T29"> </text:span><text:span text:style-name="T24">ﰕ</text:span><text:span text:style-name="T29"> </text:span><text:span text:style-name="T24">ﰖ</text:span><text:span text:style-name="T29"> </text:span><text:span text:style-name="T24">ﰗ</text:span><text:span text:style-name="T29"> </text:span><text:span text:style-name="T24">ﰘ</text:span><text:span text:style-name="T29"> </text:span><text:span text:style-name="T24">ﰙ</text:span></text:p>
      <text:p text:style-name="P24"><text:span text:style-name="T25">ﭑ</text:span><text:span text:style-name="T29"> </text:span><text:span text:style-name="T25">ﭒ</text:span><text:span text:style-name="T29"> </text:span><text:span text:style-name="T25">ﭓ</text:span><text:span text:style-name="T29"> </text:span><text:span text:style-name="T25">ﭔ</text:span><text:span text:style-name="T29"> </text:span><text:span text:style-name="T25">ﭕ</text:span><text:span text:style-name="T29"> </text:span><text:span text:style-name="T25">ﭖ</text:span><text:span text:style-name="T29"> </text:span><text:span text:style-name="T25">ﭗ</text:span><text:span text:style-name="T29"> </text:span><text:span text:style-name="T25">ﭘ</text:span><text:span text:style-name="T29"> </text:span><text:span text:style-name="T25">ﭙ</text:span><text:span text:style-name="T29"> </text:span><text:span text:style-name="T25">ﭚ</text:span><text:span text:style-name="T29"> </text:span><text:span text:style-name="T25">ﭛ</text:span><text:span text:style-name="T29"> </text:span><text:span text:style-name="T25">ﭜ</text:span><text:span text:style-name="T29"> </text:span><text:span text:style-name="T25">ﭝ</text:span><text:span text:style-name="T29"> </text:span><text:span text:style-name="T26">ﭞ</text:span><text:span text:style-name="T31"> </text:span><text:span text:style-name="T26">ﭟ</text:span><text:span text:style-name="T31"> </text:span><text:span text:style-name="T26">ﭠ</text:span><text:span text:style-name="T29"> </text:span><text:span text:style-name="T25">ﭡ</text:span><text:span text:style-name="T29"> </text:span><text:span text:style-name="T25">ﭢ</text:span><text:span text:style-name="T29"> </text:span><text:span text:style-name="T25">ﭣ</text:span><text:span text:style-name="T29"> </text:span><text:span text:style-name="T25">ﭤ</text:span><text:span text:style-name="T29"> </text:span><text:span text:style-name="T25">ﭥ</text:span><text:span text:style-name="T29"> </text:span><text:span text:style-name="T25">ﭦ</text:span><text:span text:style-name="T29"> </text:span><text:span text:style-name="T25">ﭧ</text:span><text:span text:style-name="T29"> </text:span><text:span text:style-name="T25">ﭨ</text:span><text:span text:style-name="T29"> </text:span><text:span text:style-name="T25">ﭩ</text:span><text:span text:style-name="T29"> </text:span><text:span text:style-name="T25">ﭪ</text:span><text:span text:style-name="T29"> </text:span><text:span text:style-name="T25">ﭫ</text:span><text:span text:style-name="T29"> </text:span><text:span text:style-name="T25">ﭬ</text:span><text:span text:style-name="T29"> </text:span><text:span text:style-name="T25">ﭭﭮ</text:span><text:span text:style-name="T29"> </text:span><text:span text:style-name="T25">ﭯ</text:span><text:span text:style-name="T29"> </text:span><text:span text:style-name="T25">ﭰ</text:span><text:span text:style-name="T29"> </text:span><text:span text:style-name="T25">ﭱﭲ</text:span><text:span text:style-name="T29"> </text:span><text:span text:style-name="T25">ﭳ</text:span><text:span text:style-name="T29"> </text:span><text:span text:style-name="T25">ﭴ</text:span><text:span text:style-name="T29"> </text:span><text:span text:style-name="T25">ﭵ</text:span><text:span text:style-name="T29"> </text:span><text:span text:style-name="T25">ﭶ</text:span><text:span text:style-name="T29"> </text:span><text:span text:style-name="T25">ﭷ</text:span><text:span text:style-name="T29"> </text:span><text:span text:style-name="T25">ﭸ</text:span><text:span text:style-name="T29"> </text:span><text:span text:style-name="T25">ﭹ</text:span><text:span text:style-name="T29"> </text:span><text:span text:style-name="T25">ﭺ</text:span><text:span text:style-name="T29"> </text:span><text:span text:style-name="T25">ﭻ</text:span><text:span text:style-name="T29"> </text:span><text:span text:style-name="T25">ﭼ</text:span><text:span text:style-name="T29"> </text:span><text:span text:style-name="T25">ﭽ</text:span><text:span text:style-name="T29"> </text:span><text:span text:style-name="T25">ﭾ</text:span><text:span text:style-name="T29"> </text:span><text:span text:style-name="T25">ﭿ</text:span><text:span text:style-name="T29"> </text:span><text:span text:style-name="T25">ﮀ</text:span><text:span text:style-name="T29"> </text:span><text:span text:style-name="T25">ﮁﮂ</text:span><text:span text:style-name="T29"> </text:span><text:span text:style-name="T25">ﮃ</text:span><text:span text:style-name="T29"> </text:span><text:span text:style-name="T25">ﮄ</text:span><text:span text:style-name="T29"> </text:span><text:span text:style-name="T25">ﮅ</text:span><text:span text:style-name="T29"> </text:span><text:span text:style-name="T25">ﮆ</text:span><text:span text:style-name="T29"> </text:span><text:span text:style-name="T25">ﮇ</text:span><text:span text:style-name="T29"> </text:span><text:span text:style-name="T25">ﮈﮉ</text:span><text:span text:style-name="T29"> </text:span><text:span text:style-name="T25">ﮊ</text:span><text:span text:style-name="T29"> </text:span><text:span text:style-name="T25">ﮋ</text:span><text:span text:style-name="T29"> </text:span><text:span text:style-name="T25">ﮌ</text:span><text:span text:style-name="T29"> </text:span><text:span text:style-name="T25">ﮍﮎ</text:span><text:span text:style-name="T29"> </text:span><text:span text:style-name="T25">ﮏ</text:span><text:span text:style-name="T29"> </text:span><text:span text:style-name="T25">ﮐ</text:span><text:span text:style-name="T29"> </text:span><text:span text:style-name="T25">ﮑ</text:span><text:span text:style-name="T29"> </text:span><text:span text:style-name="T25">ﮒ</text:span><text:span text:style-name="T29"> </text:span><text:span text:style-name="T25">ﮓ</text:span><text:span text:style-name="T29"> </text:span><text:span text:style-name="T25">ﮔ</text:span><text:span text:style-name="T29"> </text:span><text:span text:style-name="T25">ﮕ</text:span><text:span text:style-name="T29"> </text:span><text:span text:style-name="T25">ﮖ</text:span><text:span text:style-name="T29"> </text:span><text:span text:style-name="T25">ﮗ</text:span><text:span text:style-name="T29"> </text:span><text:span text:style-name="T25">ﮘ</text:span><text:span text:style-name="T29"> </text:span><text:span text:style-name="T25">ﮙ</text:span><text:span text:style-name="T29"> </text:span><text:span text:style-name="T25">ﮚ</text:span><text:span text:style-name="T29"> </text:span><text:span text:style-name="T25">ﮛ</text:span><text:span text:style-name="T29"> </text:span><text:span text:style-name="T25">ﮜ</text:span><text:span text:style-name="T29"> </text:span><text:span text:style-name="T25">ﮝ</text:span><text:span text:style-name="T29"> </text:span><text:span text:style-name="T25">ﮞ</text:span><text:span text:style-name="T29"> </text:span><text:span text:style-name="T25">ﮟ</text:span><text:span text:style-name="T29"> </text:span><text:span text:style-name="T25">ﮠ</text:span><text:span text:style-name="T29"> </text:span><text:span text:style-name="T25">ﮡ</text:span><text:span text:style-name="T29"> </text:span><text:span text:style-name="T25">ﮢ</text:span><text:span text:style-name="T29"> </text:span><text:span text:style-name="T25">ﮣ</text:span><text:span text:style-name="T29"> </text:span><text:span text:style-name="T25">ﮤﮥ</text:span><text:span text:style-name="T29"> </text:span><text:span text:style-name="T25">ﮦ</text:span><text:span text:style-name="T29"> </text:span><text:span text:style-name="T25">ﮧ</text:span><text:span text:style-name="T29"> </text:span><text:span text:style-name="T25">ﮨ</text:span><text:span text:style-name="T29"> </text:span><text:span text:style-name="T25">ﮩ</text:span><text:span text:style-name="T29"> </text:span><text:span text:style-name="T25">ﮪ</text:span><text:span text:style-name="T29"> </text:span><text:span text:style-name="T25">ﮫ</text:span><text:span text:style-name="T29"> </text:span><text:span text:style-name="T25">ﮬ</text:span><text:span text:style-name="T29"> </text:span><text:span text:style-name="T25">ﮭ</text:span><text:span text:style-name="T29"> </text:span><text:span text:style-name="T25">ﮮ</text:span><text:span text:style-name="T29"> </text:span><text:span text:style-name="T25">ﮯﮰ</text:span><text:span text:style-name="T29"> </text:span><text:span text:style-name="T25">ﮱ</text:span><text:span text:style-name="T29"> </text:span><text:span text:style-name="T25">ﯓ</text:span><text:span text:style-name="T29"> </text:span><text:span text:style-name="T25">ﯔ</text:span><text:span text:style-name="T29"> </text:span><text:span text:style-name="T25">ﯕ</text:span><text:span text:style-name="T29"> </text:span><text:span text:style-name="T25">ﯖ</text:span><text:span text:style-name="T29"> </text:span><text:span text:style-name="T25">ﯗ</text:span><text:span text:style-name="T29"> </text:span><text:span text:style-name="T25">ﯘ</text:span><text:span text:style-name="T29"> </text:span><text:span text:style-name="T25">ﯙ</text:span><text:span text:style-name="T29"> </text:span><text:span text:style-name="T25">ﯚ</text:span><text:span text:style-name="T29"> </text:span><text:span text:style-name="T25">ﯛ</text:span><text:span text:style-name="T29"> </text:span><text:span text:style-name="T25">ﯜ</text:span><text:span text:style-name="T29"> </text:span><text:span text:style-name="T25">ﯝ</text:span><text:span text:style-name="T29"> </text:span><text:span text:style-name="T25">ﯞ</text:span><text:span text:style-name="T29"> </text:span><text:span text:style-name="T25">ﯟ</text:span><text:span text:style-name="T29"> </text:span><text:span text:style-name="T25">ﯠ</text:span><text:span text:style-name="T29"> </text:span><text:span text:style-name="T25">ﯡ</text:span><text:span text:style-name="T29"> </text:span><text:span text:style-name="T25">ﯢ</text:span><text:span text:style-name="T29"> </text:span><text:span text:style-name="T25">ﯣ</text:span><text:span text:style-name="T29"> </text:span><text:span text:style-name="T25">ﯤ</text:span><text:span text:style-name="T29"> </text:span><text:span text:style-name="T25">ﯥ</text:span><text:span text:style-name="T29"> </text:span><text:span text:style-name="T25">ﯦ</text:span><text:span text:style-name="T29"> </text:span><text:span text:style-name="T25">ﯧ</text:span><text:span text:style-name="T29"> </text:span><text:span text:style-name="T25">ﯨ</text:span><text:span text:style-name="T29"> </text:span><text:span text:style-name="T25">ﯩ</text:span><text:span text:style-name="T29"> </text:span><text:span text:style-name="T25">ﯪ</text:span><text:span text:style-name="T29"> </text:span><text:span text:style-name="T25">ﯫ</text:span><text:span text:style-name="T29"> </text:span><text:span text:style-name="T25">ﯬ</text:span><text:span text:style-name="T29"> </text:span><text:span text:style-name="T25">ﯭ</text:span><text:span text:style-name="T29"> </text:span><text:span text:style-name="T25">ﯮ</text:span><text:span text:style-name="T29"> </text:span><text:span text:style-name="T25">ﯯ</text:span><text:span text:style-name="T29"> </text:span><text:span text:style-name="T25">ﯰ</text:span><text:span text:style-name="T29"> </text:span><text:span text:style-name="T25">ﯱ</text:span><text:span text:style-name="T29"> </text:span><text:span text:style-name="T25">ﯲ</text:span><text:span text:style-name="T29"> </text:span><text:span text:style-name="T25">ﯳ</text:span><text:span text:style-name="T29"> </text:span><text:span text:style-name="T25">ﯴﯵ</text:span><text:span text:style-name="T29"> </text:span><text:span text:style-name="T25">ﯶ</text:span><text:span text:style-name="T29"> </text:span><text:span text:style-name="T25">ﯷ</text:span><text:span text:style-name="T29"> </text:span><text:span text:style-name="T25">ﯸ</text:span><text:span text:style-name="T29"> </text:span><text:span text:style-name="T25">ﯹ</text:span><text:span text:style-name="T29"> </text:span><text:span text:style-name="T25">ﯺ</text:span><text:span text:style-name="T29"> </text:span><text:span text:style-name="T25">ﯻ</text:span><text:span text:style-name="T29"> </text:span><text:span text:style-name="T25">ﯼ</text:span><text:span text:style-name="T29"> </text:span><text:span text:style-name="T25">ﯽ</text:span><text:span text:style-name="T29"> </text:span><text:span text:style-name="T25">ﯾ</text:span><text:span text:style-name="T29"> </text:span><text:span text:style-name="T25">ﯿ</text:span><text:span text:style-name="T29"> </text:span><text:span text:style-name="T25">ﰀ</text:span><text:span text:style-name="T29"> </text:span><text:span text:style-name="T25">ﰁ</text:span></text:p>
      <text:p text:style-name="P25"><text:span text:style-name="T27">ﭑ</text:span><text:span text:style-name="T29"> </text:span><text:span text:style-name="T27">ﭒ</text:span><text:span text:style-name="T29"> </text:span><text:span text:style-name="T27">ﭓ</text:span><text:span text:style-name="T29"> </text:span><text:span text:style-name="T27">ﭔ</text:span><text:span text:style-name="T29"> </text:span><text:span text:style-name="T27">ﭕ</text:span><text:span text:style-name="T29"> </text:span><text:span text:style-name="T27">ﭖ</text:span><text:span text:style-name="T29"> </text:span><text:span text:style-name="T27">ﭗ</text:span><text:span text:style-name="T29"> </text:span><text:span text:style-name="T27">ﭘ</text:span><text:span text:style-name="T29"> </text:span><text:span text:style-name="T27">ﭙ</text:span><text:span text:style-name="T29"> </text:span><text:span text:style-name="T27">ﭚ</text:span><text:span text:style-name="T29"> </text:span><text:span text:style-name="T27">ﭛ</text:span><text:span text:style-name="T29"> </text:span><text:span text:style-name="T27">ﭜ</text:span><text:span text:style-name="T29"> </text:span><text:span text:style-name="T27">ﭝ</text:span><text:span text:style-name="T29"> </text:span><text:span text:style-name="T27">ﭞ</text:span><text:span text:style-name="T29"> </text:span><text:span text:style-name="T27">ﭟﭠ</text:span><text:span text:style-name="T29"> </text:span><text:span text:style-name="T27">ﭡ</text:span><text:span text:style-name="T29"> </text:span><text:span text:style-name="T27">ﭢ</text:span><text:span text:style-name="T29"> </text:span><text:span text:style-name="T27">ﭣ</text:span><text:span text:style-name="T29"> </text:span><text:span text:style-name="T27">ﭤ</text:span><text:span text:style-name="T29"> </text:span><text:span text:style-name="T27">ﭥ</text:span><text:span text:style-name="T29"> </text:span><text:span text:style-name="T27">ﭦ</text:span><text:span text:style-name="T29"> </text:span><text:span text:style-name="T27">ﭧ</text:span><text:span text:style-name="T29"> </text:span><text:span text:style-name="T27">ﭨ</text:span><text:span text:style-name="T29"> </text:span><text:span text:style-name="T27">ﭩ</text:span><text:span text:style-name="T29"> </text:span><text:span text:style-name="T27">ﭪ</text:span><text:span text:style-name="T29"> </text:span><text:span text:style-name="T27">ﭫ</text:span><text:span text:style-name="T29"> </text:span><text:span text:style-name="T27">ﭬ</text:span><text:span text:style-name="T29"> </text:span><text:span text:style-name="T27">ﭭ</text:span><text:span text:style-name="T29"> </text:span><text:span text:style-name="T27">ﭮ</text:span><text:span text:style-name="T29"> </text:span><text:span text:style-name="T27">ﭯﭰ</text:span><text:span text:style-name="T29"> </text:span><text:span text:style-name="T27">ﭱ</text:span><text:span text:style-name="T29"> </text:span><text:span text:style-name="T27">ﭲ</text:span><text:span text:style-name="T29"> </text:span><text:span text:style-name="T27">ﭳ</text:span><text:span text:style-name="T29"> </text:span><text:span text:style-name="T27">ﭴ</text:span><text:span text:style-name="T29"> </text:span><text:span text:style-name="T27">ﭵ</text:span><text:span text:style-name="T29"> </text:span><text:span text:style-name="T27">ﭶ</text:span><text:span text:style-name="T29"> </text:span><text:span text:style-name="T27">ﭷ</text:span><text:span text:style-name="T29"> </text:span><text:span text:style-name="T27">ﭸﭹ</text:span><text:span text:style-name="T29"> </text:span><text:span text:style-name="T27">ﭺ</text:span><text:span text:style-name="T29"> </text:span><text:span text:style-name="T27">ﭻ</text:span><text:span text:style-name="T29"> </text:span><text:span text:style-name="T27">ﭼ</text:span><text:span text:style-name="T29"> </text:span><text:span text:style-name="T27">ﭽ</text:span><text:span text:style-name="T29"> </text:span><text:span text:style-name="T27">ﭾ</text:span><text:span text:style-name="T29"> </text:span><text:span text:style-name="T27">ﭿ</text:span><text:span text:style-name="T29"> </text:span><text:span text:style-name="T27">ﮀ</text:span><text:span text:style-name="T29"> </text:span><text:span text:style-name="T27">ﮁ</text:span><text:span text:style-name="T29"> </text:span><text:span text:style-name="T27">ﮂ</text:span><text:span text:style-name="T29"> </text:span><text:span text:style-name="T27">ﮃ</text:span><text:span text:style-name="T29"> </text:span><text:span text:style-name="T27">ﮄﮅ</text:span><text:span text:style-name="T29"> </text:span><text:span text:style-name="T27">ﮆ</text:span><text:span text:style-name="T29"> </text:span><text:span text:style-name="T27">ﮇ</text:span><text:span text:style-name="T29"> </text:span><text:span text:style-name="T27">ﮈ</text:span><text:span text:style-name="T29"> </text:span><text:span text:style-name="T27">ﮉ</text:span><text:span text:style-name="T29"> </text:span><text:span text:style-name="T27">ﮊ</text:span><text:span text:style-name="T29"> </text:span><text:span text:style-name="T27">ﮋ</text:span><text:span text:style-name="T29"> </text:span><text:span text:style-name="T27">ﮌ</text:span><text:span text:style-name="T29"> </text:span><text:span text:style-name="T27">ﮍ</text:span><text:span text:style-name="T29"> </text:span><text:span text:style-name="T27">ﮎ</text:span><text:span text:style-name="T29"> </text:span><text:span text:style-name="T27">ﮏ</text:span><text:span text:style-name="T29"> </text:span><text:span text:style-name="T27">ﮐ</text:span><text:span text:style-name="T29"> </text:span><text:span text:style-name="T27">ﮑ</text:span><text:span text:style-name="T29"> </text:span><text:span text:style-name="T27">ﮒﮓ</text:span><text:span text:style-name="T29"> </text:span><text:span text:style-name="T27">ﮔ</text:span><text:span text:style-name="T29"> </text:span><text:span text:style-name="T27">ﮕ</text:span><text:span text:style-name="T29"> </text:span><text:span text:style-name="T27">ﮖ</text:span><text:span text:style-name="T29"> </text:span><text:span text:style-name="T27">ﮗ</text:span><text:span text:style-name="T29"> </text:span><text:span text:style-name="T27">ﮘ</text:span><text:span text:style-name="T29"> </text:span><text:span text:style-name="T27">ﮙﮚ</text:span><text:span text:style-name="T29"> </text:span><text:span text:style-name="T27">ﮛ</text:span><text:span text:style-name="T29"> </text:span><text:span text:style-name="T27">ﮜ</text:span><text:span text:style-name="T29"> </text:span><text:span text:style-name="T27">ﮝ</text:span><text:span text:style-name="T29"> </text:span><text:span text:style-name="T27">ﮞ</text:span><text:span text:style-name="T29"> </text:span><text:span text:style-name="T27">ﮟ</text:span><text:span text:style-name="T29"> </text:span><text:span text:style-name="T27">ﮠ</text:span><text:span text:style-name="T29"> </text:span><text:span text:style-name="T27">ﮡ</text:span><text:span text:style-name="T29"> </text:span><text:span text:style-name="T27">ﮢ</text:span><text:span text:style-name="T29"> </text:span><text:span text:style-name="T27">ﮣ</text:span><text:span text:style-name="T29"> </text:span><text:span text:style-name="T27">ﮤ</text:span><text:span text:style-name="T29"> </text:span><text:span text:style-name="T27">ﮥ</text:span><text:span text:style-name="T29"> </text:span><text:span text:style-name="T27">ﮦ</text:span><text:span text:style-name="T29"> </text:span><text:span text:style-name="T27">ﮧ</text:span><text:span text:style-name="T29"> </text:span><text:span text:style-name="T27">ﮨ</text:span><text:span text:style-name="T29"> </text:span><text:span text:style-name="T27">ﮩ</text:span><text:span text:style-name="T29"> </text:span><text:span text:style-name="T27">ﮪ</text:span><text:span text:style-name="T29"> </text:span><text:span text:style-name="T27">ﮫﮬ</text:span><text:span text:style-name="T29"> </text:span><text:span text:style-name="T27">ﮭ</text:span><text:span text:style-name="T29"> </text:span><text:span text:style-name="T27">ﮮ</text:span><text:span text:style-name="T29"> </text:span><text:span text:style-name="T27">ﮯ</text:span><text:span text:style-name="T29"> </text:span><text:span text:style-name="T27">ﮰ</text:span><text:span text:style-name="T29"> </text:span><text:span text:style-name="T27">ﮱ</text:span><text:span text:style-name="T29"> </text:span><text:span text:style-name="T27">ﯓ</text:span><text:span text:style-name="T29"> </text:span><text:span text:style-name="T27">ﯔ</text:span><text:span text:style-name="T29"> </text:span><text:span text:style-name="T27">ﯕ</text:span><text:span text:style-name="T29"> </text:span><text:span text:style-name="T27">ﯖ</text:span><text:span text:style-name="T29"> </text:span><text:span text:style-name="T27">ﯗ</text:span><text:span text:style-name="T29"> </text:span><text:span text:style-name="T27">ﯘ</text:span><text:span text:style-name="T29"> </text:span><text:span text:style-name="T27">ﯙ</text:span><text:span text:style-name="T29"> </text:span><text:span text:style-name="T27">ﯚ</text:span><text:span text:style-name="T29"> </text:span><text:span text:style-name="T27">ﯛ</text:span><text:span text:style-name="T29"> </text:span><text:span text:style-name="T27">ﯜ</text:span><text:span text:style-name="T29"> </text:span><text:span text:style-name="T27">ﯝ</text:span><text:span text:style-name="T29"> </text:span><text:span text:style-name="T27">ﯞﯟ</text:span><text:span text:style-name="T29"> </text:span><text:span text:style-name="T27">ﯠ</text:span><text:span text:style-name="T29"> </text:span><text:span text:style-name="T27">ﯡ</text:span><text:span text:style-name="T29"> </text:span><text:span text:style-name="T27">ﯢﯣ</text:span><text:span text:style-name="T29"> </text:span><text:span text:style-name="T27">ﯤ</text:span><text:span text:style-name="T29"> </text:span><text:span text:style-name="T27">ﯥ</text:span><text:span text:style-name="T29"> </text:span><text:span text:style-name="T27">ﯦ</text:span><text:span text:style-name="T29"> </text:span><text:span text:style-name="T27">ﯧ</text:span><text:span text:style-name="T29"> </text:span><text:span text:style-name="T27">ﯨ</text:span><text:span text:style-name="T29"> </text:span><text:span text:style-name="T27">ﯩ</text:span><text:span text:style-name="T29"> </text:span><text:span text:style-name="T27">ﯪ</text:span><text:span text:style-name="T29"> </text:span><text:span text:style-name="T27">ﯫ</text:span><text:span text:style-name="T29"> </text:span><text:span text:style-name="T27">ﯬ</text:span><text:span text:style-name="T29"> </text:span><text:span text:style-name="T27">ﯭ</text:span><text:span text:style-name="T29"> </text:span><text:span text:style-name="T27">ﯮ</text:span><text:span text:style-name="T29"> </text:span><text:span text:style-name="T27">ﯯ</text:span><text:span text:style-name="T29"> </text:span><text:span text:style-name="T27">ﯰ</text:span><text:span text:style-name="T29"> </text:span><text:span text:style-name="T27">ﯱ</text:span><text:span text:style-name="T29"> </text:span><text:span text:style-name="T27">ﯲ</text:span><text:span text:style-name="T29"> </text:span><text:span text:style-name="T27">ﯳ</text:span><text:span text:style-name="T29"> </text:span><text:span text:style-name="T27">ﯴ</text:span><text:span text:style-name="T29"> </text:span><text:span text:style-name="T27">ﯵ</text:span><text:span text:style-name="T29"> </text:span><text:span text:style-name="T27">ﯶ</text:span><text:span text:style-name="T29"> </text:span><text:span text:style-name="T27">ﯷ</text:span><text:span text:style-name="T29"> </text:span><text:span text:style-name="T27">ﯸ</text:span><text:span text:style-name="T29"> </text:span><text:span text:style-name="T27">ﯹﯺ</text:span><text:span text:style-name="T29"> </text:span><text:span text:style-name="T27">ﯻ</text:span><text:span text:style-name="T29"> </text:span><text:span text:style-name="T27">ﯼ</text:span><text:span text:style-name="T29"> </text:span><text:span text:style-name="T27">ﯽ</text:span><text:span text:style-name="T29"> </text:span><text:span text:style-name="T27">ﯾ</text:span><text:span text:style-name="T29"> </text:span><text:span text:style-name="T27">ﯿ</text:span></text:p>
      <text:p text:style-name="P26"><text:span text:style-name="T1"><text:s/></text:span><text:span text:style-name="T28">ﭑ</text:span><text:span text:style-name="T29"> </text:span><text:span text:style-name="T28">ﭒ</text:span><text:span text:style-name="T29"> </text:span><text:span text:style-name="T28">ﭓ</text:span><text:span text:style-name="T29"> </text:span><text:span text:style-name="T28">ﭔ</text:span><text:span text:style-name="T29"> </text:span><text:span text:style-name="T28">ﭕ</text:span><text:span text:style-name="T29"> </text:span><text:span text:style-name="T28">ﭖ</text:span><text:span text:style-name="T29"> </text:span><text:span text:style-name="T28">ﭗ</text:span><text:span text:style-name="T29"> </text:span><text:span text:style-name="T28">ﭘ</text:span><text:span text:style-name="T29"> </text:span><text:span text:style-name="T28">ﭙ</text:span><text:span text:style-name="T29"> </text:span><text:span text:style-name="T28">ﭚ</text:span><text:span text:style-name="T29"> </text:span><text:span text:style-name="T28">ﭛ</text:span><text:span text:style-name="T29"> </text:span><text:span text:style-name="T28">ﭜ</text:span><text:span text:style-name="T29"> </text:span><text:span text:style-name="T28">ﭝ</text:span><text:span text:style-name="T29"> </text:span><text:span text:style-name="T28">ﭞ</text:span><text:span text:style-name="T29"> </text:span><text:span text:style-name="T28">ﭟ</text:span><text:span text:style-name="T29"> </text:span><text:span text:style-name="T28">ﭠ</text:span><text:span text:style-name="T29"> </text:span><text:span text:style-name="T28">ﭡ</text:span><text:span text:style-name="T29"> </text:span><text:span text:style-name="T28">ﭢ</text:span><text:span text:style-name="T29"> </text:span><text:span text:style-name="T28">ﭣ</text:span><text:span text:style-name="T29"> </text:span><text:span text:style-name="T28">ﭤ</text:span><text:span text:style-name="T29"> </text:span><text:span text:style-name="T28">ﭥ</text:span><text:span text:style-name="T29"> </text:span><text:span text:style-name="T28">ﭦ</text:span><text:span text:style-name="T29"> </text:span><text:span text:style-name="T28">ﭧ</text:span><text:span text:style-name="T29"> </text:span><text:span text:style-name="T28">ﭨ</text:span><text:span text:style-name="T29"> </text:span><text:span text:style-name="T28">ﭩ</text:span><text:span text:style-name="T29"> </text:span><text:span text:style-name="T28">ﭪ</text:span><text:span text:style-name="T29"> </text:span><text:span text:style-name="T28">ﭫ</text:span><text:span text:style-name="T29"> </text:span><text:span text:style-name="T28">ﭬ</text:span><text:span text:style-name="T29"> </text:span><text:span text:style-name="T28">ﭭ</text:span><text:span text:style-name="T29"> </text:span><text:span text:style-name="T28">ﭮ</text:span><text:span text:style-name="T29"> </text:span><text:span text:style-name="T28">ﭯ</text:span><text:span text:style-name="T29"> </text:span><text:span text:style-name="T28">ﭰ</text:span><text:span text:style-name="T29"> </text:span><text:span text:style-name="T28">ﭱ</text:span><text:span text:style-name="T29"> </text:span><text:span text:style-name="T28">ﭲ</text:span><text:span text:style-name="T29"> </text:span><text:span text:style-name="T28">ﭳ</text:span><text:span text:style-name="T29"> </text:span><text:span text:style-name="T28">ﭴﭵ</text:span><text:span text:style-name="T29"> </text:span><text:span text:style-name="T28">ﭶ</text:span><text:span text:style-name="T29"> </text:span><text:span text:style-name="T28">ﭷ</text:span><text:span text:style-name="T29"> </text:span><text:span text:style-name="T28">ﭸ</text:span><text:span text:style-name="T29"> </text:span><text:span text:style-name="T28">ﭹ</text:span><text:span text:style-name="T29"> </text:span><text:span text:style-name="T28">ﭺ</text:span><text:span text:style-name="T29"> </text:span><text:span text:style-name="T28">ﭻ</text:span><text:span text:style-name="T29"> </text:span><text:span text:style-name="T28">ﭼ</text:span><text:span text:style-name="T29"> </text:span><text:span text:style-name="T28">ﭽ</text:span><text:span text:style-name="T29"> </text:span><text:span text:style-name="T28">ﭾ</text:span><text:span text:style-name="T29"> </text:span><text:span text:style-name="T28">ﭿ</text:span><text:span text:style-name="T29"> </text:span><text:span text:style-name="T28">ﮀ</text:span><text:span text:style-name="T29"> </text:span><text:span text:style-name="T28">ﮁﮂ</text:span><text:span text:style-name="T29"> </text:span><text:span text:style-name="T28">ﮃ</text:span><text:span text:style-name="T29"> </text:span><text:span text:style-name="T28">ﮄ</text:span><text:span text:style-name="T29"> </text:span><text:span text:style-name="T28">ﮅ</text:span><text:span text:style-name="T29"> </text:span><text:span text:style-name="T28">ﮆ</text:span><text:span text:style-name="T29"> </text:span><text:span text:style-name="T28">ﮇ</text:span><text:span text:style-name="T29"> </text:span><text:span text:style-name="T28">ﮈ</text:span><text:span text:style-name="T29"> </text:span><text:span text:style-name="T28">ﮉ</text:span><text:span text:style-name="T29"> </text:span><text:span text:style-name="T28">ﮊ</text:span><text:span text:style-name="T29"> </text:span><text:span text:style-name="T28">ﮋ</text:span><text:span text:style-name="T29"> </text:span><text:span text:style-name="T28">ﮌ</text:span><text:span text:style-name="T29"> </text:span><text:span text:style-name="T28">ﮍﮎ</text:span><text:span text:style-name="T29"> </text:span><text:span text:style-name="T28">ﮏ</text:span><text:span text:style-name="T29"> </text:span><text:span text:style-name="T28">ﮐ</text:span><text:span text:style-name="T29"> </text:span><text:span text:style-name="T28">ﮑ</text:span><text:span text:style-name="T29"> </text:span><text:span text:style-name="T28">ﮒ</text:span><text:span text:style-name="T29"> </text:span><text:span text:style-name="T28">ﮓ</text:span><text:span text:style-name="T29"> </text:span><text:span text:style-name="T28">ﮔ</text:span><text:span text:style-name="T29"> </text:span><text:span text:style-name="T28">ﮕ</text:span><text:span text:style-name="T29"> </text:span><text:span text:style-name="T28">ﮖ</text:span><text:span text:style-name="T29"> </text:span><text:span text:style-name="T28">ﮗ</text:span><text:span text:style-name="T29"> </text:span><text:span text:style-name="T28">ﮘ</text:span><text:span text:style-name="T29"> </text:span><text:span text:style-name="T28">ﮙ</text:span><text:span text:style-name="T29"> </text:span><text:span text:style-name="T28">ﮚ</text:span><text:span text:style-name="T29"> </text:span><text:span text:style-name="T28">ﮛ</text:span><text:span text:style-name="T29"> </text:span><text:span text:style-name="T28">ﮜ</text:span><text:span text:style-name="T29"> </text:span><text:span text:style-name="T28">ﮝ</text:span><text:span text:style-name="T29"> </text:span><text:span text:style-name="T28">ﮞ</text:span><text:span text:style-name="T29"> </text:span><text:span text:style-name="T28">ﮟ</text:span><text:span text:style-name="T29"> </text:span><text:span text:style-name="T28">ﮠ</text:span><text:span text:style-name="T29"> </text:span><text:span text:style-name="T28">ﮡ</text:span><text:span text:style-name="T29"> </text:span><text:span text:style-name="T28">ﮢ</text:span><text:span text:style-name="T29"> </text:span><text:span text:style-name="T28">ﮣ</text:span><text:span text:style-name="T29"> </text:span><text:span text:style-name="T28">ﮤ</text:span><text:span text:style-name="T29"> </text:span><text:span text:style-name="T28">ﮥ</text:span><text:span text:style-name="T29"> </text:span><text:span text:style-name="T28">ﮦ</text:span><text:span text:style-name="T29"> </text:span><text:span text:style-name="T28">ﮧ</text:span><text:span text:style-name="T29"> </text:span><text:span text:style-name="T28">ﮨ</text:span><text:span text:style-name="T29"> </text:span><text:span text:style-name="T28">ﮩ</text:span><text:span text:style-name="T29"> </text:span><text:span text:style-name="T28">ﮪ</text:span><text:span text:style-name="T29"> </text:span><text:span text:style-name="T28">ﮫ</text:span><text:span text:style-name="T29"> </text:span><text:span text:style-name="T28">ﮬ</text:span><text:span text:style-name="T29"> </text:span><text:span text:style-name="T28">ﮭ</text:span><text:span text:style-name="T29"> </text:span><text:span text:style-name="T28">ﮮ</text:span><text:span text:style-name="T29"> </text:span><text:span text:style-name="T28">ﮯ</text:span><text:span text:style-name="T29"> </text:span><text:span text:style-name="T28">ﮰ</text:span><text:span text:style-name="T29"> </text:span><text:span text:style-name="T28">ﮱ</text:span><text:span text:style-name="T29"> </text:span><text:span text:style-name="T28">ﯓ</text:span><text:span text:style-name="T29"> </text:span><text:span text:style-name="T28">ﯔ</text:span><text:span text:style-name="T29"> </text:span><text:span text:style-name="T28">ﯕ</text:span><text:span text:style-name="T29"> </text:span><text:span text:style-name="T28">ﯖ</text:span><text:span text:style-name="T29"> </text:span><text:span text:style-name="T28">ﯗﯘ</text:span><text:span text:style-name="T29"> </text:span><text:span text:style-name="T28">ﯙ</text:span><text:span text:style-name="T29"> </text:span><text:span text:style-name="T28">ﯚ</text:span><text:span text:style-name="T29"> </text:span><text:span text:style-name="T28">ﯛ</text:span><text:span text:style-name="T29"> </text:span><text:span text:style-name="T28">ﯜ</text:span><text:span text:style-name="T29"> </text:span><text:span text:style-name="T28">ﯝ</text:span><text:span text:style-name="T29"> </text:span><text:span text:style-name="T28">ﯞ</text:span><text:span text:style-name="T29"> </text:span><text:span text:style-name="T28">ﯟ</text:span><text:span text:style-name="T29"> </text:span><text:span text:style-name="T28">ﯠ</text:span><text:span text:style-name="T29"> </text:span><text:span text:style-name="T28">ﯡﯢ</text:span><text:span text:style-name="T29"> </text:span><text:span text:style-name="T28">ﯣ</text:span><text:span text:style-name="T29"> </text:span><text:span text:style-name="T28">ﯤ</text:span><text:span text:style-name="T29"> </text:span><text:span text:style-name="T28">ﯥ</text:span><text:span text:style-name="T29"> </text:span><text:span text:style-name="T28">ﯦ</text:span><text:span text:style-name="T29"> </text:span><text:span text:style-name="T28">ﯧ</text:span><text:span text:style-name="T29"> </text:span><text:span text:style-name="T28">ﯨ</text:span><text:span text:style-name="T29"> </text:span><text:span text:style-name="T28">ﯩ</text:span><text:span text:style-name="T29"> </text:span><text:span text:style-name="T28">ﯪ</text:span><text:span text:style-name="T29"> </text:span><text:span text:style-name="T28">ﯫ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101" svg:font-family="MSI_Z101" style:font-pitch="variable"/>
    <style:font-face style:name="MSI_Z102" svg:font-family="MSI_Z102" style:font-pitch="variable"/>
    <style:font-face style:name="MSI_Z103" svg:font-family="MSI_Z103" style:font-pitch="variable"/>
    <style:font-face style:name="MSI_Z104" svg:font-family="MSI_Z104" style:font-pitch="variable"/>
    <style:font-face style:name="MSI_Z105" svg:font-family="MSI_Z105" style:font-pitch="variable"/>
    <style:font-face style:name="MSI_Z106" svg:font-family="MSI_Z106" style:font-pitch="variable"/>
    <style:font-face style:name="MSI_Z107" svg:font-family="MSI_Z107" style:font-pitch="variable"/>
    <style:font-face style:name="MSI_Z108" svg:font-family="MSI_Z108" style:font-pitch="variable"/>
    <style:font-face style:name="MSI_Z109" svg:font-family="MSI_Z109" style:font-pitch="variable"/>
    <style:font-face style:name="MSI_Z110" svg:font-family="MSI_Z110" style:font-pitch="variable"/>
    <style:font-face style:name="MSI_Z111" svg:font-family="MSI_Z111" style:font-pitch="variable"/>
    <style:font-face style:name="MSI_Z112" svg:font-family="MSI_Z112" style:font-pitch="variable"/>
    <style:font-face style:name="MSI_Z113" svg:font-family="MSI_Z113" style:font-pitch="variable"/>
    <style:font-face style:name="MSI_Z114" svg:font-family="MSI_Z114" style:font-pitch="variable"/>
    <style:font-face style:name="MSI_Z115" svg:font-family="MSI_Z115" style:font-pitch="variable"/>
    <style:font-face style:name="MSI_Z116" svg:font-family="MSI_Z116" style:font-pitch="variable"/>
    <style:font-face style:name="MSI_Z117" svg:font-family="MSI_Z117" style:font-pitch="variable"/>
    <style:font-face style:name="MSI_Z118" svg:font-family="MSI_Z118" style:font-pitch="variable"/>
    <style:font-face style:name="MSI_Z119" svg:font-family="MSI_Z119" style:font-pitch="variable"/>
    <style:font-face style:name="MSI_Z120" svg:font-family="MSI_Z120" style:font-pitch="variable"/>
    <style:font-face style:name="MSI_Z121" svg:font-family="MSI_Z12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S Sans Serif" svg:font-family="'MS Sans Serif'" style:font-family-generic="roman" style:font-pitch="variable"/>
    <style:font-face style:name="QCF_BSML" svg:font-family="QCF_BSML" style:font-family-generic="roman" style:font-pitch="variable"/>
    <style:font-face style:name="QCF_P030" svg:font-family="QCF_P030" style:font-family-generic="roman" style:font-pitch="variable"/>
    <style:font-face style:name="QCF_P101" svg:font-family="QCF_P101" style:font-family-generic="roman" style:font-pitch="variable"/>
    <style:font-face style:name="QCF_P102" svg:font-family="QCF_P102" style:font-family-generic="roman" style:font-pitch="variable"/>
    <style:font-face style:name="QCF_P103" svg:font-family="QCF_P103" style:font-family-generic="roman" style:font-pitch="variable"/>
    <style:font-face style:name="QCF_P104" svg:font-family="QCF_P104" style:font-family-generic="roman" style:font-pitch="variable"/>
    <style:font-face style:name="QCF_P105" svg:font-family="QCF_P105" style:font-family-generic="roman" style:font-pitch="variable"/>
    <style:font-face style:name="QCF_P106" svg:font-family="QCF_P106" style:font-family-generic="roman" style:font-pitch="variable"/>
    <style:font-face style:name="QCF_P107" svg:font-family="QCF_P107" style:font-family-generic="roman" style:font-pitch="variable"/>
    <style:font-face style:name="QCF_P108" svg:font-family="QCF_P108" style:font-family-generic="roman" style:font-pitch="variable"/>
    <style:font-face style:name="QCF_P109" svg:font-family="QCF_P109" style:font-family-generic="roman" style:font-pitch="variable"/>
    <style:font-face style:name="QCF_P110" svg:font-family="QCF_P110" style:font-family-generic="roman" style:font-pitch="variable"/>
    <style:font-face style:name="QCF_P111" svg:font-family="QCF_P111" style:font-family-generic="roman" style:font-pitch="variable"/>
    <style:font-face style:name="QCF_P112" svg:font-family="QCF_P112" style:font-family-generic="roman" style:font-pitch="variable"/>
    <style:font-face style:name="QCF_P113" svg:font-family="QCF_P113" style:font-family-generic="roman" style:font-pitch="variable"/>
    <style:font-face style:name="QCF_P114" svg:font-family="QCF_P114" style:font-family-generic="roman" style:font-pitch="variable"/>
    <style:font-face style:name="QCF_P115" svg:font-family="QCF_P115" style:font-family-generic="roman" style:font-pitch="variable"/>
    <style:font-face style:name="QCF_P116" svg:font-family="QCF_P116" style:font-family-generic="roman" style:font-pitch="variable"/>
    <style:font-face style:name="QCF_P117" svg:font-family="QCF_P117" style:font-family-generic="roman" style:font-pitch="variable"/>
    <style:font-face style:name="QCF_P118" svg:font-family="QCF_P118" style:font-family-generic="roman" style:font-pitch="variable"/>
    <style:font-face style:name="QCF_P119" svg:font-family="QCF_P119" style:font-family-generic="roman" style:font-pitch="variable"/>
    <style:font-face style:name="QCF_P120" svg:font-family="QCF_P120" style:font-family-generic="roman" style:font-pitch="variable"/>
    <style:font-face style:name="QCF_P121" svg:font-family="QCF_P1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Sans Serif1" svg:font-family="'MS Sans Serif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1021" svg:font-family="QCF_P102" style:font-family-generic="system" style:font-pitch="variable"/>
    <style:font-face style:name="QCF_P1031" svg:font-family="QCF_P103" style:font-family-generic="system" style:font-pitch="variable"/>
    <style:font-face style:name="QCF_P1041" svg:font-family="QCF_P104" style:font-family-generic="system" style:font-pitch="variable"/>
    <style:font-face style:name="QCF_P1051" svg:font-family="QCF_P105" style:font-family-generic="system" style:font-pitch="variable"/>
    <style:font-face style:name="QCF_P1061" svg:font-family="QCF_P106" style:font-family-generic="system" style:font-pitch="variable"/>
    <style:font-face style:name="QCF_P1071" svg:font-family="QCF_P107" style:font-family-generic="system" style:font-pitch="variable"/>
    <style:font-face style:name="QCF_P1081" svg:font-family="QCF_P108" style:font-family-generic="system" style:font-pitch="variable"/>
    <style:font-face style:name="QCF_P1091" svg:font-family="QCF_P109" style:font-family-generic="system" style:font-pitch="variable"/>
    <style:font-face style:name="QCF_P1101" svg:font-family="QCF_P110" style:font-family-generic="system" style:font-pitch="variable"/>
    <style:font-face style:name="QCF_P1111" svg:font-family="QCF_P111" style:font-family-generic="system" style:font-pitch="variable"/>
    <style:font-face style:name="QCF_P1121" svg:font-family="QCF_P112" style:font-family-generic="system" style:font-pitch="variable"/>
    <style:font-face style:name="QCF_P1131" svg:font-family="QCF_P113" style:font-family-generic="system" style:font-pitch="variable"/>
    <style:font-face style:name="QCF_P1141" svg:font-family="QCF_P114" style:font-family-generic="system" style:font-pitch="variable"/>
    <style:font-face style:name="QCF_P1151" svg:font-family="QCF_P115" style:font-family-generic="system" style:font-pitch="variable"/>
    <style:font-face style:name="QCF_P1161" svg:font-family="QCF_P116" style:font-family-generic="system" style:font-pitch="variable"/>
    <style:font-face style:name="QCF_P1171" svg:font-family="QCF_P117" style:font-family-generic="system" style:font-pitch="variable"/>
    <style:font-face style:name="QCF_P1181" svg:font-family="QCF_P118" style:font-family-generic="system" style:font-pitch="variable"/>
    <style:font-face style:name="QCF_P1191" svg:font-family="QCF_P119" style:font-family-generic="system" style:font-pitch="variable"/>
    <style:font-face style:name="QCF_P1201" svg:font-family="QCF_P120" style:font-family-generic="system" style:font-pitch="variable"/>
    <style:font-face style:name="QCF_P1211" svg:font-family="QCF_P12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T1" style:family="text">
      <style:text-properties officeooo:rsid="008b601c"/>
    </style:style>
    <style:style style:name="MT2" style:family="text">
      <style:text-properties officeooo:rsid="008a35e6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<text:span text:style-name="MT1">n Nisa’</text:span><text:tab/><text:tab/>Juz 5</text:p>
      </style:header>
      <style:footer>
        <text:p text:style-name="MP2"><text:page-number text:select-page="current">105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Landscape" style:page-layout-name="Mpm9"/>
    <style:master-page style:name="ganti_20_surat" style:display-name="ganti surat" style:page-layout-name="Mpm10">
      <style:header>
        <text:p text:style-name="MP1">Surat A<text:span text:style-name="MT2">l Maidah</text:span><text:tab/><text:tab/>Juz 5</text:p>
      </style:header>
      <style:footer>
        <text:p text:style-name="MP2"><text:page-number text:select-page="current">1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6T21:31:06.245118400</dc:date>
    <meta:editing-duration>PT6H22M51S</meta:editing-duration>
    <meta:editing-cycles>110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1" meta:word-count="2660" meta:character-count="5517" meta:non-whitespace-character-count="2881"/>
  </office:meta>
</office:document-meta>
</file>